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508in"/>
    </style:style>
    <style:style style:name="co2" style:family="table-column">
      <style:table-column-properties fo:break-before="auto" style:column-width="0.9165in"/>
    </style:style>
    <style:style style:name="co3" style:family="table-column">
      <style:table-column-properties fo:break-before="auto" style:column-width="3.5417in"/>
    </style:style>
    <style:style style:name="co4" style:family="table-column">
      <style:table-column-properties fo:break-before="auto" style:column-width="1.1709in"/>
    </style:style>
    <style:style style:name="co5" style:family="table-column">
      <style:table-column-properties fo:break-before="auto" style:column-width="1.0583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548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2209in" fo:break-before="auto" style:use-optimal-row-height="true"/>
    </style:style>
    <style:style style:name="ro6" style:family="table-row">
      <style:table-row-properties style:row-height="0.631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Chart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" style:family="table-cell" style:parent-style-name="Excel_20_Built-in_20_Heading_20_1" style:data-style-name="N0">
      <style:table-cell-properties fo:border-bottom="2.49pt solid #4472c4" style:cell-protect="protected" style:print-content="tru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3" style:family="table-cell" style:parent-style-name="Excel_20_Built-in_20_Heading_20_2" style:data-style-name="N0">
      <style:table-cell-properties fo:border-bottom="2.49pt solid #a1b8e1" style:cell-protect="protected" style:print-content="tru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Excel_20_Built-in_20_Heading_20_2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Excel_20_Built-in_20_Heading_20_4" style:data-style-name="N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Excel_20_Built-in_20_Heading_20_4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Excel_20_Built-in_20_Heading_20_4" style:data-style-name="N0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Excel_20_Built-in_20_Heading_20_4" style:data-style-name="N0">
      <style:table-cell-properties fo:background-color="#ed7d31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Excel_20_Built-in_20_Heading_20_4" style:data-style-name="N0">
      <style:table-cell-properties fo:background-color="#c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9" style:family="table-cell" style:parent-style-name="Excel_20_Built-in_20_Heading_20_2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 style:data-style-name="N1012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1" style:family="table-cell" style:parent-style-name="Default" style:data-style-name="N1012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10122">
      <style:table-cell-properties style:rotation-align="non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Excel_20_Built-in_20_Heading_20_1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5" style:family="table-cell" style:parent-style-name="Excel_20_Built-in_20_Heading_20_2" style:data-style-name="N0">
      <style:table-cell-properties fo:border-bottom="2.49pt solid #a1b8e1" style:cell-protect="protected" style:print-content="tru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Excel_20_Built-in_20_Heading_20_3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ackground-color="#ed7d3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2" style:family="table-cell" style:parent-style-name="Excel_20_Built-in_20_Heading_20_1" style:data-style-name="N0">
      <style:table-cell-properties fo:border-bottom="2.49pt solid #4472c4" style:cell-protect="protected" style:print-content="tru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3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4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5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5" style:family="table-cell" style:parent-style-name="Excel_20_Built-in_20_Heading_20_1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&quot;&gt;=$B$11&quot;)" style:apply-style-name="ConditionalStyle_5f_4" style:base-cell-address="Data.C18"/>
      <style:map style:condition="is-true-formula(&quot;&lt;=$C$10&quot;)" style:apply-style-name="ConditionalStyle_5f_3" style:base-cell-address="Data.C18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&quot;&gt;=$B$11&quot;)" style:apply-style-name="ConditionalStyle_5f_2" style:base-cell-address="Data.C97"/>
      <style:map style:condition="is-true-formula(&quot;&lt;=$C$10&quot;)" style:apply-style-name="ConditionalStyle_5f_1" style:base-cell-address="Data.C97"/>
    </style:style>
    <style:style style:name="ce28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&quot;&gt;=$B$11&quot;)" style:apply-style-name="ConditionalStyle_5f_4" style:base-cell-address="Data.C18"/>
      <style:map style:condition="is-true-formula(&quot;&lt;=$C$10&quot;)" style:apply-style-name="ConditionalStyle_5f_3" style:base-cell-address="Data.C18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is-true-formula(&quot;&gt;=$B$11&quot;)" style:apply-style-name="ConditionalStyle_5f_4" style:base-cell-address="Data.C18"/>
      <style:map style:condition="is-true-formula(&quot;&lt;=$C$10&quot;)" style:apply-style-name="ConditionalStyle_5f_3" style:base-cell-address="Data.C18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6" style:family="table-cell" style:parent-style-name="Default">
      <style:text-properties fo:color="#bababa"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dash" draw:stroke-dash="Dashed_20__28_var_29__20_2" svg:stroke-width="0.0071in" svg:stroke-color="#afabab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3" style:family="graphic">
      <style:graphic-properties draw:stroke="dash" draw:stroke-dash="Dashed_20__28_var_29__20_2" svg:stroke-width="0.0071in" svg:stroke-color="#ffc000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ce13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number-columns-repeated="4" table:default-cell-style-name="ce13"/>
        <table:table-column table:style-name="co5" table:default-cell-style-name="Default"/>
        <table:table-column table:style-name="co2" table:number-columns-repeated="4" table:default-cell-style-name="ce13"/>
        <table:table-column table:style-name="co5" table:default-cell-style-name="Default"/>
        <table:table-column table:style-name="co6" table:number-columns-repeated="1005" table:default-cell-style-name="Default"/>
        <table:table-row table:style-name="ro1">
          <table:table-cell table:style-name="ce1" office:value-type="string" calcext:value-type="string">
            <text:p>Blood Pressu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0" office:value-type="string" calcext:value-type="string" table:number-columns-spanned="5" table:number-rows-spanned="1">
            <text:p>Normal Blood Pressure by Age (Male, 61-65)</text:p>
          </table:table-cell>
          <table:covered-table-cell table:number-columns-repeated="4" table:style-name="ce14"/>
          <table:table-cell table:number-columns-repeated="1019"/>
        </table:table-row>
        <table:table-row table:style-name="ro4">
          <table:table-cell/>
          <table:table-cell table:style-name="ce39" office:value-type="string" calcext:value-type="string">
            <text:p>SBP</text:p>
          </table:table-cell>
          <table:table-cell table:style-name="ce39" office:value-type="string" calcext:value-type="string">
            <text:p>DBP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43.5" calcext:value-type="float">
            <text:p>143.5</text:p>
          </table:table-cell>
          <table:table-cell office:value-type="float" office:value="76.5" calcext:value-type="float">
            <text:p>76.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0" office:value-type="string" calcext:value-type="string" table:number-columns-spanned="3" table:number-rows-spanned="1">
            <text:p>Blood Pressure Categories (mm Hg)</text:p>
          </table:table-cell>
          <table:covered-table-cell table:number-columns-repeated="2" table:style-name="ce14"/>
          <table:table-cell table:number-columns-repeated="1021"/>
        </table:table-row>
        <table:table-row table:style-name="ro4">
          <table:table-cell table:style-name="ce3" office:value-type="string" calcext:value-type="string" table:number-columns-spanned="1" table:number-rows-spanned="2">
            <text:p>Category</text:p>
          </table:table-cell>
          <table:table-cell table:style-name="ce15" office:value-type="string" calcext:value-type="string" table:number-columns-spanned="2" table:number-rows-spanned="1">
            <text:p>Systolic</text:p>
          </table:table-cell>
          <table:covered-table-cell table:style-name="ce39"/>
          <table:table-cell table:style-name="ce15" office:value-type="string" calcext:value-type="string" table:number-columns-spanned="2" table:number-rows-spanned="1">
            <text:p>Diastolic</text:p>
          </table:table-cell>
          <table:covered-table-cell table:style-name="ce39"/>
          <table:table-cell table:number-columns-repeated="1019"/>
        </table:table-row>
        <table:table-row table:style-name="ro2">
          <table:covered-table-cell table:style-name="ce4"/>
          <table:table-cell table:style-name="ce16" office:value-type="string" calcext:value-type="string">
            <text:p>Low</text:p>
          </table:table-cell>
          <table:table-cell table:style-name="ce16" office:value-type="string" calcext:value-type="string">
            <text:p>High</text:p>
          </table:table-cell>
          <table:table-cell table:style-name="ce16" office:value-type="string" calcext:value-type="string">
            <text:p>Low</text:p>
          </table:table-cell>
          <table:table-cell table:style-name="ce16"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Normal</text:p>
          </table:table-cell>
          <table:table-cell table:style-name="ce17"/>
          <table:table-cell table:style-name="ce17" office:value-type="float" office:value="120" calcext:value-type="float">
            <text:p>120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Elevated</text:p>
          </table:table-cell>
          <table:table-cell table:style-name="ce18" office:value-type="float" office:value="121" calcext:value-type="float">
            <text:p>121</text:p>
          </table:table-cell>
          <table:table-cell table:style-name="ce18" office:value-type="float" office:value="129" calcext:value-type="float">
            <text:p>129</text:p>
          </table:table-cell>
          <table:table-cell table:style-name="ce18"/>
          <table:table-cell table:style-name="ce18"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Hypertension stage I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139" calcext:value-type="float">
            <text:p>139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89" calcext:value-type="float">
            <text:p>89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Hypertension stage II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179" calcext:value-type="float">
            <text:p>179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119" calcext:value-type="float">
            <text:p>119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Hypertensive crisis</text:p>
          </table:table-cell>
          <table:table-cell table:style-name="ce21" office:value-type="float" office:value="180" calcext:value-type="float">
            <text:p>180</text:p>
          </table:table-cell>
          <table:table-cell table:style-name="ce21"/>
          <table:table-cell table:style-name="ce21" office:value-type="float" office:value="120" calcext:value-type="float">
            <text:p>120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52" office:value-type="string" calcext:value-type="string" table:number-columns-spanned="5" table:number-rows-spanned="1">
            <text:p>AM</text:p>
          </table:table-cell>
          <table:covered-table-cell table:number-columns-repeated="4" table:style-name="ce25"/>
          <table:table-cell table:style-name="ce52" office:value-type="string" calcext:value-type="string" table:number-columns-spanned="3" table:number-rows-spanned="1">
            <text:p>7-day averages</text:p>
          </table:table-cell>
          <table:covered-table-cell table:number-columns-repeated="2" table:style-name="ce25"/>
          <table:table-cell table:style-name="ce52" office:value-type="string" calcext:value-type="string" table:number-columns-spanned="5" table:number-rows-spanned="1">
            <text:p>PM</text:p>
          </table:table-cell>
          <table:covered-table-cell table:number-columns-repeated="4" table:style-name="ce25"/>
          <table:table-cell table:style-name="ce52" office:value-type="string" calcext:value-type="string" table:number-columns-spanned="5" table:number-rows-spanned="1">
            <text:p>Other</text:p>
          </table:table-cell>
          <table:covered-table-cell table:number-columns-repeated="4" table:style-name="ce25"/>
          <table:table-cell table:number-columns-repeated="1005"/>
        </table:table-row>
        <table:table-row table:style-name="ro4">
          <table:table-cell table:style-name="ce39" office:value-type="string" calcext:value-type="string">
            <text:p>Date</text:p>
          </table:table-cell>
          <table:table-cell table:style-name="ce39" office:value-type="string" calcext:value-type="string">
            <text:p>Time</text:p>
          </table:table-cell>
          <table:table-cell table:style-name="ce39" office:value-type="string" calcext:value-type="string">
            <text:p>Systolic</text:p>
          </table:table-cell>
          <table:table-cell table:style-name="ce39" office:value-type="string" calcext:value-type="string">
            <text:p>Diastolic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Comment(s)</text:p>
          </table:table-cell>
          <table:table-cell table:style-name="ce39" table:formula="of:=[.C17]" office:value-type="string" office:string-value="Systolic" calcext:value-type="string">
            <text:p>Systolic</text:p>
          </table:table-cell>
          <table:table-cell table:style-name="ce39" table:formula="of:=[.D17]" office:value-type="string" office:string-value="Diastolic" calcext:value-type="string">
            <text:p>Diastolic</text:p>
          </table:table-cell>
          <table:table-cell table:style-name="ce39" table:formula="of:=[.E17]" office:value-type="string" office:string-value="Pulse" calcext:value-type="string">
            <text:p>Pulse</text:p>
          </table:table-cell>
          <table:table-cell table:style-name="ce39" office:value-type="string" calcext:value-type="string">
            <text:p>Time</text:p>
          </table:table-cell>
          <table:table-cell table:style-name="ce39" office:value-type="string" calcext:value-type="string">
            <text:p>Systolic</text:p>
          </table:table-cell>
          <table:table-cell table:style-name="ce39" office:value-type="string" calcext:value-type="string">
            <text:p>Diastolic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Comment(s)</text:p>
          </table:table-cell>
          <table:table-cell table:style-name="ce39" office:value-type="string" calcext:value-type="string">
            <text:p>Time</text:p>
          </table:table-cell>
          <table:table-cell table:style-name="ce39" office:value-type="string" calcext:value-type="string">
            <text:p>Systolic</text:p>
          </table:table-cell>
          <table:table-cell table:style-name="ce39" office:value-type="string" calcext:value-type="string">
            <text:p>Diastolic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Comment(s)</text:p>
          </table:table-cell>
          <table:table-cell table:number-columns-repeated="1005"/>
        </table:table-row>
        <table:table-row table:style-name="ro5">
          <table:table-cell table:style-name="ce11" office:value-type="date" office:date-value="2021-02-23" calcext:value-type="date">
            <text:p>23-Feb</text:p>
          </table:table-cell>
          <table:table-cell/>
          <table:table-cell table:style-name="ce26" office:value-type="float" office:value="150" calcext:value-type="float">
            <text:p>150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table:style-name="ce13" table:number-columns-repeated="4"/>
          <table:table-cell table:style-name="ce23" office:value-type="time" office:time-value="PT14H23M00S" calcext:value-type="time">
            <text:p>14:23</text:p>
          </table:table-cell>
          <table:table-cell office:value-type="float" office:value="147" calcext:value-type="float">
            <text:p>147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table:style-name="ce13"/>
          <table:table-cell table:style-name="ce23" office:value-type="time" office:time-value="PT21H15M00S" calcext:value-type="time">
            <text:p>21:15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table:style-name="ce13"/>
          <table:table-cell table:number-columns-repeated="1005"/>
        </table:table-row>
        <table:table-row table:style-name="ro5">
          <table:table-cell table:style-name="ce11" table:formula="of:=[.A18]+1" office:value-type="date" office:date-value="2021-02-24" calcext:value-type="date">
            <text:p>24-Feb</text:p>
          </table:table-cell>
          <table:table-cell table:style-name="ce23" office:value-type="time" office:time-value="PT07H50M00S" calcext:value-type="time">
            <text:p>7:50</text:p>
          </table:table-cell>
          <table:table-cell table:style-name="ce26"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table:style-name="ce13" table:number-columns-repeated="4"/>
          <table:table-cell table:style-name="ce23" office:value-type="time" office:time-value="PT22H45M00S" calcext:value-type="time">
            <text:p>22:45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19]+1" office:value-type="date" office:date-value="2021-02-25" calcext:value-type="date">
            <text:p>25-Feb</text:p>
          </table:table-cell>
          <table:table-cell table:style-name="ce24" office:value-type="time" office:time-value="PT07H30M00S" calcext:value-type="time">
            <text:p>7:30</text:p>
          </table:table-cell>
          <table:table-cell table:style-name="ce26" office:value-type="float" office:value="129" calcext:value-type="float">
            <text:p>129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table:style-name="ce13" table:number-columns-repeated="4"/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20]+1" office:value-type="date" office:date-value="2021-02-26" calcext:value-type="date">
            <text:p>26-Feb</text:p>
          </table:table-cell>
          <table:table-cell table:style-name="ce24" office:value-type="time" office:time-value="PT08H22M00S" calcext:value-type="time">
            <text:p>8:22</text:p>
          </table:table-cell>
          <table:table-cell table:style-name="ce26" office:value-type="float" office:value="146" calcext:value-type="float">
            <text:p>146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table:style-name="ce13" table:number-columns-repeated="4"/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21]+1" office:value-type="date" office:date-value="2021-02-27" calcext:value-type="date">
            <text:p>27-Feb</text:p>
          </table:table-cell>
          <table:table-cell table:style-name="ce24" office:value-type="time" office:time-value="PT08H35M00S" calcext:value-type="time">
            <text:p>8:35</text:p>
          </table:table-cell>
          <table:table-cell table:style-name="ce26" office:value-type="float" office:value="134" calcext:value-type="float">
            <text:p>134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style-name="ce13" table:number-columns-repeated="4"/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22]+1" office:value-type="date" office:date-value="2021-02-28" calcext:value-type="date">
            <text:p>28-Feb</text:p>
          </table:table-cell>
          <table:table-cell table:style-name="ce24" office:value-type="time" office:time-value="PT08H52M00S" calcext:value-type="time">
            <text:p>8:52</text:p>
          </table:table-cell>
          <table:table-cell table:style-name="ce26"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table:style-name="ce13" table:number-columns-repeated="4"/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23]+1" office:value-type="date" office:date-value="2021-03-01" calcext:value-type="date">
            <text:p>1-Mar</text:p>
          </table:table-cell>
          <table:table-cell table:style-name="ce24" office:value-type="time" office:time-value="PT08H04M00S" calcext:value-type="time">
            <text:p>8:04</text:p>
          </table:table-cell>
          <table:table-cell table:style-name="ce26" office:value-type="float" office:value="138" calcext:value-type="float">
            <text:p>138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table:style-name="ce13"/>
          <table:table-cell table:style-name="ce32" table:formula="of:=AVERAGE(OFFSET([.C18];COUNT([.C18:.C193])-7;0;7;1))" office:value-type="float" office:value="131.5" calcext:value-type="float">
            <text:p>132</text:p>
          </table:table-cell>
          <table:table-cell table:style-name="ce32" table:formula="of:=AVERAGE(OFFSET([.D18];COUNT([.D18:.D193])-7;0;7;1))" office:value-type="float" office:value="87.5" calcext:value-type="float">
            <text:p>88</text:p>
          </table:table-cell>
          <table:table-cell table:style-name="ce32" table:formula="of:=AVERAGE(OFFSET([.E18];COUNT([.E18:.E193])-7;0;7;1))" office:value-type="float" office:value="79.5" calcext:value-type="float">
            <text:p>80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24]+1" office:value-type="date" office:date-value="2021-03-02" calcext:value-type="date">
            <text:p>2-Mar</text:p>
          </table:table-cell>
          <table:table-cell table:style-name="ce24" office:value-type="time" office:time-value="PT08H21M00S" calcext:value-type="time">
            <text:p>8:21</text:p>
          </table:table-cell>
          <table:table-cell table:style-name="ce26" office:value-type="float" office:value="142" calcext:value-type="float">
            <text:p>142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table:style-name="ce13"/>
          <table:table-cell table:style-name="ce32" table:formula="of:=AVERAGE(OFFSET([.C19];COUNT([.C19:.C194])-7;0;7;1))" office:value-type="float" office:value="131.5" calcext:value-type="float">
            <text:p>132</text:p>
          </table:table-cell>
          <table:table-cell table:style-name="ce32" table:formula="of:=AVERAGE(OFFSET([.D19];COUNT([.D19:.D194])-7;0;7;1))" office:value-type="float" office:value="87.5" calcext:value-type="float">
            <text:p>88</text:p>
          </table:table-cell>
          <table:table-cell table:style-name="ce32" table:formula="of:=AVERAGE(OFFSET([.E19];COUNT([.E19:.E194])-7;0;7;1))" office:value-type="float" office:value="79.5" calcext:value-type="float">
            <text:p>80</text:p>
          </table:table-cell>
          <table:table-cell table:style-name="ce23"/>
          <table:table-cell table:number-columns-repeated="3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25]+1" office:value-type="date" office:date-value="2021-03-03" calcext:value-type="date">
            <text:p>3-Mar</text:p>
          </table:table-cell>
          <table:table-cell table:style-name="ce24" office:value-type="time" office:time-value="PT07H22M00S" calcext:value-type="time">
            <text:p>7:22</text:p>
          </table:table-cell>
          <table:table-cell table:style-name="ce26" office:value-type="float" office:value="131" calcext:value-type="float">
            <text:p>131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table:style-name="ce13"/>
          <table:table-cell table:style-name="ce32" table:formula="of:=AVERAGE(OFFSET([.C20];COUNT([.C20:.C195])-7;0;7;1))" office:value-type="float" office:value="134" calcext:value-type="float">
            <text:p>134</text:p>
          </table:table-cell>
          <table:table-cell table:style-name="ce32" table:formula="of:=AVERAGE(OFFSET([.D20];COUNT([.D20:.D195])-7;0;7;1))" office:value-type="float" office:value="87.5" calcext:value-type="float">
            <text:p>88</text:p>
          </table:table-cell>
          <table:table-cell table:style-name="ce32" table:formula="of:=AVERAGE(OFFSET([.E20];COUNT([.E20:.E195])-7;0;7;1))" office:value-type="float" office:value="79.5" calcext:value-type="float">
            <text:p>80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26]+1" office:value-type="date" office:date-value="2021-03-04" calcext:value-type="date">
            <text:p>4-Mar</text:p>
          </table:table-cell>
          <table:table-cell table:style-name="ce24" office:value-type="time" office:time-value="PT07H45M00S" calcext:value-type="time">
            <text:p>7:45</text:p>
          </table:table-cell>
          <table:table-cell table:style-name="ce26"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table:style-name="ce13"/>
          <table:table-cell table:style-name="ce32" table:formula="of:=AVERAGE(OFFSET([.C21];COUNT([.C21:.C196])-7;0;7;1))" office:value-type="float" office:value="141.666666666667" calcext:value-type="float">
            <text:p>142</text:p>
          </table:table-cell>
          <table:table-cell table:style-name="ce32" table:formula="of:=AVERAGE(OFFSET([.D21];COUNT([.D21:.D196])-7;0;7;1))" office:value-type="float" office:value="87.5" calcext:value-type="float">
            <text:p>88</text:p>
          </table:table-cell>
          <table:table-cell table:style-name="ce32" table:formula="of:=AVERAGE(OFFSET([.E21];COUNT([.E21:.E196])-7;0;7;1))" office:value-type="float" office:value="79.5" calcext:value-type="float">
            <text:p>80</text:p>
          </table:table-cell>
          <table:table-cell table:style-name="ce23" office:value-type="time" office:time-value="PT23H23M00S" calcext:value-type="time">
            <text:p>23:23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27]+1" office:value-type="date" office:date-value="2021-03-05" calcext:value-type="date">
            <text:p>5-Mar</text:p>
          </table:table-cell>
          <table:table-cell table:style-name="ce24" office:value-type="time" office:time-value="PT08H00M00S" calcext:value-type="time">
            <text:p>8:00</text:p>
          </table:table-cell>
          <table:table-cell table:style-name="ce26" office:value-type="float" office:value="136" calcext:value-type="float">
            <text:p>136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table:style-name="ce13"/>
          <table:table-cell table:style-name="ce32" table:formula="of:=AVERAGE(OFFSET([.C22];COUNT([.C22:.C197])-7;0;7;1))" office:value-type="float" office:value="141.666666666667" calcext:value-type="float">
            <text:p>142</text:p>
          </table:table-cell>
          <table:table-cell table:style-name="ce32" table:formula="of:=AVERAGE(OFFSET([.D22];COUNT([.D22:.D197])-7;0;7;1))" office:value-type="float" office:value="87.5" calcext:value-type="float">
            <text:p>88</text:p>
          </table:table-cell>
          <table:table-cell table:style-name="ce32" table:formula="of:=AVERAGE(OFFSET([.E22];COUNT([.E22:.E197])-7;0;7;1))" office:value-type="float" office:value="79.5" calcext:value-type="float">
            <text:p>80</text:p>
          </table:table-cell>
          <table:table-cell table:style-name="ce23" office:value-type="time" office:time-value="PT23H16M00S" calcext:value-type="time">
            <text:p>23:16</text:p>
          </table:table-cell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table:style-name="ce13"/>
          <table:table-cell table:number-columns-repeated="4"/>
          <table:table-cell table:style-name="ce13"/>
          <table:table-cell>
            <draw:frame table:end-cell-address="Data.AK65" table:end-x="0.5276in" table:end-y="0.1661in" draw:z-index="0" draw:name="Chart 1" draw:style-name="gr1" draw:text-style-name="P1" svg:width="15.4406in" svg:height="8.1453in" svg:x="0.2575in" svg:y="0.1665in">
              <draw:object draw:notify-on-update-of-ranges="Data.A18:Data.A177 Data.C17:Data.C17 Data.C18:Data.C177 Data.D17:Data.D17 Data.D18:Data.D177 Data.E17:Data.E17 Data.E18:Data.E17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4"/>
        </table:table-row>
        <table:table-row table:style-name="ro5">
          <table:table-cell table:style-name="ce11" table:formula="of:=[.A28]+1" office:value-type="date" office:date-value="2021-03-06" calcext:value-type="date">
            <text:p>6-Mar</text:p>
          </table:table-cell>
          <table:table-cell table:style-name="ce24" office:value-type="time" office:time-value="PT07H41M00S" calcext:value-type="time">
            <text:p>7:41</text:p>
          </table:table-cell>
          <table:table-cell table:style-name="ce26"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style-name="ce13"/>
          <table:table-cell table:style-name="ce32" table:formula="of:=AVERAGE(OFFSET([.C23];COUNT([.C23:.C198])-7;0;7;1))" office:value-type="float" office:value="141.666666666667" calcext:value-type="float">
            <text:p>142</text:p>
          </table:table-cell>
          <table:table-cell table:style-name="ce32" table:formula="of:=AVERAGE(OFFSET([.D23];COUNT([.D23:.D198])-7;0;7;1))" office:value-type="float" office:value="87.5" calcext:value-type="float">
            <text:p>88</text:p>
          </table:table-cell>
          <table:table-cell table:style-name="ce32" table:formula="of:=AVERAGE(OFFSET([.E23];COUNT([.E23:.E198])-7;0;7;1))" office:value-type="float" office:value="79.5" calcext:value-type="float">
            <text:p>80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2">
          <table:table-cell table:style-name="ce11" table:formula="of:=[.A29]+1" office:value-type="date" office:date-value="2021-03-07" calcext:value-type="date">
            <text:p>7-Mar</text:p>
          </table:table-cell>
          <table:table-cell/>
          <table:table-cell table:style-name="ce26"/>
          <table:table-cell table:number-columns-repeated="3"/>
          <table:table-cell table:style-name="ce32" table:formula="of:=AVERAGE(OFFSET([.C24];COUNT([.C24:.C199])-7;0;7;1))" office:value-type="float" office:value="141.666666666667" calcext:value-type="float">
            <text:p>142</text:p>
          </table:table-cell>
          <table:table-cell table:style-name="ce32" table:formula="of:=AVERAGE(OFFSET([.D24];COUNT([.D24:.D199])-7;0;7;1))" office:value-type="float" office:value="87.5" calcext:value-type="float">
            <text:p>88</text:p>
          </table:table-cell>
          <table:table-cell table:style-name="ce32" table:formula="of:=AVERAGE(OFFSET([.E24];COUNT([.E24:.E199])-7;0;7;1))" office:value-type="float" office:value="79.5" calcext:value-type="float">
            <text:p>80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30]+1" office:value-type="date" office:date-value="2021-03-08" calcext:value-type="date">
            <text:p>8-Mar</text:p>
          </table:table-cell>
          <table:table-cell table:style-name="ce24" office:value-type="time" office:time-value="PT07H53M00S" calcext:value-type="time">
            <text:p>7:53</text:p>
          </table:table-cell>
          <table:table-cell table:style-name="ce26"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table:style-name="ce13"/>
          <table:table-cell table:style-name="ce32" table:formula="of:=AVERAGE(OFFSET([.C25];COUNT([.C25:.C200])-7;0;7;1))" office:value-type="float" office:value="141.666666666667" calcext:value-type="float">
            <text:p>142</text:p>
          </table:table-cell>
          <table:table-cell table:style-name="ce32" table:formula="of:=AVERAGE(OFFSET([.D25];COUNT([.D25:.D200])-7;0;7;1))" office:value-type="float" office:value="87.5" calcext:value-type="float">
            <text:p>88</text:p>
          </table:table-cell>
          <table:table-cell table:style-name="ce32" table:formula="of:=AVERAGE(OFFSET([.E25];COUNT([.E25:.E200])-7;0;7;1))" office:value-type="float" office:value="79.5" calcext:value-type="float">
            <text:p>80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31]+1" office:value-type="date" office:date-value="2021-03-09" calcext:value-type="date">
            <text:p>9-Mar</text:p>
          </table:table-cell>
          <table:table-cell table:style-name="ce23" office:value-type="time" office:time-value="PT08H27M00S" calcext:value-type="time">
            <text:p>8:27</text:p>
          </table:table-cell>
          <table:table-cell table:style-name="ce26"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style-name="ce13"/>
          <table:table-cell table:style-name="ce32" table:formula="of:=AVERAGE(OFFSET([.C26];COUNT([.C26:.C201])-7;0;7;1))" office:value-type="float" office:value="141.666666666667" calcext:value-type="float">
            <text:p>142</text:p>
          </table:table-cell>
          <table:table-cell table:style-name="ce32" table:formula="of:=AVERAGE(OFFSET([.D26];COUNT([.D26:.D201])-7;0;7;1))" office:value-type="float" office:value="87.5" calcext:value-type="float">
            <text:p>88</text:p>
          </table:table-cell>
          <table:table-cell table:style-name="ce32" table:formula="of:=AVERAGE(OFFSET([.E26];COUNT([.E26:.E201])-7;0;7;1))" office:value-type="float" office:value="79.5" calcext:value-type="float">
            <text:p>80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32]+1" office:value-type="date" office:date-value="2021-03-10" calcext:value-type="date">
            <text:p>10-Mar</text:p>
          </table:table-cell>
          <table:table-cell table:style-name="ce23" office:value-type="time" office:time-value="PT07H21M00S" calcext:value-type="time">
            <text:p>7:21</text:p>
          </table:table-cell>
          <table:table-cell table:style-name="ce26"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table:style-name="ce13"/>
          <table:table-cell table:style-name="ce32" table:formula="of:=AVERAGE(OFFSET([.C27];COUNT([.C27:.C202])-7;0;7;1))" office:value-type="float" office:value="141.666666666667" calcext:value-type="float">
            <text:p>142</text:p>
          </table:table-cell>
          <table:table-cell table:style-name="ce32" table:formula="of:=AVERAGE(OFFSET([.D27];COUNT([.D27:.D202])-7;0;7;1))" office:value-type="float" office:value="87.5" calcext:value-type="float">
            <text:p>88</text:p>
          </table:table-cell>
          <table:table-cell table:style-name="ce32" table:formula="of:=AVERAGE(OFFSET([.E27];COUNT([.E27:.E202])-7;0;7;1))" office:value-type="float" office:value="79.5" calcext:value-type="float">
            <text:p>80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33]+1" office:value-type="date" office:date-value="2021-03-11" calcext:value-type="date">
            <text:p>11-Mar</text:p>
          </table:table-cell>
          <table:table-cell table:style-name="ce23" office:value-type="time" office:time-value="PT07H10M00S" calcext:value-type="time">
            <text:p>7:10</text:p>
          </table:table-cell>
          <table:table-cell table:style-name="ce26" office:value-type="float" office:value="145" calcext:value-type="float">
            <text:p>145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table:style-name="ce13"/>
          <table:table-cell table:style-name="ce32" table:formula="of:=AVERAGE(OFFSET([.C28];COUNT([.C28:.C203])-7;0;7;1))" office:value-type="float" office:value="141.666666666667" calcext:value-type="float">
            <text:p>142</text:p>
          </table:table-cell>
          <table:table-cell table:style-name="ce32" table:formula="of:=AVERAGE(OFFSET([.D28];COUNT([.D28:.D203])-7;0;7;1))" office:value-type="float" office:value="87.5" calcext:value-type="float">
            <text:p>88</text:p>
          </table:table-cell>
          <table:table-cell table:style-name="ce32" table:formula="of:=AVERAGE(OFFSET([.E28];COUNT([.E28:.E203])-7;0;7;1))" office:value-type="float" office:value="79.5" calcext:value-type="float">
            <text:p>80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34]+1" office:value-type="date" office:date-value="2021-03-12" calcext:value-type="date">
            <text:p>12-Mar</text:p>
          </table:table-cell>
          <table:table-cell table:style-name="ce23" office:value-type="time" office:time-value="PT08H05M00S" calcext:value-type="time">
            <text:p>8:05</text:p>
          </table:table-cell>
          <table:table-cell table:style-name="ce26" office:value-type="float" office:value="129" calcext:value-type="float">
            <text:p>129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table:style-name="ce13"/>
          <table:table-cell table:style-name="ce32" table:formula="of:=AVERAGE(OFFSET([.C29];COUNT([.C29:.C204])-7;0;7;1))" office:value-type="float" office:value="141.666666666667" calcext:value-type="float">
            <text:p>142</text:p>
          </table:table-cell>
          <table:table-cell table:style-name="ce32" table:formula="of:=AVERAGE(OFFSET([.D29];COUNT([.D29:.D204])-7;0;7;1))" office:value-type="float" office:value="87.5" calcext:value-type="float">
            <text:p>88</text:p>
          </table:table-cell>
          <table:table-cell table:style-name="ce32" table:formula="of:=AVERAGE(OFFSET([.E29];COUNT([.E29:.E204])-7;0;7;1))" office:value-type="float" office:value="79.5" calcext:value-type="float">
            <text:p>80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35]+1" office:value-type="date" office:date-value="2021-03-13" calcext:value-type="date">
            <text:p>13-Mar</text:p>
          </table:table-cell>
          <table:table-cell table:style-name="ce23" office:value-type="time" office:time-value="PT07H28M00S" calcext:value-type="time">
            <text:p>7:28</text:p>
          </table:table-cell>
          <table:table-cell table:style-name="ce26" office:value-type="float" office:value="134" calcext:value-type="float">
            <text:p>134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table:style-name="ce13"/>
          <table:table-cell table:style-name="ce32" table:formula="of:=AVERAGE(OFFSET([.C30];COUNT([.C30:.C205])-7;0;7;1))" office:value-type="float" office:value="141.666666666667" calcext:value-type="float">
            <text:p>142</text:p>
          </table:table-cell>
          <table:table-cell table:style-name="ce32" table:formula="of:=AVERAGE(OFFSET([.D30];COUNT([.D30:.D205])-7;0;7;1))" office:value-type="float" office:value="87.5" calcext:value-type="float">
            <text:p>88</text:p>
          </table:table-cell>
          <table:table-cell table:style-name="ce32" table:formula="of:=AVERAGE(OFFSET([.E30];COUNT([.E30:.E205])-7;0;7;1))" office:value-type="float" office:value="79.5" calcext:value-type="float">
            <text:p>80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2">
          <table:table-cell table:style-name="ce11" table:formula="of:=[.A36]+1" office:value-type="date" office:date-value="2021-03-14" calcext:value-type="date">
            <text:p>14-Mar</text:p>
          </table:table-cell>
          <table:table-cell/>
          <table:table-cell table:style-name="ce26"/>
          <table:table-cell table:number-columns-repeated="2"/>
          <table:table-cell table:style-name="ce13"/>
          <table:table-cell table:style-name="ce32" table:formula="of:=AVERAGE(OFFSET([.C31];COUNT([.C31:.C206])-7;0;7;1))" office:value-type="float" office:value="141.666666666667" calcext:value-type="float">
            <text:p>142</text:p>
          </table:table-cell>
          <table:table-cell table:style-name="ce32" table:formula="of:=AVERAGE(OFFSET([.D31];COUNT([.D31:.D206])-7;0;7;1))" office:value-type="float" office:value="90.3333333333333" calcext:value-type="float">
            <text:p>90</text:p>
          </table:table-cell>
          <table:table-cell table:style-name="ce32" table:formula="of:=AVERAGE(OFFSET([.E31];COUNT([.E31:.E206])-7;0;7;1))" office:value-type="float" office:value="78.3333333333333" calcext:value-type="float">
            <text:p>78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37]+1" office:value-type="date" office:date-value="2021-03-15" calcext:value-type="date">
            <text:p>15-Mar</text:p>
          </table:table-cell>
          <table:table-cell table:style-name="ce24" office:value-type="time" office:time-value="PT07H49M00S" calcext:value-type="time">
            <text:p>7:49</text:p>
          </table:table-cell>
          <table:table-cell table:style-name="ce26"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table:style-name="ce13"/>
          <table:table-cell table:style-name="ce32" table:formula="of:=AVERAGE(OFFSET([.C32];COUNT([.C32:.C207])-7;0;7;1))" office:value-type="float" office:value="141.666666666667" calcext:value-type="float">
            <text:p>142</text:p>
          </table:table-cell>
          <table:table-cell table:style-name="ce32" table:formula="of:=AVERAGE(OFFSET([.D32];COUNT([.D32:.D207])-7;0;7;1))" office:value-type="float" office:value="90.3333333333333" calcext:value-type="float">
            <text:p>90</text:p>
          </table:table-cell>
          <table:table-cell table:style-name="ce32" table:formula="of:=AVERAGE(OFFSET([.E32];COUNT([.E32:.E207])-7;0;7;1))" office:value-type="float" office:value="78.3333333333333" calcext:value-type="float">
            <text:p>78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38]+1" office:value-type="date" office:date-value="2021-03-16" calcext:value-type="date">
            <text:p>16-Mar</text:p>
          </table:table-cell>
          <table:table-cell table:style-name="ce24" office:value-type="time" office:time-value="PT08H19M00S" calcext:value-type="time">
            <text:p>8:19</text:p>
          </table:table-cell>
          <table:table-cell table:style-name="ce26" office:value-type="float" office:value="168" calcext:value-type="float">
            <text:p>168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table:style-name="ce13"/>
          <table:table-cell table:style-name="ce32" table:formula="of:=AVERAGE(OFFSET([.C33];COUNT([.C33:.C208])-7;0;7;1))" office:value-type="float" office:value="141.666666666667" calcext:value-type="float">
            <text:p>142</text:p>
          </table:table-cell>
          <table:table-cell table:style-name="ce32" table:formula="of:=AVERAGE(OFFSET([.D33];COUNT([.D33:.D208])-7;0;7;1))" office:value-type="float" office:value="90.3333333333333" calcext:value-type="float">
            <text:p>90</text:p>
          </table:table-cell>
          <table:table-cell table:style-name="ce32" table:formula="of:=AVERAGE(OFFSET([.E33];COUNT([.E33:.E208])-7;0;7;1))" office:value-type="float" office:value="78.3333333333333" calcext:value-type="float">
            <text:p>78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/>
          <table:table-cell>
            <draw:line table:end-cell-address="Data.AH39" table:end-x="0.8055in" table:end-y="0.0413in" draw:z-index="1" draw:name="Straight Connector 3" draw:style-name="gr2" draw:text-style-name="P1" svg:x1="0.0417in" svg:y1="0.0413in" svg:x2="12.4063in" svg:y2="0.0276in">
              <text:p/>
            </draw:line>
          </table:table-cell>
          <table:table-cell table:number-columns-repeated="1003"/>
        </table:table-row>
        <table:table-row table:style-name="ro5">
          <table:table-cell table:style-name="ce11" table:formula="of:=[.A39]+1" office:value-type="date" office:date-value="2021-03-17" calcext:value-type="date">
            <text:p>17-Mar</text:p>
          </table:table-cell>
          <table:table-cell table:style-name="ce23" office:value-type="time" office:time-value="PT07H23M00S" calcext:value-type="time">
            <text:p>7:23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table:style-name="ce13"/>
          <table:table-cell table:style-name="ce32" table:formula="of:=AVERAGE(OFFSET([.C34];COUNT([.C34:.C209])-7;0;7;1))" office:value-type="float" office:value="141.666666666667" calcext:value-type="float">
            <text:p>142</text:p>
          </table:table-cell>
          <table:table-cell table:style-name="ce32" table:formula="of:=AVERAGE(OFFSET([.D34];COUNT([.D34:.D209])-7;0;7;1))" office:value-type="float" office:value="90.3333333333333" calcext:value-type="float">
            <text:p>90</text:p>
          </table:table-cell>
          <table:table-cell table:style-name="ce32" table:formula="of:=AVERAGE(OFFSET([.E34];COUNT([.E34:.E209])-7;0;7;1))" office:value-type="float" office:value="78.3333333333333" calcext:value-type="float">
            <text:p>78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40]+1" office:value-type="date" office:date-value="2021-03-18" calcext:value-type="date">
            <text:p>18-Mar</text:p>
          </table:table-cell>
          <table:table-cell table:style-name="ce23" office:value-type="time" office:time-value="PT07H48M00S" calcext:value-type="time">
            <text:p>7:48</text:p>
          </table:table-cell>
          <table:table-cell table:style-name="ce26" office:value-type="float" office:value="147" calcext:value-type="float">
            <text:p>147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table:style-name="ce13"/>
          <table:table-cell table:style-name="ce32" table:formula="of:=AVERAGE(OFFSET([.C35];COUNT([.C35:.C210])-7;0;7;1))" office:value-type="float" office:value="141.666666666667" calcext:value-type="float">
            <text:p>142</text:p>
          </table:table-cell>
          <table:table-cell table:style-name="ce32" table:formula="of:=AVERAGE(OFFSET([.D35];COUNT([.D35:.D210])-7;0;7;1))" office:value-type="float" office:value="90.3333333333333" calcext:value-type="float">
            <text:p>90</text:p>
          </table:table-cell>
          <table:table-cell table:style-name="ce32" table:formula="of:=AVERAGE(OFFSET([.E35];COUNT([.E35:.E210])-7;0;7;1))" office:value-type="float" office:value="78.3333333333333" calcext:value-type="float">
            <text:p>78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41]+1" office:value-type="date" office:date-value="2021-03-19" calcext:value-type="date">
            <text:p>19-Mar</text:p>
          </table:table-cell>
          <table:table-cell table:style-name="ce23" office:value-type="time" office:time-value="PT07H34M00S" calcext:value-type="time">
            <text:p>7:34</text:p>
          </table:table-cell>
          <table:table-cell table:style-name="ce26"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table:style-name="ce13"/>
          <table:table-cell table:style-name="ce32" table:formula="of:=AVERAGE(OFFSET([.C36];COUNT([.C36:.C211])-7;0;7;1))" office:value-type="float" office:value="141.666666666667" calcext:value-type="float">
            <text:p>142</text:p>
          </table:table-cell>
          <table:table-cell table:style-name="ce32" table:formula="of:=AVERAGE(OFFSET([.D36];COUNT([.D36:.D211])-7;0;7;1))" office:value-type="float" office:value="90.3333333333333" calcext:value-type="float">
            <text:p>90</text:p>
          </table:table-cell>
          <table:table-cell table:style-name="ce32" table:formula="of:=AVERAGE(OFFSET([.E36];COUNT([.E36:.E211])-7;0;7;1))" office:value-type="float" office:value="78.3333333333333" calcext:value-type="float">
            <text:p>78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42]+1" office:value-type="date" office:date-value="2021-03-20" calcext:value-type="date">
            <text:p>20-Mar</text:p>
          </table:table-cell>
          <table:table-cell table:style-name="ce23" office:value-type="time" office:time-value="PT08H30M00S" calcext:value-type="time">
            <text:p>8:30</text:p>
          </table:table-cell>
          <table:table-cell table:style-name="ce26"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table:style-name="ce13"/>
          <table:table-cell table:style-name="ce32" table:formula="of:=AVERAGE(OFFSET([.C37];COUNT([.C37:.C212])-7;0;7;1))" office:value-type="float" office:value="141.666666666667" calcext:value-type="float">
            <text:p>142</text:p>
          </table:table-cell>
          <table:table-cell table:style-name="ce32" table:formula="of:=AVERAGE(OFFSET([.D37];COUNT([.D37:.D212])-7;0;7;1))" office:value-type="float" office:value="90.3333333333333" calcext:value-type="float">
            <text:p>90</text:p>
          </table:table-cell>
          <table:table-cell table:style-name="ce32" table:formula="of:=AVERAGE(OFFSET([.E37];COUNT([.E37:.E212])-7;0;7;1))" office:value-type="float" office:value="78.3333333333333" calcext:value-type="float">
            <text:p>78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43]+1" office:value-type="date" office:date-value="2021-03-21" calcext:value-type="date">
            <text:p>21-Mar</text:p>
          </table:table-cell>
          <table:table-cell table:style-name="ce23" office:value-type="time" office:time-value="PT08H26M00S" calcext:value-type="time">
            <text:p>8:26</text:p>
          </table:table-cell>
          <table:table-cell table:style-name="ce26"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table:style-name="ce13"/>
          <table:table-cell table:style-name="ce32" table:formula="of:=AVERAGE(OFFSET([.C38];COUNT([.C38:.C213])-7;0;7;1))" office:value-type="float" office:value="141.666666666667" calcext:value-type="float">
            <text:p>142</text:p>
          </table:table-cell>
          <table:table-cell table:style-name="ce32" table:formula="of:=AVERAGE(OFFSET([.D38];COUNT([.D38:.D213])-7;0;7;1))" office:value-type="float" office:value="91.3333333333333" calcext:value-type="float">
            <text:p>91</text:p>
          </table:table-cell>
          <table:table-cell table:style-name="ce32" table:formula="of:=AVERAGE(OFFSET([.E38];COUNT([.E38:.E213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44]+1" office:value-type="date" office:date-value="2021-03-22" calcext:value-type="date">
            <text:p>22-Mar</text:p>
          </table:table-cell>
          <table:table-cell table:style-name="ce23" office:value-type="time" office:time-value="PT08H17M00S" calcext:value-type="time">
            <text:p>8:17</text:p>
          </table:table-cell>
          <table:table-cell table:style-name="ce26" office:value-type="float" office:value="142" calcext:value-type="float">
            <text:p>142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style-name="ce13"/>
          <table:table-cell table:style-name="ce32" table:formula="of:=AVERAGE(OFFSET([.C39];COUNT([.C39:.C214])-7;0;7;1))" office:value-type="float" office:value="141.666666666667" calcext:value-type="float">
            <text:p>142</text:p>
          </table:table-cell>
          <table:table-cell table:style-name="ce32" table:formula="of:=AVERAGE(OFFSET([.D39];COUNT([.D39:.D214])-7;0;7;1))" office:value-type="float" office:value="91.3333333333333" calcext:value-type="float">
            <text:p>91</text:p>
          </table:table-cell>
          <table:table-cell table:style-name="ce32" table:formula="of:=AVERAGE(OFFSET([.E39];COUNT([.E39:.E214])-7;0;7;1))" office:value-type="float" office:value="70.6666666666667" calcext:value-type="float">
            <text:p>71</text:p>
          </table:table-cell>
          <table:table-cell table:style-name="ce23" office:value-type="time" office:time-value="PT20H34M00S" calcext:value-type="time">
            <text:p>20:34</text:p>
          </table:table-cell>
          <table:table-cell office:value-type="float" office:value="147" calcext:value-type="float">
            <text:p>147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45]+1" office:value-type="date" office:date-value="2021-03-23" calcext:value-type="date">
            <text:p>23-Mar</text:p>
          </table:table-cell>
          <table:table-cell table:style-name="ce23" office:value-type="time" office:time-value="PT07H50M00S" calcext:value-type="time">
            <text:p>7:50</text:p>
          </table:table-cell>
          <table:table-cell table:style-name="ce26"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table:style-name="ce13"/>
          <table:table-cell table:style-name="ce32" table:formula="of:=AVERAGE(OFFSET([.C40];COUNT([.C40:.C215])-7;0;7;1))" office:value-type="float" office:value="141.666666666667" calcext:value-type="float">
            <text:p>142</text:p>
          </table:table-cell>
          <table:table-cell table:style-name="ce32" table:formula="of:=AVERAGE(OFFSET([.D40];COUNT([.D40:.D215])-7;0;7;1))" office:value-type="float" office:value="91.3333333333333" calcext:value-type="float">
            <text:p>91</text:p>
          </table:table-cell>
          <table:table-cell table:style-name="ce32" table:formula="of:=AVERAGE(OFFSET([.E40];COUNT([.E40:.E215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46]+1" office:value-type="date" office:date-value="2021-03-24" calcext:value-type="date">
            <text:p>24-Mar</text:p>
          </table:table-cell>
          <table:table-cell table:style-name="ce23" office:value-type="time" office:time-value="PT07H17M00S" calcext:value-type="time">
            <text:p>7:17</text:p>
          </table:table-cell>
          <table:table-cell table:style-name="ce26"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table:style-name="ce13"/>
          <table:table-cell table:style-name="ce32" table:formula="of:=AVERAGE(OFFSET([.C41];COUNT([.C41:.C216])-7;0;7;1))" office:value-type="float" office:value="141.666666666667" calcext:value-type="float">
            <text:p>142</text:p>
          </table:table-cell>
          <table:table-cell table:style-name="ce32" table:formula="of:=AVERAGE(OFFSET([.D41];COUNT([.D41:.D216])-7;0;7;1))" office:value-type="float" office:value="91.3333333333333" calcext:value-type="float">
            <text:p>91</text:p>
          </table:table-cell>
          <table:table-cell table:style-name="ce32" table:formula="of:=AVERAGE(OFFSET([.E41];COUNT([.E41:.E216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>
            <draw:line table:end-cell-address="Data.AI47" table:end-x="0.5972in" table:end-y="0.1386in" draw:z-index="2" draw:name="Straight Connector 5" draw:style-name="gr3" draw:text-style-name="P1" svg:x1="0.5004in" svg:y1="0.1386in" svg:x2="13.9827in" svg:y2="0.0969in">
              <text:p/>
            </draw:line>
          </table:table-cell>
          <table:table-cell table:number-columns-repeated="1004"/>
        </table:table-row>
        <table:table-row table:style-name="ro5">
          <table:table-cell table:style-name="ce11" table:formula="of:=[.A47]+1" office:value-type="date" office:date-value="2021-03-25" calcext:value-type="date">
            <text:p>25-Mar</text:p>
          </table:table-cell>
          <table:table-cell table:style-name="ce23" office:value-type="time" office:time-value="PT08H23M00S" calcext:value-type="time">
            <text:p>8:23</text:p>
          </table:table-cell>
          <table:table-cell table:style-name="ce26" office:value-type="float" office:value="145" calcext:value-type="float">
            <text:p>145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table:style-name="ce13"/>
          <table:table-cell table:style-name="ce32" table:formula="of:=AVERAGE(OFFSET([.C42];COUNT([.C42:.C217])-7;0;7;1))" office:value-type="float" office:value="141.666666666667" calcext:value-type="float">
            <text:p>142</text:p>
          </table:table-cell>
          <table:table-cell table:style-name="ce32" table:formula="of:=AVERAGE(OFFSET([.D42];COUNT([.D42:.D217])-7;0;7;1))" office:value-type="float" office:value="91.3333333333333" calcext:value-type="float">
            <text:p>91</text:p>
          </table:table-cell>
          <table:table-cell table:style-name="ce32" table:formula="of:=AVERAGE(OFFSET([.E42];COUNT([.E42:.E217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48]+1" office:value-type="date" office:date-value="2021-03-26" calcext:value-type="date">
            <text:p>26-Mar</text:p>
          </table:table-cell>
          <table:table-cell table:style-name="ce23" office:value-type="time" office:time-value="PT07H54M00S" calcext:value-type="time">
            <text:p>7:54</text:p>
          </table:table-cell>
          <table:table-cell table:style-name="ce26" office:value-type="float" office:value="131" calcext:value-type="float">
            <text:p>13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table:style-name="ce13"/>
          <table:table-cell table:style-name="ce32" table:formula="of:=AVERAGE(OFFSET([.C43];COUNT([.C43:.C218])-7;0;7;1))" office:value-type="float" office:value="141.666666666667" calcext:value-type="float">
            <text:p>142</text:p>
          </table:table-cell>
          <table:table-cell table:style-name="ce32" table:formula="of:=AVERAGE(OFFSET([.D43];COUNT([.D43:.D218])-7;0;7;1))" office:value-type="float" office:value="91.3333333333333" calcext:value-type="float">
            <text:p>91</text:p>
          </table:table-cell>
          <table:table-cell table:style-name="ce32" table:formula="of:=AVERAGE(OFFSET([.E43];COUNT([.E43:.E218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49]+1" office:value-type="date" office:date-value="2021-03-27" calcext:value-type="date">
            <text:p>27-Mar</text:p>
          </table:table-cell>
          <table:table-cell table:style-name="ce23" office:value-type="time" office:time-value="PT09H24M00S" calcext:value-type="time">
            <text:p>9:24</text:p>
          </table:table-cell>
          <table:table-cell table:style-name="ce26" office:value-type="float" office:value="136" calcext:value-type="float">
            <text:p>136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table:style-name="ce13"/>
          <table:table-cell table:style-name="ce32" table:formula="of:=AVERAGE(OFFSET([.C44];COUNT([.C44:.C219])-7;0;7;1))" office:value-type="float" office:value="141.666666666667" calcext:value-type="float">
            <text:p>142</text:p>
          </table:table-cell>
          <table:table-cell table:style-name="ce32" table:formula="of:=AVERAGE(OFFSET([.D44];COUNT([.D44:.D219])-7;0;7;1))" office:value-type="float" office:value="91.3333333333333" calcext:value-type="float">
            <text:p>91</text:p>
          </table:table-cell>
          <table:table-cell table:style-name="ce32" table:formula="of:=AVERAGE(OFFSET([.E44];COUNT([.E44:.E219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50]+1" office:value-type="date" office:date-value="2021-03-28" calcext:value-type="date">
            <text:p>28-Mar</text:p>
          </table:table-cell>
          <table:table-cell table:style-name="ce23" office:value-type="time" office:time-value="PT08H04M00S" calcext:value-type="time">
            <text:p>8:04</text:p>
          </table:table-cell>
          <table:table-cell table:style-name="ce26"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table:style-name="ce13"/>
          <table:table-cell table:style-name="ce32" table:formula="of:=AVERAGE(OFFSET([.C45];COUNT([.C45:.C220])-7;0;7;1))" office:value-type="float" office:value="141.666666666667" calcext:value-type="float">
            <text:p>142</text:p>
          </table:table-cell>
          <table:table-cell table:style-name="ce32" table:formula="of:=AVERAGE(OFFSET([.D45];COUNT([.D45:.D220])-7;0;7;1))" office:value-type="float" office:value="91.3333333333333" calcext:value-type="float">
            <text:p>91</text:p>
          </table:table-cell>
          <table:table-cell table:style-name="ce32" table:formula="of:=AVERAGE(OFFSET([.E45];COUNT([.E45:.E220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51]+1" office:value-type="date" office:date-value="2021-03-29" calcext:value-type="date">
            <text:p>29-Mar</text:p>
          </table:table-cell>
          <table:table-cell table:style-name="ce23" office:value-type="time" office:time-value="PT07H35M00S" calcext:value-type="time">
            <text:p>7:35</text:p>
          </table:table-cell>
          <table:table-cell table:style-name="ce26" office:value-type="float" office:value="138" calcext:value-type="float">
            <text:p>138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style-name="ce13"/>
          <table:table-cell table:style-name="ce32" table:formula="of:=AVERAGE(OFFSET([.C46];COUNT([.C46:.C221])-7;0;7;1))" office:value-type="float" office:value="141.666666666667" calcext:value-type="float">
            <text:p>142</text:p>
          </table:table-cell>
          <table:table-cell table:style-name="ce32" table:formula="of:=AVERAGE(OFFSET([.D46];COUNT([.D46:.D221])-7;0;7;1))" office:value-type="float" office:value="91.3333333333333" calcext:value-type="float">
            <text:p>91</text:p>
          </table:table-cell>
          <table:table-cell table:style-name="ce32" table:formula="of:=AVERAGE(OFFSET([.E46];COUNT([.E46:.E221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52]+1" office:value-type="date" office:date-value="2021-03-30" calcext:value-type="date">
            <text:p>30-Mar</text:p>
          </table:table-cell>
          <table:table-cell table:style-name="ce23" office:value-type="time" office:time-value="PT08H25M00S" calcext:value-type="time">
            <text:p>8:25</text:p>
          </table:table-cell>
          <table:table-cell table:style-name="ce26"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style-name="ce13"/>
          <table:table-cell table:style-name="ce32" table:formula="of:=AVERAGE(OFFSET([.C47];COUNT([.C47:.C222])-7;0;7;1))" office:value-type="float" office:value="141.666666666667" calcext:value-type="float">
            <text:p>142</text:p>
          </table:table-cell>
          <table:table-cell table:style-name="ce32" table:formula="of:=AVERAGE(OFFSET([.D47];COUNT([.D47:.D222])-7;0;7;1))" office:value-type="float" office:value="91.3333333333333" calcext:value-type="float">
            <text:p>91</text:p>
          </table:table-cell>
          <table:table-cell table:style-name="ce32" table:formula="of:=AVERAGE(OFFSET([.E47];COUNT([.E47:.E222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53]+1" office:value-type="date" office:date-value="2021-03-31" calcext:value-type="date">
            <text:p>31-Mar</text:p>
          </table:table-cell>
          <table:table-cell table:style-name="ce23" office:value-type="time" office:time-value="PT07H08M00S" calcext:value-type="time">
            <text:p>7:08</text:p>
          </table:table-cell>
          <table:table-cell table:style-name="ce26"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table:style-name="ce13"/>
          <table:table-cell table:style-name="ce32" table:formula="of:=AVERAGE(OFFSET([.C48];COUNT([.C48:.C223])-7;0;7;1))" office:value-type="float" office:value="141.666666666667" calcext:value-type="float">
            <text:p>142</text:p>
          </table:table-cell>
          <table:table-cell table:style-name="ce32" table:formula="of:=AVERAGE(OFFSET([.D48];COUNT([.D48:.D223])-7;0;7;1))" office:value-type="float" office:value="91.3333333333333" calcext:value-type="float">
            <text:p>91</text:p>
          </table:table-cell>
          <table:table-cell table:style-name="ce32" table:formula="of:=AVERAGE(OFFSET([.E48];COUNT([.E48:.E223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54]+1" office:value-type="date" office:date-value="2021-04-01" calcext:value-type="date">
            <text:p>1-Apr</text:p>
          </table:table-cell>
          <table:table-cell table:style-name="ce23" office:value-type="time" office:time-value="PT08H09M00S" calcext:value-type="time">
            <text:p>8:09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table:style-name="ce13"/>
          <table:table-cell table:style-name="ce32" table:formula="of:=AVERAGE(OFFSET([.C49];COUNT([.C49:.C224])-7;0;7;1))" office:value-type="float" office:value="141.666666666667" calcext:value-type="float">
            <text:p>142</text:p>
          </table:table-cell>
          <table:table-cell table:style-name="ce32" table:formula="of:=AVERAGE(OFFSET([.D49];COUNT([.D49:.D224])-7;0;7;1))" office:value-type="float" office:value="91.3333333333333" calcext:value-type="float">
            <text:p>91</text:p>
          </table:table-cell>
          <table:table-cell table:style-name="ce32" table:formula="of:=AVERAGE(OFFSET([.E49];COUNT([.E49:.E224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55]+1" office:value-type="date" office:date-value="2021-04-02" calcext:value-type="date">
            <text:p>2-Apr</text:p>
          </table:table-cell>
          <table:table-cell table:style-name="ce23" office:value-type="time" office:time-value="PT07H56M00S" calcext:value-type="time">
            <text:p>7:56</text:p>
          </table:table-cell>
          <table:table-cell table:style-name="ce26" office:value-type="float" office:value="144" calcext:value-type="float">
            <text:p>144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style-name="ce13"/>
          <table:table-cell table:style-name="ce32" table:formula="of:=AVERAGE(OFFSET([.C50];COUNT([.C50:.C225])-7;0;7;1))" office:value-type="float" office:value="141.666666666667" calcext:value-type="float">
            <text:p>142</text:p>
          </table:table-cell>
          <table:table-cell table:style-name="ce32" table:formula="of:=AVERAGE(OFFSET([.D50];COUNT([.D50:.D225])-7;0;7;1))" office:value-type="float" office:value="91.3333333333333" calcext:value-type="float">
            <text:p>91</text:p>
          </table:table-cell>
          <table:table-cell table:style-name="ce32" table:formula="of:=AVERAGE(OFFSET([.E50];COUNT([.E50:.E225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56]+1" office:value-type="date" office:date-value="2021-04-03" calcext:value-type="date">
            <text:p>3-Apr</text:p>
          </table:table-cell>
          <table:table-cell table:style-name="ce23" office:value-type="time" office:time-value="PT08H33M00S" calcext:value-type="time">
            <text:p>8:33</text:p>
          </table:table-cell>
          <table:table-cell table:style-name="ce26" office:value-type="float" office:value="124" calcext:value-type="float">
            <text:p>124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table:style-name="ce13"/>
          <table:table-cell table:style-name="ce32" table:formula="of:=AVERAGE(OFFSET([.C51];COUNT([.C51:.C226])-7;0;7;1))" office:value-type="float" office:value="141.666666666667" calcext:value-type="float">
            <text:p>142</text:p>
          </table:table-cell>
          <table:table-cell table:style-name="ce32" table:formula="of:=AVERAGE(OFFSET([.D51];COUNT([.D51:.D226])-7;0;7;1))" office:value-type="float" office:value="91.3333333333333" calcext:value-type="float">
            <text:p>91</text:p>
          </table:table-cell>
          <table:table-cell table:style-name="ce32" table:formula="of:=AVERAGE(OFFSET([.E51];COUNT([.E51:.E226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57]+1" office:value-type="date" office:date-value="2021-04-04" calcext:value-type="date">
            <text:p>4-Apr</text:p>
          </table:table-cell>
          <table:table-cell table:style-name="ce23" office:value-type="time" office:time-value="PT07H39M00S" calcext:value-type="time">
            <text:p>7:39</text:p>
          </table:table-cell>
          <table:table-cell table:style-name="ce26"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table:style-name="ce13"/>
          <table:table-cell table:style-name="ce32" table:formula="of:=AVERAGE(OFFSET([.C52];COUNT([.C52:.C227])-7;0;7;1))" office:value-type="float" office:value="141.666666666667" calcext:value-type="float">
            <text:p>142</text:p>
          </table:table-cell>
          <table:table-cell table:style-name="ce32" table:formula="of:=AVERAGE(OFFSET([.D52];COUNT([.D52:.D227])-7;0;7;1))" office:value-type="float" office:value="91.3333333333333" calcext:value-type="float">
            <text:p>91</text:p>
          </table:table-cell>
          <table:table-cell table:style-name="ce32" table:formula="of:=AVERAGE(OFFSET([.E52];COUNT([.E52:.E227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58]+1" office:value-type="date" office:date-value="2021-04-05" calcext:value-type="date">
            <text:p>5-Apr</text:p>
          </table:table-cell>
          <table:table-cell table:style-name="ce23" office:value-type="time" office:time-value="PT07H31M00S" calcext:value-type="time">
            <text:p>7:31</text:p>
          </table:table-cell>
          <table:table-cell table:style-name="ce26"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table:style-name="ce13"/>
          <table:table-cell table:style-name="ce32" table:formula="of:=AVERAGE(OFFSET([.C53];COUNT([.C53:.C228])-7;0;7;1))" office:value-type="float" office:value="141.666666666667" calcext:value-type="float">
            <text:p>142</text:p>
          </table:table-cell>
          <table:table-cell table:style-name="ce32" table:formula="of:=AVERAGE(OFFSET([.D53];COUNT([.D53:.D228])-7;0;7;1))" office:value-type="float" office:value="91.3333333333333" calcext:value-type="float">
            <text:p>91</text:p>
          </table:table-cell>
          <table:table-cell table:style-name="ce32" table:formula="of:=AVERAGE(OFFSET([.E53];COUNT([.E53:.E228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59]+1" office:value-type="date" office:date-value="2021-04-06" calcext:value-type="date">
            <text:p>6-Apr</text:p>
          </table:table-cell>
          <table:table-cell table:style-name="ce23" office:value-type="time" office:time-value="PT07H42M00S" calcext:value-type="time">
            <text:p>7:42</text:p>
          </table:table-cell>
          <table:table-cell table:style-name="ce26"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table:style-name="ce13"/>
          <table:table-cell table:style-name="ce32" table:formula="of:=AVERAGE(OFFSET([.C54];COUNT([.C54:.C229])-7;0;7;1))" office:value-type="float" office:value="141.666666666667" calcext:value-type="float">
            <text:p>142</text:p>
          </table:table-cell>
          <table:table-cell table:style-name="ce32" table:formula="of:=AVERAGE(OFFSET([.D54];COUNT([.D54:.D229])-7;0;7;1))" office:value-type="float" office:value="91.3333333333333" calcext:value-type="float">
            <text:p>91</text:p>
          </table:table-cell>
          <table:table-cell table:style-name="ce32" table:formula="of:=AVERAGE(OFFSET([.E54];COUNT([.E54:.E229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60]+1" office:value-type="date" office:date-value="2021-04-07" calcext:value-type="date">
            <text:p>7-Apr</text:p>
          </table:table-cell>
          <table:table-cell table:style-name="ce23" office:value-type="time" office:time-value="PT07H47M00S" calcext:value-type="time">
            <text:p>7:47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table:style-name="ce13"/>
          <table:table-cell table:style-name="ce32" table:formula="of:=AVERAGE(OFFSET([.C55];COUNT([.C55:.C230])-7;0;7;1))" office:value-type="float" office:value="141.666666666667" calcext:value-type="float">
            <text:p>142</text:p>
          </table:table-cell>
          <table:table-cell table:style-name="ce32" table:formula="of:=AVERAGE(OFFSET([.D55];COUNT([.D55:.D230])-7;0;7;1))" office:value-type="float" office:value="91.3333333333333" calcext:value-type="float">
            <text:p>91</text:p>
          </table:table-cell>
          <table:table-cell table:style-name="ce32" table:formula="of:=AVERAGE(OFFSET([.E55];COUNT([.E55:.E230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61]+1" office:value-type="date" office:date-value="2021-04-08" calcext:value-type="date">
            <text:p>8-Apr</text:p>
          </table:table-cell>
          <table:table-cell table:style-name="ce23" office:value-type="time" office:time-value="PT07H41M00S" calcext:value-type="time">
            <text:p>7:41</text:p>
          </table:table-cell>
          <table:table-cell table:style-name="ce26" office:value-type="float" office:value="127" calcext:value-type="float">
            <text:p>127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table:style-name="ce13"/>
          <table:table-cell table:style-name="ce32" table:formula="of:=AVERAGE(OFFSET([.C56];COUNT([.C56:.C231])-7;0;7;1))" office:value-type="float" office:value="141.666666666667" calcext:value-type="float">
            <text:p>142</text:p>
          </table:table-cell>
          <table:table-cell table:style-name="ce32" table:formula="of:=AVERAGE(OFFSET([.D56];COUNT([.D56:.D231])-7;0;7;1))" office:value-type="float" office:value="91.3333333333333" calcext:value-type="float">
            <text:p>91</text:p>
          </table:table-cell>
          <table:table-cell table:style-name="ce32" table:formula="of:=AVERAGE(OFFSET([.E56];COUNT([.E56:.E231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62]+1" office:value-type="date" office:date-value="2021-04-09" calcext:value-type="date">
            <text:p>9-Apr</text:p>
          </table:table-cell>
          <table:table-cell table:style-name="ce23" office:value-type="time" office:time-value="PT07H42M00S" calcext:value-type="time">
            <text:p>7:42</text:p>
          </table:table-cell>
          <table:table-cell table:style-name="ce26"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table:style-name="ce13"/>
          <table:table-cell table:style-name="ce32" table:formula="of:=AVERAGE(OFFSET([.C57];COUNT([.C57:.C232])-7;0;7;1))" office:value-type="float" office:value="141.666666666667" calcext:value-type="float">
            <text:p>142</text:p>
          </table:table-cell>
          <table:table-cell table:style-name="ce32" table:formula="of:=AVERAGE(OFFSET([.D57];COUNT([.D57:.D232])-7;0;7;1))" office:value-type="float" office:value="91.3333333333333" calcext:value-type="float">
            <text:p>91</text:p>
          </table:table-cell>
          <table:table-cell table:style-name="ce32" table:formula="of:=AVERAGE(OFFSET([.E57];COUNT([.E57:.E232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63]+1" office:value-type="date" office:date-value="2021-04-10" calcext:value-type="date">
            <text:p>10-Apr</text:p>
          </table:table-cell>
          <table:table-cell table:style-name="ce23" office:value-type="time" office:time-value="PT11H26M00S" calcext:value-type="time">
            <text:p>11:26</text:p>
          </table:table-cell>
          <table:table-cell table:style-name="ce26" office:value-type="float" office:value="139" calcext:value-type="float">
            <text:p>139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table:style-name="ce13"/>
          <table:table-cell table:style-name="ce32" table:formula="of:=AVERAGE(OFFSET([.C58];COUNT([.C58:.C233])-7;0;7;1))" office:value-type="float" office:value="141.666666666667" calcext:value-type="float">
            <text:p>142</text:p>
          </table:table-cell>
          <table:table-cell table:style-name="ce32" table:formula="of:=AVERAGE(OFFSET([.D58];COUNT([.D58:.D233])-7;0;7;1))" office:value-type="float" office:value="91.3333333333333" calcext:value-type="float">
            <text:p>91</text:p>
          </table:table-cell>
          <table:table-cell table:style-name="ce32" table:formula="of:=AVERAGE(OFFSET([.E58];COUNT([.E58:.E233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64]+1" office:value-type="date" office:date-value="2021-04-11" calcext:value-type="date">
            <text:p>11-Apr</text:p>
          </table:table-cell>
          <table:table-cell table:style-name="ce23" office:value-type="time" office:time-value="PT12H25M00S" calcext:value-type="time">
            <text:p>12:25</text:p>
          </table:table-cell>
          <table:table-cell table:style-name="ce26" office:value-type="float" office:value="154" calcext:value-type="float">
            <text:p>154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table:style-name="ce13" office:value-type="string" calcext:value-type="string">
            <text:p>Stressful</text:p>
          </table:table-cell>
          <table:table-cell table:style-name="ce32" table:formula="of:=AVERAGE(OFFSET([.C59];COUNT([.C59:.C234])-7;0;7;1))" office:value-type="float" office:value="141.666666666667" calcext:value-type="float">
            <text:p>142</text:p>
          </table:table-cell>
          <table:table-cell table:style-name="ce32" table:formula="of:=AVERAGE(OFFSET([.D59];COUNT([.D59:.D234])-7;0;7;1))" office:value-type="float" office:value="91.3333333333333" calcext:value-type="float">
            <text:p>91</text:p>
          </table:table-cell>
          <table:table-cell table:style-name="ce32" table:formula="of:=AVERAGE(OFFSET([.E59];COUNT([.E59:.E234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65]+1" office:value-type="date" office:date-value="2021-04-12" calcext:value-type="date">
            <text:p>12-Apr</text:p>
          </table:table-cell>
          <table:table-cell table:style-name="ce23" office:value-type="time" office:time-value="PT08H15M00S" calcext:value-type="time">
            <text:p>8:15</text:p>
          </table:table-cell>
          <table:table-cell table:style-name="ce26" office:value-type="float" office:value="143" calcext:value-type="float">
            <text:p>143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table:style-name="ce13"/>
          <table:table-cell table:style-name="ce32" table:formula="of:=AVERAGE(OFFSET([.C60];COUNT([.C60:.C235])-7;0;7;1))" office:value-type="float" office:value="141.666666666667" calcext:value-type="float">
            <text:p>142</text:p>
          </table:table-cell>
          <table:table-cell table:style-name="ce32" table:formula="of:=AVERAGE(OFFSET([.D60];COUNT([.D60:.D235])-7;0;7;1))" office:value-type="float" office:value="91.3333333333333" calcext:value-type="float">
            <text:p>91</text:p>
          </table:table-cell>
          <table:table-cell table:style-name="ce32" table:formula="of:=AVERAGE(OFFSET([.E60];COUNT([.E60:.E235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2">
          <table:table-cell table:style-name="ce11" table:formula="of:=[.A66]+1" office:value-type="date" office:date-value="2021-04-13" calcext:value-type="date">
            <text:p>13-Apr</text:p>
          </table:table-cell>
          <table:table-cell/>
          <table:table-cell table:style-name="ce26"/>
          <table:table-cell table:number-columns-repeated="2"/>
          <table:table-cell table:style-name="ce13"/>
          <table:table-cell table:style-name="ce32" table:formula="of:=AVERAGE(OFFSET([.C61];COUNT([.C61:.C236])-7;0;7;1))" office:value-type="float" office:value="141.666666666667" calcext:value-type="float">
            <text:p>142</text:p>
          </table:table-cell>
          <table:table-cell table:style-name="ce32" table:formula="of:=AVERAGE(OFFSET([.D61];COUNT([.D61:.D236])-7;0;7;1))" office:value-type="float" office:value="91.3333333333333" calcext:value-type="float">
            <text:p>91</text:p>
          </table:table-cell>
          <table:table-cell table:style-name="ce32" table:formula="of:=AVERAGE(OFFSET([.E61];COUNT([.E61:.E236])-7;0;7;1))" office:value-type="float" office:value="70.6666666666667" calcext:value-type="float">
            <text:p>71</text:p>
          </table:table-cell>
          <table:table-cell table:style-name="ce23" office:value-type="time" office:time-value="PT21H05M00S" calcext:value-type="time">
            <text:p>21:05</text:p>
          </table:table-cell>
          <table:table-cell office:value-type="float" office:value="145" calcext:value-type="float">
            <text:p>145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67]+1" office:value-type="date" office:date-value="2021-04-14" calcext:value-type="date">
            <text:p>14-Apr</text:p>
          </table:table-cell>
          <table:table-cell table:style-name="ce23" office:value-type="time" office:time-value="PT09H19M00S" calcext:value-type="time">
            <text:p>9:19</text:p>
          </table:table-cell>
          <table:table-cell table:style-name="ce26" office:value-type="float" office:value="151" calcext:value-type="float">
            <text:p>151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table:style-name="ce13"/>
          <table:table-cell table:style-name="ce32" table:formula="of:=AVERAGE(OFFSET([.C62];COUNT([.C62:.C237])-7;0;7;1))" office:value-type="float" office:value="141.666666666667" calcext:value-type="float">
            <text:p>142</text:p>
          </table:table-cell>
          <table:table-cell table:style-name="ce32" table:formula="of:=AVERAGE(OFFSET([.D62];COUNT([.D62:.D237])-7;0;7;1))" office:value-type="float" office:value="91.3333333333333" calcext:value-type="float">
            <text:p>91</text:p>
          </table:table-cell>
          <table:table-cell table:style-name="ce32" table:formula="of:=AVERAGE(OFFSET([.E62];COUNT([.E62:.E237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68]+1" office:value-type="date" office:date-value="2021-04-15" calcext:value-type="date">
            <text:p>15-Apr</text:p>
          </table:table-cell>
          <table:table-cell table:style-name="ce23" office:value-type="time" office:time-value="PT10H10M00S" calcext:value-type="time">
            <text:p>10:10</text:p>
          </table:table-cell>
          <table:table-cell table:style-name="ce26" office:value-type="float" office:value="146" calcext:value-type="float">
            <text:p>146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table:style-name="ce13"/>
          <table:table-cell table:style-name="ce32" table:formula="of:=AVERAGE(OFFSET([.C63];COUNT([.C63:.C238])-7;0;7;1))" office:value-type="float" office:value="141.666666666667" calcext:value-type="float">
            <text:p>142</text:p>
          </table:table-cell>
          <table:table-cell table:style-name="ce32" table:formula="of:=AVERAGE(OFFSET([.D63];COUNT([.D63:.D238])-7;0;7;1))" office:value-type="float" office:value="91.3333333333333" calcext:value-type="float">
            <text:p>91</text:p>
          </table:table-cell>
          <table:table-cell table:style-name="ce32" table:formula="of:=AVERAGE(OFFSET([.E63];COUNT([.E63:.E238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2">
          <table:table-cell table:style-name="ce11" table:formula="of:=[.A69]+1" office:value-type="date" office:date-value="2021-04-16" calcext:value-type="date">
            <text:p>16-Apr</text:p>
          </table:table-cell>
          <table:table-cell/>
          <table:table-cell table:style-name="ce26"/>
          <table:table-cell table:number-columns-repeated="2"/>
          <table:table-cell table:style-name="ce13"/>
          <table:table-cell table:style-name="ce32" table:formula="of:=AVERAGE(OFFSET([.C64];COUNT([.C64:.C239])-7;0;7;1))" office:value-type="float" office:value="141.666666666667" calcext:value-type="float">
            <text:p>142</text:p>
          </table:table-cell>
          <table:table-cell table:style-name="ce32" table:formula="of:=AVERAGE(OFFSET([.D64];COUNT([.D64:.D239])-7;0;7;1))" office:value-type="float" office:value="91.3333333333333" calcext:value-type="float">
            <text:p>91</text:p>
          </table:table-cell>
          <table:table-cell table:style-name="ce32" table:formula="of:=AVERAGE(OFFSET([.E64];COUNT([.E64:.E239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70]+1" office:value-type="date" office:date-value="2021-04-17" calcext:value-type="date">
            <text:p>17-Apr</text:p>
          </table:table-cell>
          <table:table-cell table:style-name="ce23" office:value-type="time" office:time-value="PT09H32M00S" calcext:value-type="time">
            <text:p>9:32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After breakfast</text:p>
          </table:table-cell>
          <table:table-cell table:style-name="ce32" table:formula="of:=AVERAGE(OFFSET([.C65];COUNT([.C65:.C240])-7;0;7;1))" office:value-type="float" office:value="141.666666666667" calcext:value-type="float">
            <text:p>142</text:p>
          </table:table-cell>
          <table:table-cell table:style-name="ce32" table:formula="of:=AVERAGE(OFFSET([.D65];COUNT([.D65:.D240])-7;0;7;1))" office:value-type="float" office:value="91.3333333333333" calcext:value-type="float">
            <text:p>91</text:p>
          </table:table-cell>
          <table:table-cell table:style-name="ce32" table:formula="of:=AVERAGE(OFFSET([.E65];COUNT([.E65:.E240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71]+1" office:value-type="date" office:date-value="2021-04-18" calcext:value-type="date">
            <text:p>18-Apr</text:p>
          </table:table-cell>
          <table:table-cell table:style-name="ce23" office:value-type="time" office:time-value="PT08H46M00S" calcext:value-type="time">
            <text:p>8:4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table:style-name="ce29" office:value-type="string" calcext:value-type="string">
            <text:p>Active, downstairs, made breakfast</text:p>
          </table:table-cell>
          <table:table-cell table:style-name="ce32" table:formula="of:=AVERAGE(OFFSET([.C66];COUNT([.C66:.C241])-7;0;7;1))" office:value-type="float" office:value="141.666666666667" calcext:value-type="float">
            <text:p>142</text:p>
          </table:table-cell>
          <table:table-cell table:style-name="ce32" table:formula="of:=AVERAGE(OFFSET([.D66];COUNT([.D66:.D241])-7;0;7;1))" office:value-type="float" office:value="91.3333333333333" calcext:value-type="float">
            <text:p>91</text:p>
          </table:table-cell>
          <table:table-cell table:style-name="ce32" table:formula="of:=AVERAGE(OFFSET([.E66];COUNT([.E66:.E241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72]+1" office:value-type="date" office:date-value="2021-04-19" calcext:value-type="date">
            <text:p>19-Apr</text:p>
          </table:table-cell>
          <table:table-cell table:style-name="ce23" office:value-type="time" office:time-value="PT08H09M00S" calcext:value-type="time">
            <text:p>8:09</text:p>
          </table:table-cell>
          <table:table-cell table:style-name="ce26" office:value-type="float" office:value="136" calcext:value-type="float">
            <text:p>13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table:style-name="ce13"/>
          <table:table-cell table:style-name="ce32" table:formula="of:=AVERAGE(OFFSET([.C67];COUNT([.C67:.C242])-7;0;7;1))" office:value-type="float" office:value="141.666666666667" calcext:value-type="float">
            <text:p>142</text:p>
          </table:table-cell>
          <table:table-cell table:style-name="ce32" table:formula="of:=AVERAGE(OFFSET([.D67];COUNT([.D67:.D242])-7;0;7;1))" office:value-type="float" office:value="91.3333333333333" calcext:value-type="float">
            <text:p>91</text:p>
          </table:table-cell>
          <table:table-cell table:style-name="ce32" table:formula="of:=AVERAGE(OFFSET([.E67];COUNT([.E67:.E242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73]+1" office:value-type="date" office:date-value="2021-04-20" calcext:value-type="date">
            <text:p>20-Apr</text:p>
          </table:table-cell>
          <table:table-cell table:style-name="ce23" office:value-type="time" office:time-value="PT08H11M00S" calcext:value-type="time">
            <text:p>8:11</text:p>
          </table:table-cell>
          <table:table-cell table:style-name="ce26"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table:style-name="ce13"/>
          <table:table-cell table:style-name="ce32" table:formula="of:=AVERAGE(OFFSET([.C68];COUNT([.C68:.C243])-7;0;7;1))" office:value-type="float" office:value="141.666666666667" calcext:value-type="float">
            <text:p>142</text:p>
          </table:table-cell>
          <table:table-cell table:style-name="ce32" table:formula="of:=AVERAGE(OFFSET([.D68];COUNT([.D68:.D243])-7;0;7;1))" office:value-type="float" office:value="91.3333333333333" calcext:value-type="float">
            <text:p>91</text:p>
          </table:table-cell>
          <table:table-cell table:style-name="ce32" table:formula="of:=AVERAGE(OFFSET([.E68];COUNT([.E68:.E243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74]+1" office:value-type="date" office:date-value="2021-04-21" calcext:value-type="date">
            <text:p>21-Apr</text:p>
          </table:table-cell>
          <table:table-cell table:style-name="ce23" office:value-type="time" office:time-value="PT07H28M00S" calcext:value-type="time">
            <text:p>7:28</text:p>
          </table:table-cell>
          <table:table-cell table:style-name="ce26"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table:style-name="ce13"/>
          <table:table-cell table:style-name="ce32" table:formula="of:=AVERAGE(OFFSET([.C69];COUNT([.C69:.C244])-7;0;7;1))" office:value-type="float" office:value="141.666666666667" calcext:value-type="float">
            <text:p>142</text:p>
          </table:table-cell>
          <table:table-cell table:style-name="ce32" table:formula="of:=AVERAGE(OFFSET([.D69];COUNT([.D69:.D244])-7;0;7;1))" office:value-type="float" office:value="91.3333333333333" calcext:value-type="float">
            <text:p>91</text:p>
          </table:table-cell>
          <table:table-cell table:style-name="ce32" table:formula="of:=AVERAGE(OFFSET([.E69];COUNT([.E69:.E244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75]+1" office:value-type="date" office:date-value="2021-04-22" calcext:value-type="date">
            <text:p>22-Apr</text:p>
          </table:table-cell>
          <table:table-cell table:style-name="ce23" office:value-type="time" office:time-value="PT07H59M00S" calcext:value-type="time">
            <text:p>7:59</text:p>
          </table:table-cell>
          <table:table-cell table:style-name="ce26"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table:style-name="ce13"/>
          <table:table-cell table:style-name="ce32" table:formula="of:=AVERAGE(OFFSET([.C70];COUNT([.C70:.C245])-7;0;7;1))" office:value-type="float" office:value="141.666666666667" calcext:value-type="float">
            <text:p>142</text:p>
          </table:table-cell>
          <table:table-cell table:style-name="ce32" table:formula="of:=AVERAGE(OFFSET([.D70];COUNT([.D70:.D245])-7;0;7;1))" office:value-type="float" office:value="91.3333333333333" calcext:value-type="float">
            <text:p>91</text:p>
          </table:table-cell>
          <table:table-cell table:style-name="ce32" table:formula="of:=AVERAGE(OFFSET([.E70];COUNT([.E70:.E245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76]+1" office:value-type="date" office:date-value="2021-04-23" calcext:value-type="date">
            <text:p>23-Apr</text:p>
          </table:table-cell>
          <table:table-cell table:style-name="ce23" office:value-type="time" office:time-value="PT07H29M00S" calcext:value-type="time">
            <text:p>7:29</text:p>
          </table:table-cell>
          <table:table-cell table:style-name="ce26" office:value-type="float" office:value="136" calcext:value-type="float">
            <text:p>136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table:style-name="ce13"/>
          <table:table-cell table:style-name="ce32" table:formula="of:=AVERAGE(OFFSET([.C71];COUNT([.C71:.C246])-7;0;7;1))" office:value-type="float" office:value="141.666666666667" calcext:value-type="float">
            <text:p>142</text:p>
          </table:table-cell>
          <table:table-cell table:style-name="ce32" table:formula="of:=AVERAGE(OFFSET([.D71];COUNT([.D71:.D246])-7;0;7;1))" office:value-type="float" office:value="91.3333333333333" calcext:value-type="float">
            <text:p>91</text:p>
          </table:table-cell>
          <table:table-cell table:style-name="ce32" table:formula="of:=AVERAGE(OFFSET([.E71];COUNT([.E71:.E246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77]+1" office:value-type="date" office:date-value="2021-04-24" calcext:value-type="date">
            <text:p>24-Apr</text:p>
          </table:table-cell>
          <table:table-cell table:style-name="ce23" office:value-type="time" office:time-value="PT10H34M00S" calcext:value-type="time">
            <text:p>10:34</text:p>
          </table:table-cell>
          <table:table-cell table:style-name="ce26" office:value-type="float" office:value="148" calcext:value-type="float">
            <text:p>148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table:style-name="ce29" office:value-type="string" calcext:value-type="string">
            <text:p>Very active, after breakfast, shower</text:p>
          </table:table-cell>
          <table:table-cell table:style-name="ce32" table:formula="of:=AVERAGE(OFFSET([.C72];COUNT([.C72:.C247])-7;0;7;1))" office:value-type="float" office:value="141.666666666667" calcext:value-type="float">
            <text:p>142</text:p>
          </table:table-cell>
          <table:table-cell table:style-name="ce32" table:formula="of:=AVERAGE(OFFSET([.D72];COUNT([.D72:.D247])-7;0;7;1))" office:value-type="float" office:value="91.3333333333333" calcext:value-type="float">
            <text:p>91</text:p>
          </table:table-cell>
          <table:table-cell table:style-name="ce32" table:formula="of:=AVERAGE(OFFSET([.E72];COUNT([.E72:.E247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78]+1" office:value-type="date" office:date-value="2021-04-25" calcext:value-type="date">
            <text:p>25-Apr</text:p>
          </table:table-cell>
          <table:table-cell table:style-name="ce23" office:value-type="time" office:time-value="PT07H55M00S" calcext:value-type="time">
            <text:p>7:55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table:style-name="ce13"/>
          <table:table-cell table:style-name="ce32" table:formula="of:=AVERAGE(OFFSET([.C73];COUNT([.C73:.C248])-7;0;7;1))" office:value-type="float" office:value="141.666666666667" calcext:value-type="float">
            <text:p>142</text:p>
          </table:table-cell>
          <table:table-cell table:style-name="ce32" table:formula="of:=AVERAGE(OFFSET([.D73];COUNT([.D73:.D248])-7;0;7;1))" office:value-type="float" office:value="91.3333333333333" calcext:value-type="float">
            <text:p>91</text:p>
          </table:table-cell>
          <table:table-cell table:style-name="ce32" table:formula="of:=AVERAGE(OFFSET([.E73];COUNT([.E73:.E248])-7;0;7;1))" office:value-type="float" office:value="70.6666666666667" calcext:value-type="float">
            <text:p>71</text:p>
          </table:table-cell>
          <table:table-cell table:number-columns-repeated="4"/>
          <table:table-cell table:style-name="ce13"/>
          <table:table-cell table:number-columns-repeated="4"/>
          <table:table-cell table:style-name="ce13"/>
          <table:table-cell table:number-columns-repeated="1005"/>
        </table:table-row>
        <table:table-row table:style-name="ro5">
          <table:table-cell table:style-name="ce11" table:formula="of:=[.A79]+1" office:value-type="date" office:date-value="2021-04-26" calcext:value-type="date">
            <text:p>26-Apr</text:p>
          </table:table-cell>
          <table:table-cell table:style-name="ce23" office:value-type="time" office:time-value="PT09H09M00S" calcext:value-type="time">
            <text:p>9:09</text:p>
          </table:table-cell>
          <table:table-cell table:style-name="ce26" office:value-type="float" office:value="157" calcext:value-type="float">
            <text:p>157</text:p>
          </table:table-cell>
          <table:table-cell office:value-type="float" office:value="104" calcext:value-type="float">
            <text:p>104</text:p>
          </table:table-cell>
          <table:table-cell office:value-type="float" office:value="81" calcext:value-type="float">
            <text:p>81</text:p>
          </table:table-cell>
          <table:table-cell table:style-name="ce30" office:value-type="string" calcext:value-type="string">
            <text:p>Poor sleep, stress before previous night's bedtime.</text:p>
          </table:table-cell>
          <table:table-cell table:style-name="ce32" table:formula="of:=AVERAGE(OFFSET([.C74];COUNT([.C74:.C249])-7;0;7;1))" office:value-type="float" office:value="141.666666666667" calcext:value-type="float">
            <text:p>142</text:p>
          </table:table-cell>
          <table:table-cell table:style-name="ce32" table:formula="of:=AVERAGE(OFFSET([.D74];COUNT([.D74:.D249])-7;0;7;1))" office:value-type="float" office:value="91.3333333333333" calcext:value-type="float">
            <text:p>91</text:p>
          </table:table-cell>
          <table:table-cell table:style-name="ce32" table:formula="of:=AVERAGE(OFFSET([.E74];COUNT([.E74:.E249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5">
          <table:table-cell table:style-name="ce11" table:formula="of:=[.A80]+1" office:value-type="date" office:date-value="2021-04-27" calcext:value-type="date">
            <text:p>27-Apr</text:p>
          </table:table-cell>
          <table:table-cell table:style-name="ce23" office:value-type="time" office:time-value="PT08H09M00S" calcext:value-type="time">
            <text:p>8:09</text:p>
          </table:table-cell>
          <table:table-cell table:style-name="ce26"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2" table:formula="of:=AVERAGE(OFFSET([.C75];COUNT([.C75:.C250])-7;0;7;1))" office:value-type="float" office:value="141.666666666667" calcext:value-type="float">
            <text:p>142</text:p>
          </table:table-cell>
          <table:table-cell table:style-name="ce32" table:formula="of:=AVERAGE(OFFSET([.D75];COUNT([.D75:.D250])-7;0;7;1))" office:value-type="float" office:value="91.3333333333333" calcext:value-type="float">
            <text:p>91</text:p>
          </table:table-cell>
          <table:table-cell table:style-name="ce32" table:formula="of:=AVERAGE(OFFSET([.E75];COUNT([.E75:.E250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5">
          <table:table-cell table:style-name="ce11" table:formula="of:=[.A81]+1" office:value-type="date" office:date-value="2021-04-28" calcext:value-type="date">
            <text:p>28-Apr</text:p>
          </table:table-cell>
          <table:table-cell table:style-name="ce23" office:value-type="time" office:time-value="PT08H10M00S" calcext:value-type="time">
            <text:p>8:10</text:p>
          </table:table-cell>
          <table:table-cell table:style-name="ce26" office:value-type="float" office:value="143" calcext:value-type="float">
            <text:p>143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32" table:formula="of:=AVERAGE(OFFSET([.C76];COUNT([.C76:.C251])-7;0;7;1))" office:value-type="float" office:value="141.666666666667" calcext:value-type="float">
            <text:p>142</text:p>
          </table:table-cell>
          <table:table-cell table:style-name="ce32" table:formula="of:=AVERAGE(OFFSET([.D76];COUNT([.D76:.D251])-7;0;7;1))" office:value-type="float" office:value="91.3333333333333" calcext:value-type="float">
            <text:p>91</text:p>
          </table:table-cell>
          <table:table-cell table:style-name="ce32" table:formula="of:=AVERAGE(OFFSET([.E76];COUNT([.E76:.E251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5">
          <table:table-cell table:style-name="ce11" table:formula="of:=[.A82]+1" office:value-type="date" office:date-value="2021-04-29" calcext:value-type="date">
            <text:p>29-Apr</text:p>
          </table:table-cell>
          <table:table-cell table:style-name="ce23" office:value-type="time" office:time-value="PT08H14M00S" calcext:value-type="time">
            <text:p>8:14</text:p>
          </table:table-cell>
          <table:table-cell table:style-name="ce26"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32" table:formula="of:=AVERAGE(OFFSET([.C77];COUNT([.C77:.C252])-7;0;7;1))" office:value-type="float" office:value="141.666666666667" calcext:value-type="float">
            <text:p>142</text:p>
          </table:table-cell>
          <table:table-cell table:style-name="ce32" table:formula="of:=AVERAGE(OFFSET([.D77];COUNT([.D77:.D252])-7;0;7;1))" office:value-type="float" office:value="91.3333333333333" calcext:value-type="float">
            <text:p>91</text:p>
          </table:table-cell>
          <table:table-cell table:style-name="ce32" table:formula="of:=AVERAGE(OFFSET([.E77];COUNT([.E77:.E252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5">
          <table:table-cell table:style-name="ce11" table:formula="of:=[.A83]+1" office:value-type="date" office:date-value="2021-04-30" calcext:value-type="date">
            <text:p>30-Apr</text:p>
          </table:table-cell>
          <table:table-cell table:style-name="ce23" office:value-type="time" office:time-value="PT15H11M00S" calcext:value-type="time">
            <text:p>15:11</text:p>
          </table:table-cell>
          <table:table-cell table:style-name="ce26"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table:style-name="ce30" office:value-type="string" calcext:value-type="string">
            <text:p>Tremendous stress. Karla didn't let up all day.</text:p>
          </table:table-cell>
          <table:table-cell table:style-name="ce32" table:formula="of:=AVERAGE(OFFSET([.C78];COUNT([.C78:.C253])-7;0;7;1))" office:value-type="float" office:value="141.666666666667" calcext:value-type="float">
            <text:p>142</text:p>
          </table:table-cell>
          <table:table-cell table:style-name="ce32" table:formula="of:=AVERAGE(OFFSET([.D78];COUNT([.D78:.D253])-7;0;7;1))" office:value-type="float" office:value="91.3333333333333" calcext:value-type="float">
            <text:p>91</text:p>
          </table:table-cell>
          <table:table-cell table:style-name="ce32" table:formula="of:=AVERAGE(OFFSET([.E78];COUNT([.E78:.E253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2">
          <table:table-cell table:style-name="ce11" table:formula="of:=[.A84]+1" office:value-type="date" office:date-value="2021-05-01" calcext:value-type="date">
            <text:p>1-May</text:p>
          </table:table-cell>
          <table:table-cell/>
          <table:table-cell table:style-name="ce26"/>
          <table:table-cell table:number-columns-repeated="3"/>
          <table:table-cell table:style-name="ce32" table:formula="of:=AVERAGE(OFFSET([.C79];COUNT([.C79:.C254])-7;0;7;1))" office:value-type="float" office:value="141.666666666667" calcext:value-type="float">
            <text:p>142</text:p>
          </table:table-cell>
          <table:table-cell table:style-name="ce32" table:formula="of:=AVERAGE(OFFSET([.D79];COUNT([.D79:.D254])-7;0;7;1))" office:value-type="float" office:value="91.3333333333333" calcext:value-type="float">
            <text:p>91</text:p>
          </table:table-cell>
          <table:table-cell table:style-name="ce32" table:formula="of:=AVERAGE(OFFSET([.E79];COUNT([.E79:.E254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2">
          <table:table-cell table:style-name="ce11" table:formula="of:=[.A85]+1" office:value-type="date" office:date-value="2021-05-02" calcext:value-type="date">
            <text:p>2-May</text:p>
          </table:table-cell>
          <table:table-cell/>
          <table:table-cell table:style-name="ce26"/>
          <table:table-cell table:number-columns-repeated="3"/>
          <table:table-cell table:style-name="ce32" table:formula="of:=AVERAGE(OFFSET([.C80];COUNT([.C80:.C255])-7;0;7;1))" office:value-type="float" office:value="141.666666666667" calcext:value-type="float">
            <text:p>142</text:p>
          </table:table-cell>
          <table:table-cell table:style-name="ce32" table:formula="of:=AVERAGE(OFFSET([.D80];COUNT([.D80:.D255])-7;0;7;1))" office:value-type="float" office:value="91.3333333333333" calcext:value-type="float">
            <text:p>91</text:p>
          </table:table-cell>
          <table:table-cell table:style-name="ce32" table:formula="of:=AVERAGE(OFFSET([.E80];COUNT([.E80:.E255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5">
          <table:table-cell table:style-name="ce11" table:formula="of:=[.A86]+1" office:value-type="date" office:date-value="2021-05-03" calcext:value-type="date">
            <text:p>3-May</text:p>
          </table:table-cell>
          <table:table-cell table:style-name="ce23" office:value-type="time" office:time-value="PT06H43M00S" calcext:value-type="time">
            <text:p>6:43</text:p>
          </table:table-cell>
          <table:table-cell table:style-name="ce26"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32" table:formula="of:=AVERAGE(OFFSET([.C81];COUNT([.C81:.C256])-7;0;7;1))" office:value-type="float" office:value="141.666666666667" calcext:value-type="float">
            <text:p>142</text:p>
          </table:table-cell>
          <table:table-cell table:style-name="ce32" table:formula="of:=AVERAGE(OFFSET([.D81];COUNT([.D81:.D256])-7;0;7;1))" office:value-type="float" office:value="91.3333333333333" calcext:value-type="float">
            <text:p>91</text:p>
          </table:table-cell>
          <table:table-cell table:style-name="ce32" table:formula="of:=AVERAGE(OFFSET([.E81];COUNT([.E81:.E256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5">
          <table:table-cell table:style-name="ce11" table:formula="of:=[.A87]+1" office:value-type="date" office:date-value="2021-05-04" calcext:value-type="date">
            <text:p>4-May</text:p>
          </table:table-cell>
          <table:table-cell table:style-name="ce23" office:value-type="time" office:time-value="PT08H28M00S" calcext:value-type="time">
            <text:p>8:28</text:p>
          </table:table-cell>
          <table:table-cell table:style-name="ce26" office:value-type="float" office:value="127" calcext:value-type="float">
            <text:p>127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32" table:formula="of:=AVERAGE(OFFSET([.C82];COUNT([.C82:.C257])-7;0;7;1))" office:value-type="float" office:value="141.666666666667" calcext:value-type="float">
            <text:p>142</text:p>
          </table:table-cell>
          <table:table-cell table:style-name="ce32" table:formula="of:=AVERAGE(OFFSET([.D82];COUNT([.D82:.D257])-7;0;7;1))" office:value-type="float" office:value="91.3333333333333" calcext:value-type="float">
            <text:p>91</text:p>
          </table:table-cell>
          <table:table-cell table:style-name="ce32" table:formula="of:=AVERAGE(OFFSET([.E82];COUNT([.E82:.E257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2">
          <table:table-cell table:style-name="ce11" table:formula="of:=[.A88]+1" office:value-type="date" office:date-value="2021-05-05" calcext:value-type="date">
            <text:p>5-May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83];COUNT([.C83:.C258])-7;0;7;1))" office:value-type="float" office:value="141.666666666667" calcext:value-type="float">
            <text:p>142</text:p>
          </table:table-cell>
          <table:table-cell table:style-name="ce32" table:formula="of:=AVERAGE(OFFSET([.D83];COUNT([.D83:.D258])-7;0;7;1))" office:value-type="float" office:value="91.3333333333333" calcext:value-type="float">
            <text:p>91</text:p>
          </table:table-cell>
          <table:table-cell table:style-name="ce32" table:formula="of:=AVERAGE(OFFSET([.E83];COUNT([.E83:.E258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5">
          <table:table-cell table:style-name="ce11" table:formula="of:=[.A89]+1" office:value-type="date" office:date-value="2021-05-06" calcext:value-type="date">
            <text:p>6-May</text:p>
          </table:table-cell>
          <table:table-cell table:style-name="ce23" office:value-type="time" office:time-value="PT07H39M00S" calcext:value-type="time">
            <text:p>7:39</text:p>
          </table:table-cell>
          <table:table-cell table:style-name="ce26" office:value-type="float" office:value="144" calcext:value-type="float">
            <text:p>144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32" table:formula="of:=AVERAGE(OFFSET([.C84];COUNT([.C84:.C259])-7;0;7;1))" office:value-type="float" office:value="141.666666666667" calcext:value-type="float">
            <text:p>142</text:p>
          </table:table-cell>
          <table:table-cell table:style-name="ce32" table:formula="of:=AVERAGE(OFFSET([.D84];COUNT([.D84:.D259])-7;0;7;1))" office:value-type="float" office:value="91.3333333333333" calcext:value-type="float">
            <text:p>91</text:p>
          </table:table-cell>
          <table:table-cell table:style-name="ce32" table:formula="of:=AVERAGE(OFFSET([.E84];COUNT([.E84:.E259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5">
          <table:table-cell table:style-name="ce11" table:formula="of:=[.A90]+1" office:value-type="date" office:date-value="2021-05-07" calcext:value-type="date">
            <text:p>7-May</text:p>
          </table:table-cell>
          <table:table-cell table:style-name="ce23" office:value-type="time" office:time-value="PT07H42M00S" calcext:value-type="time">
            <text:p>7:42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uress</text:p>
          </table:table-cell>
          <table:table-cell table:style-name="ce32" table:formula="of:=AVERAGE(OFFSET([.C85];COUNT([.C85:.C260])-7;0;7;1))" office:value-type="float" office:value="141.666666666667" calcext:value-type="float">
            <text:p>142</text:p>
          </table:table-cell>
          <table:table-cell table:style-name="ce32" table:formula="of:=AVERAGE(OFFSET([.D85];COUNT([.D85:.D260])-7;0;7;1))" office:value-type="float" office:value="91.3333333333333" calcext:value-type="float">
            <text:p>91</text:p>
          </table:table-cell>
          <table:table-cell table:style-name="ce32" table:formula="of:=AVERAGE(OFFSET([.E85];COUNT([.E85:.E260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5">
          <table:table-cell table:style-name="ce11" table:formula="of:=[.A91]" office:value-type="date" office:date-value="2021-05-07" calcext:value-type="date">
            <text:p>7-May</text:p>
          </table:table-cell>
          <table:table-cell table:style-name="ce23" office:value-type="time" office:time-value="PT08H06M00S" calcext:value-type="time">
            <text:p>8:06</text:p>
          </table:table-cell>
          <table:table-cell table:style-name="ce26"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32" table:formula="of:=AVERAGE(OFFSET([.C86];COUNT([.C86:.C261])-7;0;7;1))" office:value-type="float" office:value="143" calcext:value-type="float">
            <text:p>143</text:p>
          </table:table-cell>
          <table:table-cell table:style-name="ce32" table:formula="of:=AVERAGE(OFFSET([.D86];COUNT([.D86:.D261])-7;0;7;1))" office:value-type="float" office:value="91.3333333333333" calcext:value-type="float">
            <text:p>91</text:p>
          </table:table-cell>
          <table:table-cell table:style-name="ce32" table:formula="of:=AVERAGE(OFFSET([.E86];COUNT([.E86:.E261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5">
          <table:table-cell table:style-name="ce11" table:formula="of:=[.A91]+1" office:value-type="date" office:date-value="2021-05-08" calcext:value-type="date">
            <text:p>8-May</text:p>
          </table:table-cell>
          <table:table-cell table:style-name="ce23" office:value-type="time" office:time-value="PT07H55M00S" calcext:value-type="time">
            <text:p>7:55</text:p>
          </table:table-cell>
          <table:table-cell table:style-name="ce26"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32" table:formula="of:=AVERAGE(OFFSET([.C87];COUNT([.C87:.C262])-7;0;7;1))" office:value-type="float" office:value="147" calcext:value-type="float">
            <text:p>147</text:p>
          </table:table-cell>
          <table:table-cell table:style-name="ce32" table:formula="of:=AVERAGE(OFFSET([.D87];COUNT([.D87:.D262])-7;0;7;1))" office:value-type="float" office:value="91.3333333333333" calcext:value-type="float">
            <text:p>91</text:p>
          </table:table-cell>
          <table:table-cell table:style-name="ce32" table:formula="of:=AVERAGE(OFFSET([.E87];COUNT([.E87:.E262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2">
          <table:table-cell table:style-name="ce11" table:formula="of:=[.A93]+1" office:value-type="date" office:date-value="2021-05-09" calcext:value-type="date">
            <text:p>9-May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88];COUNT([.C88:.C263])-7;0;7;1))" office:value-type="float" office:value="147" calcext:value-type="float">
            <text:p>147</text:p>
          </table:table-cell>
          <table:table-cell table:style-name="ce32" table:formula="of:=AVERAGE(OFFSET([.D88];COUNT([.D88:.D263])-7;0;7;1))" office:value-type="float" office:value="91.3333333333333" calcext:value-type="float">
            <text:p>91</text:p>
          </table:table-cell>
          <table:table-cell table:style-name="ce32" table:formula="of:=AVERAGE(OFFSET([.E88];COUNT([.E88:.E263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2">
          <table:table-cell table:style-name="ce11" table:formula="of:=[.A94]+1" office:value-type="date" office:date-value="2021-05-10" calcext:value-type="date">
            <text:p>10-May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89];COUNT([.C89:.C264])-7;0;7;1))" office:value-type="float" office:value="147" calcext:value-type="float">
            <text:p>147</text:p>
          </table:table-cell>
          <table:table-cell table:style-name="ce32" table:formula="of:=AVERAGE(OFFSET([.D89];COUNT([.D89:.D264])-7;0;7;1))" office:value-type="float" office:value="91.3333333333333" calcext:value-type="float">
            <text:p>91</text:p>
          </table:table-cell>
          <table:table-cell table:style-name="ce32" table:formula="of:=AVERAGE(OFFSET([.E89];COUNT([.E89:.E264])-7;0;7;1))" office:value-type="float" office:value="70.6666666666667" calcext:value-type="float">
            <text:p>71</text:p>
          </table:table-cell>
          <table:table-cell table:number-columns-repeated="1015"/>
        </table:table-row>
        <table:table-row table:style-name="ro5">
          <table:table-cell table:style-name="ce11" table:formula="of:=[.A95]+1" office:value-type="date" office:date-value="2021-05-11" calcext:value-type="date">
            <text:p>11-May</text:p>
          </table:table-cell>
          <table:table-cell table:style-name="ce23" office:value-type="time" office:time-value="PT07H25M00S" calcext:value-type="time">
            <text:p>7:25</text:p>
          </table:table-cell>
          <table:table-cell table:style-name="ce26"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2" table:formula="of:=AVERAGE(OFFSET([.C90];COUNT([.C90:.C265])-7;0;7;1))" office:value-type="string" office:string-value="" calcext:value-type="error">
            <text:p>#DIV/0!</text:p>
          </table:table-cell>
          <table:table-cell table:style-name="ce32" table:formula="of:=AVERAGE(OFFSET([.D90];COUNT([.D90:.D265])-7;0;7;1))" office:value-type="float" office:value="93.5" calcext:value-type="float">
            <text:p>94</text:p>
          </table:table-cell>
          <table:table-cell table:style-name="ce32" table:formula="of:=AVERAGE(OFFSET([.E90];COUNT([.E90:.E265])-7;0;7;1))" office:value-type="float" office:value="71" calcext:value-type="float">
            <text:p>71</text:p>
          </table:table-cell>
          <table:table-cell table:number-columns-repeated="1015"/>
        </table:table-row>
        <table:table-row table:style-name="ro5">
          <table:table-cell table:style-name="ce11" table:formula="of:=[.A96]+1" office:value-type="date" office:date-value="2021-05-12" calcext:value-type="date">
            <text:p>12-May</text:p>
          </table:table-cell>
          <table:table-cell table:style-name="ce23" office:value-type="time" office:time-value="PT08H00M00S" calcext:value-type="time">
            <text:p>8:00</text:p>
          </table:table-cell>
          <table:table-cell table:style-name="ce27" office:value-type="float" office:value="131" calcext:value-type="float">
            <text:p>131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2" table:formula="of:=AVERAGE(OFFSET([.C91];COUNT([.C91:.C266])-7;0;7;1))" office:value-type="string" office:string-value="" calcext:value-type="error">
            <text:p>#DIV/0!</text:p>
          </table:table-cell>
          <table:table-cell table:style-name="ce32" table:formula="of:=AVERAGE(OFFSET([.D91];COUNT([.D91:.D266])-7;0;7;1))" office:value-type="float" office:value="93.5" calcext:value-type="float">
            <text:p>94</text:p>
          </table:table-cell>
          <table:table-cell table:style-name="ce32" table:formula="of:=AVERAGE(OFFSET([.E91];COUNT([.E91:.E266])-7;0;7;1))" office:value-type="float" office:value="71" calcext:value-type="float">
            <text:p>71</text:p>
          </table:table-cell>
          <table:table-cell table:number-columns-repeated="1015"/>
        </table:table-row>
        <table:table-row table:style-name="ro5">
          <table:table-cell table:style-name="ce11" table:formula="of:=[.A97]+1" office:value-type="date" office:date-value="2021-05-13" calcext:value-type="date">
            <text:p>13-May</text:p>
          </table:table-cell>
          <table:table-cell table:style-name="ce23" office:value-type="time" office:time-value="PT07H10M00S" calcext:value-type="time">
            <text:p>7:10</text:p>
          </table:table-cell>
          <table:table-cell table:style-name="ce26"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32" table:formula="of:=AVERAGE(OFFSET([.C92];COUNT([.C92:.C267])-7;0;7;1))" office:value-type="string" office:string-value="" calcext:value-type="error">
            <text:p>#DIV/0!</text:p>
          </table:table-cell>
          <table:table-cell table:style-name="ce32" table:formula="of:=AVERAGE(OFFSET([.D92];COUNT([.D92:.D267])-7;0;7;1))" office:value-type="float" office:value="93.5" calcext:value-type="float">
            <text:p>94</text:p>
          </table:table-cell>
          <table:table-cell table:style-name="ce32" table:formula="of:=AVERAGE(OFFSET([.E92];COUNT([.E92:.E267])-7;0;7;1))" office:value-type="float" office:value="71" calcext:value-type="float">
            <text:p>71</text:p>
          </table:table-cell>
          <table:table-cell table:number-columns-repeated="1015"/>
        </table:table-row>
        <table:table-row table:style-name="ro5">
          <table:table-cell table:style-name="ce11" table:formula="of:=[.A98]+1" office:value-type="date" office:date-value="2021-05-14" calcext:value-type="date">
            <text:p>14-May</text:p>
          </table:table-cell>
          <table:table-cell table:style-name="ce23" office:value-type="time" office:time-value="PT08H09M00S" calcext:value-type="time">
            <text:p>8:09</text:p>
          </table:table-cell>
          <table:table-cell table:style-name="ce26"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table:style-name="ce31" office:value-type="string" calcext:value-type="string">
            <text:p>Active before, stress</text:p>
          </table:table-cell>
          <table:table-cell table:style-name="ce32" table:formula="of:=AVERAGE(OFFSET([.C93];COUNT([.C93:.C268])-7;0;7;1))" office:value-type="string" office:string-value="" calcext:value-type="error">
            <text:p>#DIV/0!</text:p>
          </table:table-cell>
          <table:table-cell table:style-name="ce32" table:formula="of:=AVERAGE(OFFSET([.D93];COUNT([.D93:.D268])-7;0;7;1))" office:value-type="float" office:value="93.5" calcext:value-type="float">
            <text:p>94</text:p>
          </table:table-cell>
          <table:table-cell table:style-name="ce32" table:formula="of:=AVERAGE(OFFSET([.E93];COUNT([.E93:.E268])-7;0;7;1))" office:value-type="float" office:value="71" calcext:value-type="float">
            <text:p>71</text:p>
          </table:table-cell>
          <table:table-cell table:style-name="ce23" office:value-type="time" office:time-value="PT18H16M00S" calcext:value-type="time">
            <text:p>18:16</text:p>
          </table:table-cell>
          <table:table-cell table:style-name="ce26" office:value-type="float" office:value="166" calcext:value-type="float">
            <text:p>166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5">
          <table:table-cell table:style-name="ce11" table:formula="of:=[.A99]+1" office:value-type="date" office:date-value="2021-05-15" calcext:value-type="date">
            <text:p>15-May</text:p>
          </table:table-cell>
          <table:table-cell table:style-name="ce23" office:value-type="time" office:time-value="PT07H02M00S" calcext:value-type="time">
            <text:p>7:02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2" table:formula="of:=AVERAGE(OFFSET([.C95];COUNT([.C95:.C270])-7;0;7;1))" office:value-type="string" office:string-value="" calcext:value-type="error">
            <text:p>#DIV/0!</text:p>
          </table:table-cell>
          <table:table-cell table:style-name="ce32" table:formula="of:=AVERAGE(OFFSET([.D95];COUNT([.D95:.D270])-7;0;7;1))" office:value-type="float" office:value="91" calcext:value-type="float">
            <text:p>91</text:p>
          </table:table-cell>
          <table:table-cell table:style-name="ce32" table:formula="of:=AVERAGE(OFFSET([.E95];COUNT([.E95:.E270])-7;0;7;1))" office:value-type="float" office:value="66" calcext:value-type="float">
            <text:p>66</text:p>
          </table:table-cell>
          <table:table-cell table:number-columns-repeated="1015"/>
        </table:table-row>
        <table:table-row table:style-name="ro5">
          <table:table-cell table:style-name="ce11" table:formula="of:=[.A100]+1" office:value-type="date" office:date-value="2021-05-16" calcext:value-type="date">
            <text:p>16-May</text:p>
          </table:table-cell>
          <table:table-cell table:style-name="ce23" office:value-type="time" office:time-value="PT09H14M00S" calcext:value-type="time">
            <text:p>9:14</text:p>
          </table:table-cell>
          <table:table-cell table:style-name="ce26"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32" table:formula="of:=AVERAGE(OFFSET([.C96];COUNT([.C96:.C271])-7;0;7;1))" office:value-type="string" office:string-value="" calcext:value-type="error">
            <text:p>#DIV/0!</text:p>
          </table:table-cell>
          <table:table-cell table:style-name="ce32" table:formula="of:=AVERAGE(OFFSET([.D96];COUNT([.D96:.D271])-7;0;7;1))" office:value-type="string" office:string-value="" calcext:value-type="error">
            <text:p>#DIV/0!</text:p>
          </table:table-cell>
          <table:table-cell table:style-name="ce32" table:formula="of:=AVERAGE(OFFSET([.E96];COUNT([.E96:.E271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01]+1" office:value-type="date" office:date-value="2021-05-17" calcext:value-type="date">
            <text:p>17-May</text:p>
          </table:table-cell>
          <table:table-cell table:style-name="ce23" office:value-type="time" office:time-value="PT08H32M00S" calcext:value-type="time">
            <text:p>8:32</text:p>
          </table:table-cell>
          <table:table-cell table:style-name="ce26"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32" table:formula="of:=AVERAGE(OFFSET([.C97];COUNT([.C97:.C272])-7;0;7;1))" office:value-type="string" office:string-value="" calcext:value-type="error">
            <text:p>#DIV/0!</text:p>
          </table:table-cell>
          <table:table-cell table:style-name="ce32" table:formula="of:=AVERAGE(OFFSET([.D97];COUNT([.D97:.D272])-7;0;7;1))" office:value-type="string" office:string-value="" calcext:value-type="error">
            <text:p>#DIV/0!</text:p>
          </table:table-cell>
          <table:table-cell table:style-name="ce32" table:formula="of:=AVERAGE(OFFSET([.E97];COUNT([.E97:.E272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02]+1" office:value-type="date" office:date-value="2021-05-18" calcext:value-type="date">
            <text:p>18-May</text:p>
          </table:table-cell>
          <table:table-cell table:style-name="ce23" office:value-type="time" office:time-value="PT08H40M00S" calcext:value-type="time">
            <text:p>8:40</text:p>
          </table:table-cell>
          <table:table-cell table:style-name="ce26" office:value-type="float" office:value="144" calcext:value-type="float">
            <text:p>144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32" table:formula="of:=AVERAGE(OFFSET([.C98];COUNT([.C98:.C273])-7;0;7;1))" office:value-type="string" office:string-value="" calcext:value-type="error">
            <text:p>#DIV/0!</text:p>
          </table:table-cell>
          <table:table-cell table:style-name="ce32" table:formula="of:=AVERAGE(OFFSET([.D98];COUNT([.D98:.D273])-7;0;7;1))" office:value-type="string" office:string-value="" calcext:value-type="error">
            <text:p>#DIV/0!</text:p>
          </table:table-cell>
          <table:table-cell table:style-name="ce32" table:formula="of:=AVERAGE(OFFSET([.E98];COUNT([.E98:.E273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03]+1" office:value-type="date" office:date-value="2021-05-19" calcext:value-type="date">
            <text:p>19-May</text:p>
          </table:table-cell>
          <table:table-cell table:style-name="ce23" office:value-type="time" office:time-value="PT08H12M00S" calcext:value-type="time">
            <text:p>8:12</text:p>
          </table:table-cell>
          <table:table-cell table:style-name="ce26" office:value-type="float" office:value="151" calcext:value-type="float">
            <text:p>151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32" table:formula="of:=AVERAGE(OFFSET([.C99];COUNT([.C99:.C274])-7;0;7;1))" office:value-type="string" office:string-value="" calcext:value-type="error">
            <text:p>#DIV/0!</text:p>
          </table:table-cell>
          <table:table-cell table:style-name="ce32" table:formula="of:=AVERAGE(OFFSET([.D99];COUNT([.D99:.D274])-7;0;7;1))" office:value-type="string" office:string-value="" calcext:value-type="error">
            <text:p>#DIV/0!</text:p>
          </table:table-cell>
          <table:table-cell table:style-name="ce32" table:formula="of:=AVERAGE(OFFSET([.E99];COUNT([.E99:.E274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04]+1" office:value-type="date" office:date-value="2021-05-20" calcext:value-type="date">
            <text:p>20-May</text:p>
          </table:table-cell>
          <table:table-cell table:style-name="ce23" office:value-type="time" office:time-value="PT06H59M00S" calcext:value-type="time">
            <text:p>6:59</text:p>
          </table:table-cell>
          <table:table-cell table:style-name="ce26" office:value-type="float" office:value="152" calcext:value-type="float">
            <text:p>152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32" table:formula="of:=AVERAGE(OFFSET([.C100];COUNT([.C100:.C275])-7;0;7;1))" office:value-type="string" office:string-value="" calcext:value-type="error">
            <text:p>#DIV/0!</text:p>
          </table:table-cell>
          <table:table-cell table:style-name="ce32" table:formula="of:=AVERAGE(OFFSET([.D100];COUNT([.D100:.D275])-7;0;7;1))" office:value-type="string" office:string-value="" calcext:value-type="error">
            <text:p>#DIV/0!</text:p>
          </table:table-cell>
          <table:table-cell table:style-name="ce32" table:formula="of:=AVERAGE(OFFSET([.E100];COUNT([.E100:.E275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05]+1" office:value-type="date" office:date-value="2021-05-21" calcext:value-type="date">
            <text:p>21-May</text:p>
          </table:table-cell>
          <table:table-cell table:style-name="ce23"/>
          <table:table-cell table:style-name="ce26"/>
          <table:table-cell table:number-columns-repeated="2"/>
          <table:table-cell table:style-name="ce31" office:value-type="string" calcext:value-type="string">
            <text:p>@Wedding in Chicago</text:p>
          </table:table-cell>
          <table:table-cell table:style-name="ce32" table:formula="of:=AVERAGE(OFFSET([.C100];COUNT([.C100:.C276])-7;0;7;1))" office:value-type="string" office:string-value="" calcext:value-type="error">
            <text:p>#DIV/0!</text:p>
          </table:table-cell>
          <table:table-cell table:style-name="ce32" table:formula="of:=AVERAGE(OFFSET([.D100];COUNT([.D100:.D276])-7;0;7;1))" office:value-type="string" office:string-value="" calcext:value-type="error">
            <text:p>#DIV/0!</text:p>
          </table:table-cell>
          <table:table-cell table:style-name="ce32" table:formula="of:=AVERAGE(OFFSET([.E100];COUNT([.E100:.E276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06]+1" office:value-type="date" office:date-value="2021-05-22" calcext:value-type="date">
            <text:p>22-May</text:p>
          </table:table-cell>
          <table:table-cell table:style-name="ce23"/>
          <table:table-cell table:style-name="ce26"/>
          <table:table-cell table:number-columns-repeated="2"/>
          <table:table-cell table:style-name="ce31" office:value-type="string" calcext:value-type="string">
            <text:p>@Wedding in Chicago</text:p>
          </table:table-cell>
          <table:table-cell table:style-name="ce32" table:formula="of:=AVERAGE(OFFSET([.C101];COUNT([.C101:.C277])-7;0;7;1))" office:value-type="string" office:string-value="" calcext:value-type="error">
            <text:p>#DIV/0!</text:p>
          </table:table-cell>
          <table:table-cell table:style-name="ce32" table:formula="of:=AVERAGE(OFFSET([.D101];COUNT([.D101:.D277])-7;0;7;1))" office:value-type="string" office:string-value="" calcext:value-type="error">
            <text:p>#DIV/0!</text:p>
          </table:table-cell>
          <table:table-cell table:style-name="ce32" table:formula="of:=AVERAGE(OFFSET([.E101];COUNT([.E101:.E277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07]+1" office:value-type="date" office:date-value="2021-05-23" calcext:value-type="date">
            <text:p>23-May</text:p>
          </table:table-cell>
          <table:table-cell table:style-name="ce23" office:value-type="time" office:time-value="PT09H38M00S" calcext:value-type="time">
            <text:p>9:38</text:p>
          </table:table-cell>
          <table:table-cell table:style-name="ce26" office:value-type="float" office:value="129" calcext:value-type="float">
            <text:p>129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table:style-name="ce31" office:value-type="string" calcext:value-type="string">
            <text:p>@Wedding in Chicago</text:p>
          </table:table-cell>
          <table:table-cell table:style-name="ce32" table:formula="of:=AVERAGE(OFFSET([.C102];COUNT([.C102:.C278])-7;0;7;1))" office:value-type="string" office:string-value="" calcext:value-type="error">
            <text:p>#DIV/0!</text:p>
          </table:table-cell>
          <table:table-cell table:style-name="ce32" table:formula="of:=AVERAGE(OFFSET([.D102];COUNT([.D102:.D278])-7;0;7;1))" office:value-type="string" office:string-value="" calcext:value-type="error">
            <text:p>#DIV/0!</text:p>
          </table:table-cell>
          <table:table-cell table:style-name="ce32" table:formula="of:=AVERAGE(OFFSET([.E102];COUNT([.E102:.E278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08]+1" office:value-type="date" office:date-value="2021-05-24" calcext:value-type="date">
            <text:p>24-May</text:p>
          </table:table-cell>
          <table:table-cell table:style-name="ce23" office:value-type="time" office:time-value="PT07H44M00S" calcext:value-type="time">
            <text:p>7:44</text:p>
          </table:table-cell>
          <table:table-cell table:style-name="ce26" office:value-type="float" office:value="155" calcext:value-type="float">
            <text:p>155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32" table:formula="of:=AVERAGE(OFFSET([.C103];COUNT([.C103:.C279])-7;0;7;1))" office:value-type="string" office:string-value="" calcext:value-type="error">
            <text:p>#DIV/0!</text:p>
          </table:table-cell>
          <table:table-cell table:style-name="ce32" table:formula="of:=AVERAGE(OFFSET([.D103];COUNT([.D103:.D279])-7;0;7;1))" office:value-type="string" office:string-value="" calcext:value-type="error">
            <text:p>#DIV/0!</text:p>
          </table:table-cell>
          <table:table-cell table:style-name="ce32" table:formula="of:=AVERAGE(OFFSET([.E103];COUNT([.E103:.E279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09]+1" office:value-type="date" office:date-value="2021-05-25" calcext:value-type="date">
            <text:p>25-May</text:p>
          </table:table-cell>
          <table:table-cell table:style-name="ce23" office:value-type="time" office:time-value="PT07H59M00S" calcext:value-type="time">
            <text:p>7:59</text:p>
          </table:table-cell>
          <table:table-cell table:style-name="ce26" office:value-type="float" office:value="138" calcext:value-type="float">
            <text:p>138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32" table:formula="of:=AVERAGE(OFFSET([.C104];COUNT([.C104:.C280])-7;0;7;1))" office:value-type="string" office:string-value="" calcext:value-type="error">
            <text:p>#DIV/0!</text:p>
          </table:table-cell>
          <table:table-cell table:style-name="ce32" table:formula="of:=AVERAGE(OFFSET([.D104];COUNT([.D104:.D280])-7;0;7;1))" office:value-type="string" office:string-value="" calcext:value-type="error">
            <text:p>#DIV/0!</text:p>
          </table:table-cell>
          <table:table-cell table:style-name="ce32" table:formula="of:=AVERAGE(OFFSET([.E104];COUNT([.E104:.E280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10]+1" office:value-type="date" office:date-value="2021-05-26" calcext:value-type="date">
            <text:p>26-May</text:p>
          </table:table-cell>
          <table:table-cell table:style-name="ce23" office:value-type="time" office:time-value="PT07H59M00S" calcext:value-type="time">
            <text:p>7:59</text:p>
          </table:table-cell>
          <table:table-cell table:style-name="ce26"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32" table:formula="of:=AVERAGE(OFFSET([.C105];COUNT([.C105:.C281])-7;0;7;1))" office:value-type="string" office:string-value="" calcext:value-type="error">
            <text:p>#DIV/0!</text:p>
          </table:table-cell>
          <table:table-cell table:style-name="ce32" table:formula="of:=AVERAGE(OFFSET([.D105];COUNT([.D105:.D281])-7;0;7;1))" office:value-type="string" office:string-value="" calcext:value-type="error">
            <text:p>#DIV/0!</text:p>
          </table:table-cell>
          <table:table-cell table:style-name="ce32" table:formula="of:=AVERAGE(OFFSET([.E105];COUNT([.E105:.E281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11]+1" office:value-type="date" office:date-value="2021-05-27" calcext:value-type="date">
            <text:p>27-May</text:p>
          </table:table-cell>
          <table:table-cell table:style-name="ce23" office:value-type="time" office:time-value="PT07H49M00S" calcext:value-type="time">
            <text:p>7:49</text:p>
          </table:table-cell>
          <table:table-cell table:style-name="ce26"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32" table:formula="of:=AVERAGE(OFFSET([.C106];COUNT([.C106:.C282])-7;0;7;1))" office:value-type="string" office:string-value="" calcext:value-type="error">
            <text:p>#DIV/0!</text:p>
          </table:table-cell>
          <table:table-cell table:style-name="ce32" table:formula="of:=AVERAGE(OFFSET([.D106];COUNT([.D106:.D282])-7;0;7;1))" office:value-type="string" office:string-value="" calcext:value-type="error">
            <text:p>#DIV/0!</text:p>
          </table:table-cell>
          <table:table-cell table:style-name="ce32" table:formula="of:=AVERAGE(OFFSET([.E106];COUNT([.E106:.E282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12]+1" office:value-type="date" office:date-value="2021-05-28" calcext:value-type="date">
            <text:p>28-May</text:p>
          </table:table-cell>
          <table:table-cell table:style-name="ce23" office:value-type="time" office:time-value="PT07H55M00S" calcext:value-type="time">
            <text:p>7:55</text:p>
          </table:table-cell>
          <table:table-cell table:style-name="ce26"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2" table:formula="of:=AVERAGE(OFFSET([.C107];COUNT([.C107:.C283])-7;0;7;1))" office:value-type="string" office:string-value="" calcext:value-type="error">
            <text:p>#DIV/0!</text:p>
          </table:table-cell>
          <table:table-cell table:style-name="ce32" table:formula="of:=AVERAGE(OFFSET([.D107];COUNT([.D107:.D283])-7;0;7;1))" office:value-type="string" office:string-value="" calcext:value-type="error">
            <text:p>#DIV/0!</text:p>
          </table:table-cell>
          <table:table-cell table:style-name="ce32" table:formula="of:=AVERAGE(OFFSET([.E107];COUNT([.E107:.E283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13]+1" office:value-type="date" office:date-value="2021-05-29" calcext:value-type="date">
            <text:p>29-May</text:p>
          </table:table-cell>
          <table:table-cell table:style-name="ce23" office:value-type="time" office:time-value="PT07H47M00S" calcext:value-type="time">
            <text:p>7:47</text:p>
          </table:table-cell>
          <table:table-cell table:style-name="ce26" office:value-type="float" office:value="138" calcext:value-type="float">
            <text:p>138</text:p>
          </table:table-cell>
          <table:table-cell office:value-type="float" office:value="86" calcext:value-type="float">
            <text:p>86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32" table:formula="of:=AVERAGE(OFFSET([.C108];COUNT([.C108:.C284])-7;0;7;1))" office:value-type="string" office:string-value="" calcext:value-type="error">
            <text:p>#DIV/0!</text:p>
          </table:table-cell>
          <table:table-cell table:style-name="ce32" table:formula="of:=AVERAGE(OFFSET([.D108];COUNT([.D108:.D284])-7;0;7;1))" office:value-type="string" office:string-value="" calcext:value-type="error">
            <text:p>#DIV/0!</text:p>
          </table:table-cell>
          <table:table-cell table:style-name="ce32" table:formula="of:=AVERAGE(OFFSET([.E108];COUNT([.E108:.E284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14]+1" office:value-type="date" office:date-value="2021-05-30" calcext:value-type="date">
            <text:p>30-May</text:p>
          </table:table-cell>
          <table:table-cell table:style-name="ce23" office:value-type="time" office:time-value="PT07H36M00S" calcext:value-type="time">
            <text:p>7:36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32" table:formula="of:=AVERAGE(OFFSET([.C109];COUNT([.C109:.C285])-7;0;7;1))" office:value-type="string" office:string-value="" calcext:value-type="error">
            <text:p>#DIV/0!</text:p>
          </table:table-cell>
          <table:table-cell table:style-name="ce32" table:formula="of:=AVERAGE(OFFSET([.D109];COUNT([.D109:.D285])-7;0;7;1))" office:value-type="string" office:string-value="" calcext:value-type="error">
            <text:p>#DIV/0!</text:p>
          </table:table-cell>
          <table:table-cell table:style-name="ce32" table:formula="of:=AVERAGE(OFFSET([.E109];COUNT([.E109:.E285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15]+1" office:value-type="date" office:date-value="2021-05-31" calcext:value-type="date">
            <text:p>31-May</text:p>
          </table:table-cell>
          <table:table-cell table:style-name="ce23" office:value-type="time" office:time-value="PT08H15M00S" calcext:value-type="time">
            <text:p>8:15</text:p>
          </table:table-cell>
          <table:table-cell table:style-name="ce26" office:value-type="float" office:value="144" calcext:value-type="float">
            <text:p>144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32" table:formula="of:=AVERAGE(OFFSET([.C110];COUNT([.C110:.C286])-7;0;7;1))" office:value-type="string" office:string-value="" calcext:value-type="error">
            <text:p>#DIV/0!</text:p>
          </table:table-cell>
          <table:table-cell table:style-name="ce32" table:formula="of:=AVERAGE(OFFSET([.D110];COUNT([.D110:.D286])-7;0;7;1))" office:value-type="string" office:string-value="" calcext:value-type="error">
            <text:p>#DIV/0!</text:p>
          </table:table-cell>
          <table:table-cell table:style-name="ce32" table:formula="of:=AVERAGE(OFFSET([.E110];COUNT([.E110:.E286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16]+1" office:value-type="date" office:date-value="2021-06-01" calcext:value-type="date">
            <text:p>1-Jun</text:p>
          </table:table-cell>
          <table:table-cell table:style-name="ce23" office:value-type="time" office:time-value="PT08H16M00S" calcext:value-type="time">
            <text:p>8:16</text:p>
          </table:table-cell>
          <table:table-cell table:style-name="ce26"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32" table:formula="of:=AVERAGE(OFFSET([.C111];COUNT([.C111:.C287])-7;0;7;1))" office:value-type="string" office:string-value="" calcext:value-type="error">
            <text:p>#DIV/0!</text:p>
          </table:table-cell>
          <table:table-cell table:style-name="ce32" table:formula="of:=AVERAGE(OFFSET([.D111];COUNT([.D111:.D287])-7;0;7;1))" office:value-type="string" office:string-value="" calcext:value-type="error">
            <text:p>#DIV/0!</text:p>
          </table:table-cell>
          <table:table-cell table:style-name="ce32" table:formula="of:=AVERAGE(OFFSET([.E111];COUNT([.E111:.E287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17]+1" office:value-type="date" office:date-value="2021-06-02" calcext:value-type="date">
            <text:p>2-Jun</text:p>
          </table:table-cell>
          <table:table-cell table:style-name="ce23" office:value-type="time" office:time-value="PT08H54M00S" calcext:value-type="time">
            <text:p>8:54</text:p>
          </table:table-cell>
          <table:table-cell table:style-name="ce26" office:value-type="float" office:value="141" calcext:value-type="float">
            <text:p>141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32" table:formula="of:=AVERAGE(OFFSET([.C112];COUNT([.C112:.C288])-7;0;7;1))" office:value-type="string" office:string-value="" calcext:value-type="error">
            <text:p>#DIV/0!</text:p>
          </table:table-cell>
          <table:table-cell table:style-name="ce32" table:formula="of:=AVERAGE(OFFSET([.D112];COUNT([.D112:.D288])-7;0;7;1))" office:value-type="string" office:string-value="" calcext:value-type="error">
            <text:p>#DIV/0!</text:p>
          </table:table-cell>
          <table:table-cell table:style-name="ce32" table:formula="of:=AVERAGE(OFFSET([.E112];COUNT([.E112:.E288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18]+1" office:value-type="date" office:date-value="2021-06-03" calcext:value-type="date">
            <text:p>3-Jun</text:p>
          </table:table-cell>
          <table:table-cell table:style-name="ce23" office:value-type="time" office:time-value="PT07H58M00S" calcext:value-type="time">
            <text:p>7:58</text:p>
          </table:table-cell>
          <table:table-cell table:style-name="ce26" office:value-type="float" office:value="158" calcext:value-type="float">
            <text:p>158</text:p>
          </table:table-cell>
          <table:table-cell office:value-type="float" office:value="98" calcext:value-type="float">
            <text:p>98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32" table:formula="of:=AVERAGE(OFFSET([.C113];COUNT([.C113:.C289])-7;0;7;1))" office:value-type="string" office:string-value="" calcext:value-type="error">
            <text:p>#DIV/0!</text:p>
          </table:table-cell>
          <table:table-cell table:style-name="ce32" table:formula="of:=AVERAGE(OFFSET([.D113];COUNT([.D113:.D289])-7;0;7;1))" office:value-type="string" office:string-value="" calcext:value-type="error">
            <text:p>#DIV/0!</text:p>
          </table:table-cell>
          <table:table-cell table:style-name="ce32" table:formula="of:=AVERAGE(OFFSET([.E113];COUNT([.E113:.E289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19]" office:value-type="date" office:date-value="2021-06-03" calcext:value-type="date">
            <text:p>3-Jun</text:p>
          </table:table-cell>
          <table:table-cell table:style-name="ce23" office:value-type="time" office:time-value="PT10H16M00S" calcext:value-type="time">
            <text:p>10:16</text:p>
          </table:table-cell>
          <table:table-cell table:style-name="ce26" office:value-type="float" office:value="149" calcext:value-type="float">
            <text:p>149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32" table:formula="of:=AVERAGE(OFFSET([.C114];COUNT([.C114:.C290])-7;0;7;1))" office:value-type="string" office:string-value="" calcext:value-type="error">
            <text:p>#DIV/0!</text:p>
          </table:table-cell>
          <table:table-cell table:style-name="ce32" table:formula="of:=AVERAGE(OFFSET([.D114];COUNT([.D114:.D290])-7;0;7;1))" office:value-type="string" office:string-value="" calcext:value-type="error">
            <text:p>#DIV/0!</text:p>
          </table:table-cell>
          <table:table-cell table:style-name="ce32" table:formula="of:=AVERAGE(OFFSET([.E114];COUNT([.E114:.E290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19]+1" office:value-type="date" office:date-value="2021-06-04" calcext:value-type="date">
            <text:p>4-Jun</text:p>
          </table:table-cell>
          <table:table-cell table:style-name="ce23" office:value-type="time" office:time-value="PT08H11M00S" calcext:value-type="time">
            <text:p>8:11</text:p>
          </table:table-cell>
          <table:table-cell table:style-name="ce26" office:value-type="float" office:value="161" calcext:value-type="float">
            <text:p>161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table:style-name="ce31" office:value-type="string" calcext:value-type="string">
            <text:p>Doubled Hawthorne by adding one pill for evenings.</text:p>
          </table:table-cell>
          <table:table-cell table:style-name="ce32" table:formula="of:=AVERAGE(OFFSET([.C115];COUNT([.C115:.C291])-7;0;7;1))" office:value-type="string" office:string-value="" calcext:value-type="error">
            <text:p>#DIV/0!</text:p>
          </table:table-cell>
          <table:table-cell table:style-name="ce32" table:formula="of:=AVERAGE(OFFSET([.D115];COUNT([.D115:.D291])-7;0;7;1))" office:value-type="string" office:string-value="" calcext:value-type="error">
            <text:p>#DIV/0!</text:p>
          </table:table-cell>
          <table:table-cell table:style-name="ce32" table:formula="of:=AVERAGE(OFFSET([.E115];COUNT([.E115:.E291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21]+1" office:value-type="date" office:date-value="2021-06-05" calcext:value-type="date">
            <text:p>5-Jun</text:p>
          </table:table-cell>
          <table:table-cell table:style-name="ce23" office:value-type="time" office:time-value="PT08H04M00S" calcext:value-type="time">
            <text:p>8:04</text:p>
          </table:table-cell>
          <table:table-cell table:style-name="ce26" office:value-type="float" office:value="142" calcext:value-type="float">
            <text:p>142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32" table:formula="of:=AVERAGE(OFFSET([.C116];COUNT([.C116:.C292])-7;0;7;1))" office:value-type="string" office:string-value="" calcext:value-type="error">
            <text:p>#DIV/0!</text:p>
          </table:table-cell>
          <table:table-cell table:style-name="ce32" table:formula="of:=AVERAGE(OFFSET([.D116];COUNT([.D116:.D292])-7;0;7;1))" office:value-type="string" office:string-value="" calcext:value-type="error">
            <text:p>#DIV/0!</text:p>
          </table:table-cell>
          <table:table-cell table:style-name="ce32" table:formula="of:=AVERAGE(OFFSET([.E116];COUNT([.E116:.E292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22]+1" office:value-type="date" office:date-value="2021-06-06" calcext:value-type="date">
            <text:p>6-Jun</text:p>
          </table:table-cell>
          <table:table-cell table:style-name="ce23" office:value-type="time" office:time-value="PT08H43M00S" calcext:value-type="time">
            <text:p>8:43</text:p>
          </table:table-cell>
          <table:table-cell table:style-name="ce28"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32" table:formula="of:=AVERAGE(OFFSET([.C117];COUNT([.C117:.C293])-7;0;7;1))" office:value-type="string" office:string-value="" calcext:value-type="error">
            <text:p>#DIV/0!</text:p>
          </table:table-cell>
          <table:table-cell table:style-name="ce32" table:formula="of:=AVERAGE(OFFSET([.D117];COUNT([.D117:.D293])-7;0;7;1))" office:value-type="string" office:string-value="" calcext:value-type="error">
            <text:p>#DIV/0!</text:p>
          </table:table-cell>
          <table:table-cell table:style-name="ce32" table:formula="of:=AVERAGE(OFFSET([.E117];COUNT([.E117:.E293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23]+1" office:value-type="date" office:date-value="2021-06-07" calcext:value-type="date">
            <text:p>7-Jun</text:p>
          </table:table-cell>
          <table:table-cell table:style-name="ce23" office:value-type="time" office:time-value="PT07H14M00S" calcext:value-type="time">
            <text:p>7:14</text:p>
          </table:table-cell>
          <table:table-cell table:style-name="ce26" office:value-type="float" office:value="149" calcext:value-type="float">
            <text:p>149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32" table:formula="of:=AVERAGE(OFFSET([.C118];COUNT([.C118:.C294])-7;0;7;1))" office:value-type="string" office:string-value="" calcext:value-type="error">
            <text:p>#DIV/0!</text:p>
          </table:table-cell>
          <table:table-cell table:style-name="ce32" table:formula="of:=AVERAGE(OFFSET([.D118];COUNT([.D118:.D294])-7;0;7;1))" office:value-type="string" office:string-value="" calcext:value-type="error">
            <text:p>#DIV/0!</text:p>
          </table:table-cell>
          <table:table-cell table:style-name="ce32" table:formula="of:=AVERAGE(OFFSET([.E118];COUNT([.E118:.E294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24]" office:value-type="date" office:date-value="2021-06-07" calcext:value-type="date">
            <text:p>7-Jun</text:p>
          </table:table-cell>
          <table:table-cell table:style-name="ce23" office:value-type="time" office:time-value="PT10H18M00S" calcext:value-type="time">
            <text:p>10:18</text:p>
          </table:table-cell>
          <table:table-cell table:style-name="ce26" office:value-type="float" office:value="135" calcext:value-type="float">
            <text:p>135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table:style-name="ce31" office:value-type="string" calcext:value-type="string">
            <text:p>Missed evening Hawthorne</text:p>
          </table:table-cell>
          <table:table-cell table:style-name="ce32" table:formula="of:=AVERAGE(OFFSET([.C119];COUNT([.C119:.C295])-7;0;7;1))" office:value-type="string" office:string-value="" calcext:value-type="error">
            <text:p>#DIV/0!</text:p>
          </table:table-cell>
          <table:table-cell table:style-name="ce32" table:formula="of:=AVERAGE(OFFSET([.D119];COUNT([.D119:.D295])-7;0;7;1))" office:value-type="string" office:string-value="" calcext:value-type="error">
            <text:p>#DIV/0!</text:p>
          </table:table-cell>
          <table:table-cell table:style-name="ce32" table:formula="of:=AVERAGE(OFFSET([.E119];COUNT([.E119:.E295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24]+1" office:value-type="date" office:date-value="2021-06-08" calcext:value-type="date">
            <text:p>8-Jun</text:p>
          </table:table-cell>
          <table:table-cell table:style-name="ce23" office:value-type="time" office:time-value="PT09H07M00S" calcext:value-type="time">
            <text:p>9:07</text:p>
          </table:table-cell>
          <table:table-cell table:style-name="ce26"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32" table:formula="of:=AVERAGE(OFFSET([.C120];COUNT([.C120:.C296])-7;0;7;1))" office:value-type="string" office:string-value="" calcext:value-type="error">
            <text:p>#DIV/0!</text:p>
          </table:table-cell>
          <table:table-cell table:style-name="ce32" table:formula="of:=AVERAGE(OFFSET([.D120];COUNT([.D120:.D296])-7;0;7;1))" office:value-type="string" office:string-value="" calcext:value-type="error">
            <text:p>#DIV/0!</text:p>
          </table:table-cell>
          <table:table-cell table:style-name="ce32" table:formula="of:=AVERAGE(OFFSET([.E120];COUNT([.E120:.E296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26]+1" office:value-type="date" office:date-value="2021-06-09" calcext:value-type="date">
            <text:p>9-Jun</text:p>
          </table:table-cell>
          <table:table-cell table:style-name="ce23" office:value-type="time" office:time-value="PT08H28M00S" calcext:value-type="time">
            <text:p>8:28</text:p>
          </table:table-cell>
          <table:table-cell table:style-name="ce26" office:value-type="float" office:value="142" calcext:value-type="float">
            <text:p>142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32" table:formula="of:=AVERAGE(OFFSET([.C121];COUNT([.C121:.C297])-7;0;7;1))" office:value-type="string" office:string-value="" calcext:value-type="error">
            <text:p>#DIV/0!</text:p>
          </table:table-cell>
          <table:table-cell table:style-name="ce32" table:formula="of:=AVERAGE(OFFSET([.D121];COUNT([.D121:.D297])-7;0;7;1))" office:value-type="string" office:string-value="" calcext:value-type="error">
            <text:p>#DIV/0!</text:p>
          </table:table-cell>
          <table:table-cell table:style-name="ce32" table:formula="of:=AVERAGE(OFFSET([.E121];COUNT([.E121:.E297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27]+1" office:value-type="date" office:date-value="2021-06-10" calcext:value-type="date">
            <text:p>10-Jun</text:p>
          </table:table-cell>
          <table:table-cell table:style-name="ce23" office:value-type="time" office:time-value="PT07H57M00S" calcext:value-type="time">
            <text:p>7:57</text:p>
          </table:table-cell>
          <table:table-cell table:style-name="ce26"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2" table:formula="of:=AVERAGE(OFFSET([.C122];COUNT([.C122:.C298])-7;0;7;1))" office:value-type="string" office:string-value="" calcext:value-type="error">
            <text:p>#DIV/0!</text:p>
          </table:table-cell>
          <table:table-cell table:style-name="ce32" table:formula="of:=AVERAGE(OFFSET([.D122];COUNT([.D122:.D298])-7;0;7;1))" office:value-type="string" office:string-value="" calcext:value-type="error">
            <text:p>#DIV/0!</text:p>
          </table:table-cell>
          <table:table-cell table:style-name="ce32" table:formula="of:=AVERAGE(OFFSET([.E122];COUNT([.E122:.E298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28]+1" office:value-type="date" office:date-value="2021-06-11" calcext:value-type="date">
            <text:p>11-Jun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23];COUNT([.C123:.C299])-7;0;7;1))" office:value-type="string" office:string-value="" calcext:value-type="error">
            <text:p>#DIV/0!</text:p>
          </table:table-cell>
          <table:table-cell table:style-name="ce32" table:formula="of:=AVERAGE(OFFSET([.D123];COUNT([.D123:.D299])-7;0;7;1))" office:value-type="string" office:string-value="" calcext:value-type="error">
            <text:p>#DIV/0!</text:p>
          </table:table-cell>
          <table:table-cell table:style-name="ce32" table:formula="of:=AVERAGE(OFFSET([.E123];COUNT([.E123:.E299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29]+1" office:value-type="date" office:date-value="2021-06-12" calcext:value-type="date">
            <text:p>12-Jun</text:p>
          </table:table-cell>
          <table:table-cell table:style-name="ce23" office:value-type="time" office:time-value="PT07H56M00S" calcext:value-type="time">
            <text:p>7:56</text:p>
          </table:table-cell>
          <table:table-cell table:style-name="ce26" office:value-type="float" office:value="124" calcext:value-type="float">
            <text:p>124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ce31" office:value-type="string" calcext:value-type="string">
            <text:p>Fluish symptoms</text:p>
          </table:table-cell>
          <table:table-cell table:style-name="ce32" table:formula="of:=AVERAGE(OFFSET([.C124];COUNT([.C124:.C300])-7;0;7;1))" office:value-type="string" office:string-value="" calcext:value-type="error">
            <text:p>#DIV/0!</text:p>
          </table:table-cell>
          <table:table-cell table:style-name="ce32" table:formula="of:=AVERAGE(OFFSET([.D124];COUNT([.D124:.D300])-7;0;7;1))" office:value-type="string" office:string-value="" calcext:value-type="error">
            <text:p>#DIV/0!</text:p>
          </table:table-cell>
          <table:table-cell table:style-name="ce32" table:formula="of:=AVERAGE(OFFSET([.E124];COUNT([.E124:.E300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30]+1" office:value-type="date" office:date-value="2021-06-13" calcext:value-type="date">
            <text:p>13-Jun</text:p>
          </table:table-cell>
          <table:table-cell table:style-name="ce23"/>
          <table:table-cell table:style-name="ce26"/>
          <table:table-cell table:number-columns-repeated="2"/>
          <table:table-cell table:style-name="ce31" office:value-type="string" calcext:value-type="string">
            <text:p>CVS Walk-in: No appointments</text:p>
          </table:table-cell>
          <table:table-cell table:style-name="ce32" table:formula="of:=AVERAGE(OFFSET([.C125];COUNT([.C125:.C301])-7;0;7;1))" office:value-type="string" office:string-value="" calcext:value-type="error">
            <text:p>#DIV/0!</text:p>
          </table:table-cell>
          <table:table-cell table:style-name="ce32" table:formula="of:=AVERAGE(OFFSET([.D125];COUNT([.D125:.D301])-7;0;7;1))" office:value-type="string" office:string-value="" calcext:value-type="error">
            <text:p>#DIV/0!</text:p>
          </table:table-cell>
          <table:table-cell table:style-name="ce32" table:formula="of:=AVERAGE(OFFSET([.E125];COUNT([.E125:.E301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31]+1" office:value-type="date" office:date-value="2021-06-14" calcext:value-type="date">
            <text:p>14-Jun</text:p>
          </table:table-cell>
          <table:table-cell table:style-name="ce23"/>
          <table:table-cell table:style-name="ce26"/>
          <table:table-cell table:number-columns-repeated="2"/>
          <table:table-cell table:style-name="ce31" office:value-type="string" calcext:value-type="string">
            <text:p>Admitted to Hospital</text:p>
          </table:table-cell>
          <table:table-cell table:style-name="ce32" table:formula="of:=AVERAGE(OFFSET([.C126];COUNT([.C126:.C302])-7;0;7;1))" office:value-type="string" office:string-value="" calcext:value-type="error">
            <text:p>#DIV/0!</text:p>
          </table:table-cell>
          <table:table-cell table:style-name="ce32" table:formula="of:=AVERAGE(OFFSET([.D126];COUNT([.D126:.D302])-7;0;7;1))" office:value-type="string" office:string-value="" calcext:value-type="error">
            <text:p>#DIV/0!</text:p>
          </table:table-cell>
          <table:table-cell table:style-name="ce32" table:formula="of:=AVERAGE(OFFSET([.E126];COUNT([.E126:.E302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32]+1" office:value-type="date" office:date-value="2021-06-15" calcext:value-type="date">
            <text:p>15-Jun</text:p>
          </table:table-cell>
          <table:table-cell table:style-name="ce23"/>
          <table:table-cell table:style-name="ce26"/>
          <table:table-cell table:number-columns-repeated="2"/>
          <table:table-cell office:value-type="string" calcext:value-type="string">
            <text:p>Hospital</text:p>
          </table:table-cell>
          <table:table-cell table:style-name="ce32" table:formula="of:=AVERAGE(OFFSET([.C127];COUNT([.C127:.C303])-7;0;7;1))" office:value-type="string" office:string-value="" calcext:value-type="error">
            <text:p>#DIV/0!</text:p>
          </table:table-cell>
          <table:table-cell table:style-name="ce32" table:formula="of:=AVERAGE(OFFSET([.D127];COUNT([.D127:.D303])-7;0;7;1))" office:value-type="string" office:string-value="" calcext:value-type="error">
            <text:p>#DIV/0!</text:p>
          </table:table-cell>
          <table:table-cell table:style-name="ce32" table:formula="of:=AVERAGE(OFFSET([.E127];COUNT([.E127:.E303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33]+1" office:value-type="date" office:date-value="2021-06-16" calcext:value-type="date">
            <text:p>16-Jun</text:p>
          </table:table-cell>
          <table:table-cell table:style-name="ce23"/>
          <table:table-cell table:style-name="ce26"/>
          <table:table-cell table:number-columns-repeated="2"/>
          <table:table-cell table:style-name="ce31" office:value-type="string" calcext:value-type="string">
            <text:p>Hospital discharge</text:p>
          </table:table-cell>
          <table:table-cell table:style-name="ce32" table:formula="of:=AVERAGE(OFFSET([.C128];COUNT([.C128:.C304])-7;0;7;1))" office:value-type="string" office:string-value="" calcext:value-type="error">
            <text:p>#DIV/0!</text:p>
          </table:table-cell>
          <table:table-cell table:style-name="ce32" table:formula="of:=AVERAGE(OFFSET([.D128];COUNT([.D128:.D304])-7;0;7;1))" office:value-type="string" office:string-value="" calcext:value-type="error">
            <text:p>#DIV/0!</text:p>
          </table:table-cell>
          <table:table-cell table:style-name="ce32" table:formula="of:=AVERAGE(OFFSET([.E128];COUNT([.E128:.E304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34]+1" office:value-type="date" office:date-value="2021-06-17" calcext:value-type="date">
            <text:p>17-Jun</text:p>
          </table:table-cell>
          <table:table-cell table:style-name="ce23" office:value-type="time" office:time-value="PT06H41M00S" calcext:value-type="time">
            <text:p>6:41</text:p>
          </table:table-cell>
          <table:table-cell table:style-name="ce26"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2" table:formula="of:=AVERAGE(OFFSET([.C129];COUNT([.C129:.C305])-7;0;7;1))" office:value-type="string" office:string-value="" calcext:value-type="error">
            <text:p>#DIV/0!</text:p>
          </table:table-cell>
          <table:table-cell table:style-name="ce32" table:formula="of:=AVERAGE(OFFSET([.D129];COUNT([.D129:.D305])-7;0;7;1))" office:value-type="string" office:string-value="" calcext:value-type="error">
            <text:p>#DIV/0!</text:p>
          </table:table-cell>
          <table:table-cell table:style-name="ce32" table:formula="of:=AVERAGE(OFFSET([.E129];COUNT([.E129:.E305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35]+1" office:value-type="date" office:date-value="2021-06-18" calcext:value-type="date">
            <text:p>18-Jun</text:p>
          </table:table-cell>
          <table:table-cell table:style-name="ce23" office:value-type="time" office:time-value="PT08H29M00S" calcext:value-type="time">
            <text:p>8:29</text:p>
          </table:table-cell>
          <table:table-cell table:style-name="ce26" office:value-type="float" office:value="139" calcext:value-type="float">
            <text:p>139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R</text:p>
          </table:table-cell>
          <table:table-cell table:style-name="ce32" table:formula="of:=AVERAGE(OFFSET([.C130];COUNT([.C130:.C306])-7;0;7;1))" office:value-type="string" office:string-value="" calcext:value-type="error">
            <text:p>#DIV/0!</text:p>
          </table:table-cell>
          <table:table-cell table:style-name="ce32" table:formula="of:=AVERAGE(OFFSET([.D130];COUNT([.D130:.D306])-7;0;7;1))" office:value-type="string" office:string-value="" calcext:value-type="error">
            <text:p>#DIV/0!</text:p>
          </table:table-cell>
          <table:table-cell table:style-name="ce32" table:formula="of:=AVERAGE(OFFSET([.E130];COUNT([.E130:.E306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5">
          <table:table-cell table:style-name="ce11" table:formula="of:=[.A136]+1" office:value-type="date" office:date-value="2021-06-19" calcext:value-type="date">
            <text:p>19-Jun</text:p>
          </table:table-cell>
          <table:table-cell table:style-name="ce23" office:value-type="time" office:time-value="PT08H24M00S" calcext:value-type="time">
            <text:p>8:24</text:p>
          </table:table-cell>
          <table:table-cell table:style-name="ce26"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32" table:formula="of:=AVERAGE(OFFSET([.C131];COUNT([.C131:.C307])-7;0;7;1))" office:value-type="string" office:string-value="" calcext:value-type="error">
            <text:p>#DIV/0!</text:p>
          </table:table-cell>
          <table:table-cell table:style-name="ce32" table:formula="of:=AVERAGE(OFFSET([.D131];COUNT([.D131:.D307])-7;0;7;1))" office:value-type="string" office:string-value="" calcext:value-type="error">
            <text:p>#DIV/0!</text:p>
          </table:table-cell>
          <table:table-cell table:style-name="ce32" table:formula="of:=AVERAGE(OFFSET([.E131];COUNT([.E131:.E307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37]+1" office:value-type="date" office:date-value="2021-06-20" calcext:value-type="date">
            <text:p>20-Jun</text:p>
          </table:table-cell>
          <table:table-cell table:style-name="ce23"/>
          <table:table-cell table:style-name="ce26"/>
          <table:table-cell table:number-columns-repeated="2"/>
          <table:table-cell office:value-type="string" calcext:value-type="string">
            <text:p>ER</text:p>
          </table:table-cell>
          <table:table-cell table:style-name="ce32" table:formula="of:=AVERAGE(OFFSET([.C132];COUNT([.C132:.C308])-7;0;7;1))" office:value-type="string" office:string-value="" calcext:value-type="error">
            <text:p>#DIV/0!</text:p>
          </table:table-cell>
          <table:table-cell table:style-name="ce32" table:formula="of:=AVERAGE(OFFSET([.D132];COUNT([.D132:.D308])-7;0;7;1))" office:value-type="string" office:string-value="" calcext:value-type="error">
            <text:p>#DIV/0!</text:p>
          </table:table-cell>
          <table:table-cell table:style-name="ce32" table:formula="of:=AVERAGE(OFFSET([.E132];COUNT([.E132:.E308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38]+1" office:value-type="date" office:date-value="2021-06-21" calcext:value-type="date">
            <text:p>21-Jun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33];COUNT([.C133:.C309])-7;0;7;1))" office:value-type="string" office:string-value="" calcext:value-type="error">
            <text:p>#DIV/0!</text:p>
          </table:table-cell>
          <table:table-cell table:style-name="ce32" table:formula="of:=AVERAGE(OFFSET([.D133];COUNT([.D133:.D309])-7;0;7;1))" office:value-type="string" office:string-value="" calcext:value-type="error">
            <text:p>#DIV/0!</text:p>
          </table:table-cell>
          <table:table-cell table:style-name="ce32" table:formula="of:=AVERAGE(OFFSET([.E133];COUNT([.E133:.E309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39]+1" office:value-type="date" office:date-value="2021-06-22" calcext:value-type="date">
            <text:p>22-Jun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34];COUNT([.C134:.C310])-7;0;7;1))" office:value-type="string" office:string-value="" calcext:value-type="error">
            <text:p>#DIV/0!</text:p>
          </table:table-cell>
          <table:table-cell table:style-name="ce32" table:formula="of:=AVERAGE(OFFSET([.D134];COUNT([.D134:.D310])-7;0;7;1))" office:value-type="string" office:string-value="" calcext:value-type="error">
            <text:p>#DIV/0!</text:p>
          </table:table-cell>
          <table:table-cell table:style-name="ce32" table:formula="of:=AVERAGE(OFFSET([.E134];COUNT([.E134:.E310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40]+1" office:value-type="date" office:date-value="2021-06-23" calcext:value-type="date">
            <text:p>23-Jun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35];COUNT([.C135:.C311])-7;0;7;1))" office:value-type="string" office:string-value="" calcext:value-type="error">
            <text:p>#DIV/0!</text:p>
          </table:table-cell>
          <table:table-cell table:style-name="ce32" table:formula="of:=AVERAGE(OFFSET([.D135];COUNT([.D135:.D311])-7;0;7;1))" office:value-type="string" office:string-value="" calcext:value-type="error">
            <text:p>#DIV/0!</text:p>
          </table:table-cell>
          <table:table-cell table:style-name="ce32" table:formula="of:=AVERAGE(OFFSET([.E135];COUNT([.E135:.E311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41]+1" office:value-type="date" office:date-value="2021-06-24" calcext:value-type="date">
            <text:p>24-Jun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36];COUNT([.C136:.C312])-7;0;7;1))" office:value-type="string" office:string-value="" calcext:value-type="error">
            <text:p>#DIV/0!</text:p>
          </table:table-cell>
          <table:table-cell table:style-name="ce32" table:formula="of:=AVERAGE(OFFSET([.D136];COUNT([.D136:.D312])-7;0;7;1))" office:value-type="string" office:string-value="" calcext:value-type="error">
            <text:p>#DIV/0!</text:p>
          </table:table-cell>
          <table:table-cell table:style-name="ce32" table:formula="of:=AVERAGE(OFFSET([.E136];COUNT([.E136:.E312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42]+1" office:value-type="date" office:date-value="2021-06-25" calcext:value-type="date">
            <text:p>25-Jun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37];COUNT([.C137:.C313])-7;0;7;1))" office:value-type="string" office:string-value="" calcext:value-type="error">
            <text:p>#DIV/0!</text:p>
          </table:table-cell>
          <table:table-cell table:style-name="ce32" table:formula="of:=AVERAGE(OFFSET([.D137];COUNT([.D137:.D313])-7;0;7;1))" office:value-type="string" office:string-value="" calcext:value-type="error">
            <text:p>#DIV/0!</text:p>
          </table:table-cell>
          <table:table-cell table:style-name="ce32" table:formula="of:=AVERAGE(OFFSET([.E137];COUNT([.E137:.E313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43]+1" office:value-type="date" office:date-value="2021-06-26" calcext:value-type="date">
            <text:p>26-Jun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38];COUNT([.C138:.C314])-7;0;7;1))" office:value-type="string" office:string-value="" calcext:value-type="error">
            <text:p>#DIV/0!</text:p>
          </table:table-cell>
          <table:table-cell table:style-name="ce32" table:formula="of:=AVERAGE(OFFSET([.D138];COUNT([.D138:.D314])-7;0;7;1))" office:value-type="string" office:string-value="" calcext:value-type="error">
            <text:p>#DIV/0!</text:p>
          </table:table-cell>
          <table:table-cell table:style-name="ce32" table:formula="of:=AVERAGE(OFFSET([.E138];COUNT([.E138:.E314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44]+1" office:value-type="date" office:date-value="2021-06-27" calcext:value-type="date">
            <text:p>27-Jun</text:p>
          </table:table-cell>
          <table:table-cell table:style-name="ce23"/>
          <table:table-cell table:style-name="ce26"/>
          <table:table-cell table:number-columns-repeated="2"/>
          <table:table-cell office:value-type="string" calcext:value-type="string">
            <text:p>Fly to Calif.</text:p>
          </table:table-cell>
          <table:table-cell table:style-name="ce32" table:formula="of:=AVERAGE(OFFSET([.C139];COUNT([.C139:.C315])-7;0;7;1))" office:value-type="string" office:string-value="" calcext:value-type="error">
            <text:p>#DIV/0!</text:p>
          </table:table-cell>
          <table:table-cell table:style-name="ce32" table:formula="of:=AVERAGE(OFFSET([.D139];COUNT([.D139:.D315])-7;0;7;1))" office:value-type="string" office:string-value="" calcext:value-type="error">
            <text:p>#DIV/0!</text:p>
          </table:table-cell>
          <table:table-cell table:style-name="ce32" table:formula="of:=AVERAGE(OFFSET([.E139];COUNT([.E139:.E315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45]+1" office:value-type="date" office:date-value="2021-06-28" calcext:value-type="date">
            <text:p>28-Jun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40];COUNT([.C140:.C316])-7;0;7;1))" office:value-type="string" office:string-value="" calcext:value-type="error">
            <text:p>#DIV/0!</text:p>
          </table:table-cell>
          <table:table-cell table:style-name="ce32" table:formula="of:=AVERAGE(OFFSET([.D140];COUNT([.D140:.D316])-7;0;7;1))" office:value-type="string" office:string-value="" calcext:value-type="error">
            <text:p>#DIV/0!</text:p>
          </table:table-cell>
          <table:table-cell table:style-name="ce32" table:formula="of:=AVERAGE(OFFSET([.E140];COUNT([.E140:.E316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46]+1" office:value-type="date" office:date-value="2021-06-29" calcext:value-type="date">
            <text:p>29-Jun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41];COUNT([.C141:.C317])-7;0;7;1))" office:value-type="string" office:string-value="" calcext:value-type="error">
            <text:p>#DIV/0!</text:p>
          </table:table-cell>
          <table:table-cell table:style-name="ce32" table:formula="of:=AVERAGE(OFFSET([.D141];COUNT([.D141:.D317])-7;0;7;1))" office:value-type="string" office:string-value="" calcext:value-type="error">
            <text:p>#DIV/0!</text:p>
          </table:table-cell>
          <table:table-cell table:style-name="ce32" table:formula="of:=AVERAGE(OFFSET([.E141];COUNT([.E141:.E317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47]+1" office:value-type="date" office:date-value="2021-06-30" calcext:value-type="date">
            <text:p>30-Jun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42];COUNT([.C142:.C318])-7;0;7;1))" office:value-type="string" office:string-value="" calcext:value-type="error">
            <text:p>#DIV/0!</text:p>
          </table:table-cell>
          <table:table-cell table:style-name="ce32" table:formula="of:=AVERAGE(OFFSET([.D142];COUNT([.D142:.D318])-7;0;7;1))" office:value-type="string" office:string-value="" calcext:value-type="error">
            <text:p>#DIV/0!</text:p>
          </table:table-cell>
          <table:table-cell table:style-name="ce32" table:formula="of:=AVERAGE(OFFSET([.E142];COUNT([.E142:.E318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48]+1" office:value-type="date" office:date-value="2021-07-01" calcext:value-type="date">
            <text:p>1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43];COUNT([.C143:.C319])-7;0;7;1))" office:value-type="string" office:string-value="" calcext:value-type="error">
            <text:p>#DIV/0!</text:p>
          </table:table-cell>
          <table:table-cell table:style-name="ce32" table:formula="of:=AVERAGE(OFFSET([.D143];COUNT([.D143:.D319])-7;0;7;1))" office:value-type="string" office:string-value="" calcext:value-type="error">
            <text:p>#DIV/0!</text:p>
          </table:table-cell>
          <table:table-cell table:style-name="ce32" table:formula="of:=AVERAGE(OFFSET([.E143];COUNT([.E143:.E319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49]+1" office:value-type="date" office:date-value="2021-07-02" calcext:value-type="date">
            <text:p>2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44];COUNT([.C144:.C320])-7;0;7;1))" office:value-type="string" office:string-value="" calcext:value-type="error">
            <text:p>#DIV/0!</text:p>
          </table:table-cell>
          <table:table-cell table:style-name="ce32" table:formula="of:=AVERAGE(OFFSET([.D144];COUNT([.D144:.D320])-7;0;7;1))" office:value-type="string" office:string-value="" calcext:value-type="error">
            <text:p>#DIV/0!</text:p>
          </table:table-cell>
          <table:table-cell table:style-name="ce32" table:formula="of:=AVERAGE(OFFSET([.E144];COUNT([.E144:.E320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50]+1" office:value-type="date" office:date-value="2021-07-03" calcext:value-type="date">
            <text:p>3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45];COUNT([.C145:.C321])-7;0;7;1))" office:value-type="string" office:string-value="" calcext:value-type="error">
            <text:p>#DIV/0!</text:p>
          </table:table-cell>
          <table:table-cell table:style-name="ce32" table:formula="of:=AVERAGE(OFFSET([.D145];COUNT([.D145:.D321])-7;0;7;1))" office:value-type="string" office:string-value="" calcext:value-type="error">
            <text:p>#DIV/0!</text:p>
          </table:table-cell>
          <table:table-cell table:style-name="ce32" table:formula="of:=AVERAGE(OFFSET([.E145];COUNT([.E145:.E321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51]+1" office:value-type="date" office:date-value="2021-07-04" calcext:value-type="date">
            <text:p>4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46];COUNT([.C146:.C322])-7;0;7;1))" office:value-type="string" office:string-value="" calcext:value-type="error">
            <text:p>#DIV/0!</text:p>
          </table:table-cell>
          <table:table-cell table:style-name="ce32" table:formula="of:=AVERAGE(OFFSET([.D146];COUNT([.D146:.D322])-7;0;7;1))" office:value-type="string" office:string-value="" calcext:value-type="error">
            <text:p>#DIV/0!</text:p>
          </table:table-cell>
          <table:table-cell table:style-name="ce32" table:formula="of:=AVERAGE(OFFSET([.E146];COUNT([.E146:.E322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52]+1" office:value-type="date" office:date-value="2021-07-05" calcext:value-type="date">
            <text:p>5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47];COUNT([.C147:.C323])-7;0;7;1))" office:value-type="string" office:string-value="" calcext:value-type="error">
            <text:p>#DIV/0!</text:p>
          </table:table-cell>
          <table:table-cell table:style-name="ce32" table:formula="of:=AVERAGE(OFFSET([.D147];COUNT([.D147:.D323])-7;0;7;1))" office:value-type="string" office:string-value="" calcext:value-type="error">
            <text:p>#DIV/0!</text:p>
          </table:table-cell>
          <table:table-cell table:style-name="ce32" table:formula="of:=AVERAGE(OFFSET([.E147];COUNT([.E147:.E323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53]+1" office:value-type="date" office:date-value="2021-07-06" calcext:value-type="date">
            <text:p>6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48];COUNT([.C148:.C324])-7;0;7;1))" office:value-type="string" office:string-value="" calcext:value-type="error">
            <text:p>#DIV/0!</text:p>
          </table:table-cell>
          <table:table-cell table:style-name="ce32" table:formula="of:=AVERAGE(OFFSET([.D148];COUNT([.D148:.D324])-7;0;7;1))" office:value-type="string" office:string-value="" calcext:value-type="error">
            <text:p>#DIV/0!</text:p>
          </table:table-cell>
          <table:table-cell table:style-name="ce32" table:formula="of:=AVERAGE(OFFSET([.E148];COUNT([.E148:.E324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54]+1" office:value-type="date" office:date-value="2021-07-07" calcext:value-type="date">
            <text:p>7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49];COUNT([.C149:.C325])-7;0;7;1))" office:value-type="string" office:string-value="" calcext:value-type="error">
            <text:p>#DIV/0!</text:p>
          </table:table-cell>
          <table:table-cell table:style-name="ce32" table:formula="of:=AVERAGE(OFFSET([.D149];COUNT([.D149:.D325])-7;0;7;1))" office:value-type="string" office:string-value="" calcext:value-type="error">
            <text:p>#DIV/0!</text:p>
          </table:table-cell>
          <table:table-cell table:style-name="ce32" table:formula="of:=AVERAGE(OFFSET([.E149];COUNT([.E149:.E325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55]+1" office:value-type="date" office:date-value="2021-07-08" calcext:value-type="date">
            <text:p>8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50];COUNT([.C150:.C326])-7;0;7;1))" office:value-type="string" office:string-value="" calcext:value-type="error">
            <text:p>#DIV/0!</text:p>
          </table:table-cell>
          <table:table-cell table:style-name="ce32" table:formula="of:=AVERAGE(OFFSET([.D150];COUNT([.D150:.D326])-7;0;7;1))" office:value-type="string" office:string-value="" calcext:value-type="error">
            <text:p>#DIV/0!</text:p>
          </table:table-cell>
          <table:table-cell table:style-name="ce32" table:formula="of:=AVERAGE(OFFSET([.E150];COUNT([.E150:.E326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56]+1" office:value-type="date" office:date-value="2021-07-09" calcext:value-type="date">
            <text:p>9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51];COUNT([.C151:.C327])-7;0;7;1))" office:value-type="string" office:string-value="" calcext:value-type="error">
            <text:p>#DIV/0!</text:p>
          </table:table-cell>
          <table:table-cell table:style-name="ce32" table:formula="of:=AVERAGE(OFFSET([.D151];COUNT([.D151:.D327])-7;0;7;1))" office:value-type="string" office:string-value="" calcext:value-type="error">
            <text:p>#DIV/0!</text:p>
          </table:table-cell>
          <table:table-cell table:style-name="ce32" table:formula="of:=AVERAGE(OFFSET([.E151];COUNT([.E151:.E327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57]+1" office:value-type="date" office:date-value="2021-07-10" calcext:value-type="date">
            <text:p>10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52];COUNT([.C152:.C328])-7;0;7;1))" office:value-type="string" office:string-value="" calcext:value-type="error">
            <text:p>#DIV/0!</text:p>
          </table:table-cell>
          <table:table-cell table:style-name="ce32" table:formula="of:=AVERAGE(OFFSET([.D152];COUNT([.D152:.D328])-7;0;7;1))" office:value-type="string" office:string-value="" calcext:value-type="error">
            <text:p>#DIV/0!</text:p>
          </table:table-cell>
          <table:table-cell table:style-name="ce32" table:formula="of:=AVERAGE(OFFSET([.E152];COUNT([.E152:.E328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58]+1" office:value-type="date" office:date-value="2021-07-11" calcext:value-type="date">
            <text:p>11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53];COUNT([.C153:.C329])-7;0;7;1))" office:value-type="string" office:string-value="" calcext:value-type="error">
            <text:p>#DIV/0!</text:p>
          </table:table-cell>
          <table:table-cell table:style-name="ce32" table:formula="of:=AVERAGE(OFFSET([.D153];COUNT([.D153:.D329])-7;0;7;1))" office:value-type="string" office:string-value="" calcext:value-type="error">
            <text:p>#DIV/0!</text:p>
          </table:table-cell>
          <table:table-cell table:style-name="ce32" table:formula="of:=AVERAGE(OFFSET([.E153];COUNT([.E153:.E329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59]+1" office:value-type="date" office:date-value="2021-07-12" calcext:value-type="date">
            <text:p>12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54];COUNT([.C154:.C330])-7;0;7;1))" office:value-type="string" office:string-value="" calcext:value-type="error">
            <text:p>#DIV/0!</text:p>
          </table:table-cell>
          <table:table-cell table:style-name="ce32" table:formula="of:=AVERAGE(OFFSET([.D154];COUNT([.D154:.D330])-7;0;7;1))" office:value-type="string" office:string-value="" calcext:value-type="error">
            <text:p>#DIV/0!</text:p>
          </table:table-cell>
          <table:table-cell table:style-name="ce32" table:formula="of:=AVERAGE(OFFSET([.E154];COUNT([.E154:.E330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60]+1" office:value-type="date" office:date-value="2021-07-13" calcext:value-type="date">
            <text:p>13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55];COUNT([.C155:.C331])-7;0;7;1))" office:value-type="string" office:string-value="" calcext:value-type="error">
            <text:p>#DIV/0!</text:p>
          </table:table-cell>
          <table:table-cell table:style-name="ce32" table:formula="of:=AVERAGE(OFFSET([.D155];COUNT([.D155:.D331])-7;0;7;1))" office:value-type="string" office:string-value="" calcext:value-type="error">
            <text:p>#DIV/0!</text:p>
          </table:table-cell>
          <table:table-cell table:style-name="ce32" table:formula="of:=AVERAGE(OFFSET([.E155];COUNT([.E155:.E331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61]+1" office:value-type="date" office:date-value="2021-07-14" calcext:value-type="date">
            <text:p>14-Jul</text:p>
          </table:table-cell>
          <table:table-cell table:style-name="ce23"/>
          <table:table-cell table:style-name="ce26"/>
          <table:table-cell table:number-columns-repeated="2"/>
          <table:table-cell office:value-type="string" calcext:value-type="string">
            <text:p>Ret. Calif.</text:p>
          </table:table-cell>
          <table:table-cell table:style-name="ce32" table:formula="of:=AVERAGE(OFFSET([.C156];COUNT([.C156:.C332])-7;0;7;1))" office:value-type="string" office:string-value="" calcext:value-type="error">
            <text:p>#DIV/0!</text:p>
          </table:table-cell>
          <table:table-cell table:style-name="ce32" table:formula="of:=AVERAGE(OFFSET([.D156];COUNT([.D156:.D332])-7;0;7;1))" office:value-type="string" office:string-value="" calcext:value-type="error">
            <text:p>#DIV/0!</text:p>
          </table:table-cell>
          <table:table-cell table:style-name="ce32" table:formula="of:=AVERAGE(OFFSET([.E156];COUNT([.E156:.E332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62]+1" office:value-type="date" office:date-value="2021-07-15" calcext:value-type="date">
            <text:p>15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57];COUNT([.C157:.C333])-7;0;7;1))" office:value-type="string" office:string-value="" calcext:value-type="error">
            <text:p>#DIV/0!</text:p>
          </table:table-cell>
          <table:table-cell table:style-name="ce32" table:formula="of:=AVERAGE(OFFSET([.D157];COUNT([.D157:.D333])-7;0;7;1))" office:value-type="string" office:string-value="" calcext:value-type="error">
            <text:p>#DIV/0!</text:p>
          </table:table-cell>
          <table:table-cell table:style-name="ce32" table:formula="of:=AVERAGE(OFFSET([.E157];COUNT([.E157:.E333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63]+1" office:value-type="date" office:date-value="2021-07-16" calcext:value-type="date">
            <text:p>16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58];COUNT([.C158:.C334])-7;0;7;1))" office:value-type="string" office:string-value="" calcext:value-type="error">
            <text:p>#DIV/0!</text:p>
          </table:table-cell>
          <table:table-cell table:style-name="ce32" table:formula="of:=AVERAGE(OFFSET([.D158];COUNT([.D158:.D334])-7;0;7;1))" office:value-type="string" office:string-value="" calcext:value-type="error">
            <text:p>#DIV/0!</text:p>
          </table:table-cell>
          <table:table-cell table:style-name="ce32" table:formula="of:=AVERAGE(OFFSET([.E158];COUNT([.E158:.E334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64]+1" office:value-type="date" office:date-value="2021-07-17" calcext:value-type="date">
            <text:p>17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59];COUNT([.C159:.C335])-7;0;7;1))" office:value-type="string" office:string-value="" calcext:value-type="error">
            <text:p>#DIV/0!</text:p>
          </table:table-cell>
          <table:table-cell table:style-name="ce32" table:formula="of:=AVERAGE(OFFSET([.D159];COUNT([.D159:.D335])-7;0;7;1))" office:value-type="string" office:string-value="" calcext:value-type="error">
            <text:p>#DIV/0!</text:p>
          </table:table-cell>
          <table:table-cell table:style-name="ce32" table:formula="of:=AVERAGE(OFFSET([.E159];COUNT([.E159:.E335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65]+1" office:value-type="date" office:date-value="2021-07-18" calcext:value-type="date">
            <text:p>18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60];COUNT([.C160:.C336])-7;0;7;1))" office:value-type="string" office:string-value="" calcext:value-type="error">
            <text:p>#DIV/0!</text:p>
          </table:table-cell>
          <table:table-cell table:style-name="ce32" table:formula="of:=AVERAGE(OFFSET([.D160];COUNT([.D160:.D336])-7;0;7;1))" office:value-type="string" office:string-value="" calcext:value-type="error">
            <text:p>#DIV/0!</text:p>
          </table:table-cell>
          <table:table-cell table:style-name="ce32" table:formula="of:=AVERAGE(OFFSET([.E160];COUNT([.E160:.E336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66]+1" office:value-type="date" office:date-value="2021-07-19" calcext:value-type="date">
            <text:p>19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61];COUNT([.C161:.C337])-7;0;7;1))" office:value-type="float" office:value="144" calcext:value-type="float">
            <text:p>144</text:p>
          </table:table-cell>
          <table:table-cell table:style-name="ce32" table:formula="of:=AVERAGE(OFFSET([.D161];COUNT([.D161:.D337])-7;0;7;1))" office:value-type="string" office:string-value="" calcext:value-type="error">
            <text:p>#DIV/0!</text:p>
          </table:table-cell>
          <table:table-cell table:style-name="ce32" table:formula="of:=AVERAGE(OFFSET([.E161];COUNT([.E161:.E337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67]+1" office:value-type="date" office:date-value="2021-07-20" calcext:value-type="date">
            <text:p>20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62];COUNT([.C162:.C338])-7;0;7;1))" office:value-type="float" office:value="144" calcext:value-type="float">
            <text:p>144</text:p>
          </table:table-cell>
          <table:table-cell table:style-name="ce32" table:formula="of:=AVERAGE(OFFSET([.D162];COUNT([.D162:.D338])-7;0;7;1))" office:value-type="string" office:string-value="" calcext:value-type="error">
            <text:p>#DIV/0!</text:p>
          </table:table-cell>
          <table:table-cell table:style-name="ce32" table:formula="of:=AVERAGE(OFFSET([.E162];COUNT([.E162:.E338])-7;0;7;1)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11" table:formula="of:=[.A168]+1" office:value-type="date" office:date-value="2021-07-21" calcext:value-type="date">
            <text:p>21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63];COUNT([.C163:.C339])-7;0;7;1))" office:value-type="float" office:value="140" calcext:value-type="float">
            <text:p>140</text:p>
          </table:table-cell>
          <table:table-cell table:style-name="ce32" table:formula="of:=AVERAGE(OFFSET([.D163];COUNT([.D163:.D339])-7;0;7;1))" office:value-type="float" office:value="93" calcext:value-type="float">
            <text:p>93</text:p>
          </table:table-cell>
          <table:table-cell table:style-name="ce32" table:formula="of:=AVERAGE(OFFSET([.E163];COUNT([.E163:.E339])-7;0;7;1))" office:value-type="float" office:value="60" calcext:value-type="float">
            <text:p>60</text:p>
          </table:table-cell>
          <table:table-cell table:number-columns-repeated="1015"/>
        </table:table-row>
        <table:table-row table:style-name="ro2">
          <table:table-cell table:style-name="ce11" table:formula="of:=[.A169]+1" office:value-type="date" office:date-value="2021-07-22" calcext:value-type="date">
            <text:p>22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64];COUNT([.C164:.C340])-7;0;7;1))" office:value-type="float" office:value="140.5" calcext:value-type="float">
            <text:p>141</text:p>
          </table:table-cell>
          <table:table-cell table:style-name="ce32" table:formula="of:=AVERAGE(OFFSET([.D164];COUNT([.D164:.D340])-7;0;7;1))" office:value-type="float" office:value="93" calcext:value-type="float">
            <text:p>93</text:p>
          </table:table-cell>
          <table:table-cell table:style-name="ce32" table:formula="of:=AVERAGE(OFFSET([.E164];COUNT([.E164:.E340])-7;0;7;1))" office:value-type="float" office:value="58" calcext:value-type="float">
            <text:p>58</text:p>
          </table:table-cell>
          <table:table-cell table:number-columns-repeated="1015"/>
        </table:table-row>
        <table:table-row table:style-name="ro2">
          <table:table-cell table:style-name="ce11" table:formula="of:=[.A170]+1" office:value-type="date" office:date-value="2021-07-23" calcext:value-type="date">
            <text:p>23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65];COUNT([.C165:.C341])-7;0;7;1))" office:value-type="float" office:value="141.2" calcext:value-type="float">
            <text:p>141</text:p>
          </table:table-cell>
          <table:table-cell table:style-name="ce32" table:formula="of:=AVERAGE(OFFSET([.D165];COUNT([.D165:.D341])-7;0;7;1))" office:value-type="float" office:value="94" calcext:value-type="float">
            <text:p>94</text:p>
          </table:table-cell>
          <table:table-cell table:style-name="ce32" table:formula="of:=AVERAGE(OFFSET([.E165];COUNT([.E165:.E341])-7;0;7;1))" office:value-type="float" office:value="62.3333333333333" calcext:value-type="float">
            <text:p>62</text:p>
          </table:table-cell>
          <table:table-cell table:number-columns-repeated="1015"/>
        </table:table-row>
        <table:table-row table:style-name="ro2">
          <table:table-cell table:style-name="ce11" table:formula="of:=[.A171]+1" office:value-type="date" office:date-value="2021-07-24" calcext:value-type="date">
            <text:p>24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66];COUNT([.C166:.C342])-7;0;7;1))" office:value-type="float" office:value="139.333333333333" calcext:value-type="float">
            <text:p>139</text:p>
          </table:table-cell>
          <table:table-cell table:style-name="ce32" table:formula="of:=AVERAGE(OFFSET([.D166];COUNT([.D166:.D342])-7;0;7;1))" office:value-type="float" office:value="93.75" calcext:value-type="float">
            <text:p>94</text:p>
          </table:table-cell>
          <table:table-cell table:style-name="ce32" table:formula="of:=AVERAGE(OFFSET([.E166];COUNT([.E166:.E342])-7;0;7;1))" office:value-type="float" office:value="61.25" calcext:value-type="float">
            <text:p>61</text:p>
          </table:table-cell>
          <table:table-cell table:number-columns-repeated="1015"/>
        </table:table-row>
        <table:table-row table:style-name="ro2">
          <table:table-cell table:style-name="ce11" table:formula="of:=[.A172]+1" office:value-type="date" office:date-value="2021-07-25" calcext:value-type="date">
            <text:p>25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67];COUNT([.C167:.C343])-7;0;7;1))" office:value-type="float" office:value="138.142857142857" calcext:value-type="float">
            <text:p>138</text:p>
          </table:table-cell>
          <table:table-cell table:style-name="ce32" table:formula="of:=AVERAGE(OFFSET([.D167];COUNT([.D167:.D343])-7;0;7;1))" office:value-type="float" office:value="93" calcext:value-type="float">
            <text:p>93</text:p>
          </table:table-cell>
          <table:table-cell table:style-name="ce32" table:formula="of:=AVERAGE(OFFSET([.E167];COUNT([.E167:.E343])-7;0;7;1))" office:value-type="float" office:value="62" calcext:value-type="float">
            <text:p>62</text:p>
          </table:table-cell>
          <table:table-cell table:number-columns-repeated="1015"/>
        </table:table-row>
        <table:table-row table:style-name="ro2">
          <table:table-cell table:style-name="ce11" table:formula="of:=[.A173]+1" office:value-type="date" office:date-value="2021-07-26" calcext:value-type="date">
            <text:p>26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68];COUNT([.C168:.C344])-7;0;7;1))" office:value-type="float" office:value="137.285714285714" calcext:value-type="float">
            <text:p>137</text:p>
          </table:table-cell>
          <table:table-cell table:style-name="ce32" table:formula="of:=AVERAGE(OFFSET([.D168];COUNT([.D168:.D344])-7;0;7;1))" office:value-type="float" office:value="91.6666666666667" calcext:value-type="float">
            <text:p>92</text:p>
          </table:table-cell>
          <table:table-cell table:style-name="ce32" table:formula="of:=AVERAGE(OFFSET([.E168];COUNT([.E168:.E344])-7;0;7;1))" office:value-type="float" office:value="63" calcext:value-type="float">
            <text:p>63</text:p>
          </table:table-cell>
          <table:table-cell table:number-columns-repeated="1015"/>
        </table:table-row>
        <table:table-row table:style-name="ro2">
          <table:table-cell table:style-name="ce11" table:formula="of:=[.A174]+1" office:value-type="date" office:date-value="2021-07-27" calcext:value-type="date">
            <text:p>27-Jul</text:p>
          </table:table-cell>
          <table:table-cell table:style-name="ce23"/>
          <table:table-cell table:style-name="ce26"/>
          <table:table-cell table:number-columns-repeated="3"/>
          <table:table-cell table:style-name="ce32" table:formula="of:=AVERAGE(OFFSET([.C169];COUNT([.C169:.C345])-7;0;7;1))" office:value-type="float" office:value="135.571428571429" calcext:value-type="float">
            <text:p>136</text:p>
          </table:table-cell>
          <table:table-cell table:style-name="ce32" table:formula="of:=AVERAGE(OFFSET([.D169];COUNT([.D169:.D345])-7;0;7;1))" office:value-type="float" office:value="90.5714285714286" calcext:value-type="float">
            <text:p>91</text:p>
          </table:table-cell>
          <table:table-cell table:style-name="ce32" table:formula="of:=AVERAGE(OFFSET([.E169];COUNT([.E169:.E345])-7;0;7;1))" office:value-type="float" office:value="63.5714285714286" calcext:value-type="float">
            <text:p>64</text:p>
          </table:table-cell>
          <table:table-cell table:number-columns-repeated="1015"/>
        </table:table-row>
        <table:table-row table:style-name="ro5">
          <table:table-cell table:style-name="ce11" table:formula="of:=[.A175]+1" office:value-type="date" office:date-value="2021-07-28" calcext:value-type="date">
            <text:p>28-Jul</text:p>
          </table:table-cell>
          <table:table-cell table:style-name="ce23" office:value-type="time" office:time-value="PT09H04M00S" calcext:value-type="time">
            <text:p>9:04</text:p>
          </table:table-cell>
          <table:table-cell table:style-name="ce26" office:value-type="float" office:value="144" calcext:value-type="float">
            <text:p>144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2" table:formula="of:=AVERAGE(OFFSET([.C170];COUNT([.C170:.C346])-7;0;7;1))" office:value-type="float" office:value="134" calcext:value-type="float">
            <text:p>134</text:p>
          </table:table-cell>
          <table:table-cell table:style-name="ce32" table:formula="of:=AVERAGE(OFFSET([.D170];COUNT([.D170:.D346])-7;0;7;1))" office:value-type="float" office:value="90.7142857142857" calcext:value-type="float">
            <text:p>91</text:p>
          </table:table-cell>
          <table:table-cell table:style-name="ce32" table:formula="of:=AVERAGE(OFFSET([.E170];COUNT([.E170:.E346])-7;0;7;1))" office:value-type="float" office:value="63.7142857142857" calcext:value-type="float">
            <text:p>64</text:p>
          </table:table-cell>
          <table:table-cell table:number-columns-repeated="1015"/>
        </table:table-row>
        <table:table-row table:style-name="ro5">
          <table:table-cell table:style-name="ce11" table:formula="of:=[.A176]+1" office:value-type="date" office:date-value="2021-07-29" calcext:value-type="date">
            <text:p>29-Jul</text:p>
          </table:table-cell>
          <table:table-cell table:style-name="ce23" office:value-type="time" office:time-value="PT08H29M00S" calcext:value-type="time">
            <text:p>8:29</text:p>
          </table:table-cell>
          <table:table-cell table:style-name="ce26" office:value-type="float" office:value="144" calcext:value-type="float">
            <text:p>144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32" table:formula="of:=AVERAGE(OFFSET([.C171];COUNT([.C171:.C347])-7;0;7;1))" office:value-type="float" office:value="132.142857142857" calcext:value-type="float">
            <text:p>132</text:p>
          </table:table-cell>
          <table:table-cell table:style-name="ce32" table:formula="of:=AVERAGE(OFFSET([.D171];COUNT([.D171:.D347])-7;0;7;1))" office:value-type="float" office:value="90.2857142857143" calcext:value-type="float">
            <text:p>90</text:p>
          </table:table-cell>
          <table:table-cell table:style-name="ce32" table:formula="of:=AVERAGE(OFFSET([.E171];COUNT([.E171:.E347])-7;0;7;1))" office:value-type="float" office:value="64.4285714285714" calcext:value-type="float">
            <text:p>64</text:p>
          </table:table-cell>
          <table:table-cell table:number-columns-repeated="1015"/>
        </table:table-row>
        <table:table-row table:style-name="ro5">
          <table:table-cell table:style-name="ce11" table:formula="of:=[.A177]+1" office:value-type="date" office:date-value="2021-07-30" calcext:value-type="date">
            <text:p>30-Jul</text:p>
          </table:table-cell>
          <table:table-cell table:style-name="ce23" office:value-type="time" office:time-value="PT08H05M00S" calcext:value-type="time">
            <text:p>8:05</text:p>
          </table:table-cell>
          <table:table-cell table:style-name="ce26" office:value-type="float" office:value="132" calcext:value-type="float">
            <text:p>132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32" table:number-columns-repeated="3"/>
          <table:table-cell table:number-columns-repeated="1015"/>
        </table:table-row>
        <table:table-row table:style-name="ro5">
          <table:table-cell table:style-name="ce11" table:formula="of:=[.A178]+1" office:value-type="date" office:date-value="2021-07-31" calcext:value-type="date">
            <text:p>31-Jul</text:p>
          </table:table-cell>
          <table:table-cell table:style-name="ce23" office:value-type="time" office:time-value="PT09H14M00S" calcext:value-type="time">
            <text:p>9:14</text:p>
          </table:table-cell>
          <table:table-cell table:style-name="ce26"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32" table:number-columns-repeated="3"/>
          <table:table-cell table:number-columns-repeated="1015"/>
        </table:table-row>
        <table:table-row table:style-name="ro5">
          <table:table-cell table:style-name="ce11" table:formula="of:=[.A179]+1" office:value-type="date" office:date-value="2021-08-01" calcext:value-type="date">
            <text:p>1-Aug</text:p>
          </table:table-cell>
          <table:table-cell table:style-name="ce23" office:value-type="time" office:time-value="PT08H50M00S" calcext:value-type="time">
            <text:p>8:50</text:p>
          </table:table-cell>
          <table:table-cell table:style-name="ce26"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2" table:number-columns-repeated="3"/>
          <table:table-cell table:number-columns-repeated="1015"/>
        </table:table-row>
        <table:table-row table:style-name="ro5">
          <table:table-cell table:style-name="ce11" table:formula="of:=[.A180]+1" office:value-type="date" office:date-value="2021-08-02" calcext:value-type="date">
            <text:p>2-Aug</text:p>
          </table:table-cell>
          <table:table-cell table:style-name="ce23" office:value-type="time" office:time-value="PT07H27M00S" calcext:value-type="time">
            <text:p>7:27</text:p>
          </table:table-cell>
          <table:table-cell table:style-name="ce26"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32" table:number-columns-repeated="3"/>
          <table:table-cell table:number-columns-repeated="1015"/>
        </table:table-row>
        <table:table-row table:style-name="ro5">
          <table:table-cell table:style-name="ce11" table:formula="of:=[.A181]+1" office:value-type="date" office:date-value="2021-08-03" calcext:value-type="date">
            <text:p>3-Aug</text:p>
          </table:table-cell>
          <table:table-cell table:style-name="ce23" office:value-type="time" office:time-value="PT08H09M00S" calcext:value-type="time">
            <text:p>8:09</text:p>
          </table:table-cell>
          <table:table-cell table:style-name="ce26"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32" table:number-columns-repeated="3"/>
          <table:table-cell table:number-columns-repeated="1015"/>
        </table:table-row>
        <table:table-row table:style-name="ro5">
          <table:table-cell table:style-name="ce11" table:formula="of:=[.A182]+1" office:value-type="date" office:date-value="2021-08-04" calcext:value-type="date">
            <text:p>4-Aug</text:p>
          </table:table-cell>
          <table:table-cell table:style-name="ce23" office:value-type="time" office:time-value="PT08H36M00S" calcext:value-type="time">
            <text:p>8:36</text:p>
          </table:table-cell>
          <table:table-cell table:style-name="ce26"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32" table:number-columns-repeated="3"/>
          <table:table-cell table:number-columns-repeated="1015"/>
        </table:table-row>
        <table:table-row table:style-name="ro5">
          <table:table-cell table:style-name="ce11" table:formula="of:=[.A183]+1" office:value-type="date" office:date-value="2021-08-05" calcext:value-type="date">
            <text:p>5-Aug</text:p>
          </table:table-cell>
          <table:table-cell table:style-name="ce23" office:value-type="time" office:time-value="PT09H00M00S" calcext:value-type="time">
            <text:p>9:00</text:p>
          </table:table-cell>
          <table:table-cell table:style-name="ce26"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ot up @ 7:30 to check trap cage.</text:p>
          </table:table-cell>
          <table:table-cell table:style-name="ce32" table:number-columns-repeated="3"/>
          <table:table-cell table:number-columns-repeated="1015"/>
        </table:table-row>
        <table:table-row table:style-name="ro5">
          <table:table-cell table:style-name="ce11" table:formula="of:=[.A184]+1" office:value-type="date" office:date-value="2021-08-06" calcext:value-type="date">
            <text:p>6-Aug</text:p>
          </table:table-cell>
          <table:table-cell table:style-name="ce23" office:value-type="time" office:time-value="PT08H16M00S" calcext:value-type="time">
            <text:p>8:16</text:p>
          </table:table-cell>
          <table:table-cell table:style-name="ce26"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32" table:number-columns-repeated="3"/>
          <table:table-cell table:number-columns-repeated="1015"/>
        </table:table-row>
        <table:table-row table:style-name="ro5">
          <table:table-cell table:style-name="ce11" table:formula="of:=[.A185]+1" office:value-type="date" office:date-value="2021-08-07" calcext:value-type="date">
            <text:p>7-Aug</text:p>
          </table:table-cell>
          <table:table-cell table:style-name="ce23" office:value-type="time" office:time-value="PT08H37M00S" calcext:value-type="time">
            <text:p>8:37</text:p>
          </table:table-cell>
          <table:table-cell table:style-name="ce26"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32" table:number-columns-repeated="3"/>
          <table:table-cell table:number-columns-repeated="1015"/>
        </table:table-row>
        <table:table-row table:style-name="ro5">
          <table:table-cell table:style-name="ce11" table:formula="of:=[.A186]+1" office:value-type="date" office:date-value="2021-08-08" calcext:value-type="date">
            <text:p>8-Aug</text:p>
          </table:table-cell>
          <table:table-cell table:style-name="ce23" office:value-type="time" office:time-value="PT08H15M00S" calcext:value-type="time">
            <text:p>8:15</text:p>
          </table:table-cell>
          <table:table-cell table:style-name="ce26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32" table:number-columns-repeated="3"/>
          <table:table-cell table:number-columns-repeated="1015"/>
        </table:table-row>
        <table:table-row table:style-name="ro6">
          <table:table-cell table:style-name="ce41" table:formula="of:=[.A187]+1" office:value-type="date" office:date-value="2021-08-09" calcext:value-type="date">
            <text:p>9-Aug</text:p>
          </table:table-cell>
          <table:table-cell table:style-name="ce55" office:value-type="time" office:time-value="PT09H14M00S" calcext:value-type="time">
            <text:p>9:14</text:p>
          </table:table-cell>
          <table:table-cell table:style-name="ce60" office:value-type="float" office:value="147" calcext:value-type="float">
            <text:p>147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float" office:value="59" calcext:value-type="float">
            <text:p>59</text:p>
          </table:table-cell>
          <table:table-cell table:style-name="ce31" office:value-type="string" calcext:value-type="string">
            <text:p>Had woken up around 6:30 and checked traps. Helped K read phone menu. Tashi bugged me while I took my pressure. Feet were on toes.</text:p>
          </table:table-cell>
          <table:table-cell table:style-name="ce32" table:number-columns-repeated="3"/>
          <table:table-cell table:number-columns-repeated="1015"/>
        </table:table-row>
        <table:table-row table:style-name="ro6">
          <table:table-cell table:style-name="ce41" table:formula="of:=[.A188]+1" office:value-type="date" office:date-value="2021-08-10" calcext:value-type="date">
            <text:p>10-Aug</text:p>
          </table:table-cell>
          <table:table-cell table:style-name="ce55" office:value-type="time" office:time-value="PT10H02M00S" calcext:value-type="time">
            <text:p>10:02</text:p>
          </table:table-cell>
          <table:table-cell table:style-name="ce60" office:value-type="float" office:value="133" calcext:value-type="float">
            <text:p>133</text:p>
          </table:table-cell>
          <table:table-cell table:style-name="ce61" office:value-type="float" office:value="81" calcext:value-type="float">
            <text:p>81</text:p>
          </table:table-cell>
          <table:table-cell table:style-name="ce61" office:value-type="float" office:value="57" calcext:value-type="float">
            <text:p>57</text:p>
          </table:table-cell>
          <table:table-cell table:style-name="ce31" office:value-type="string" calcext:value-type="string">
            <text:p>Walked 2 blocks from hotel to Brigham &amp; Women’s; stayed for a while and walked back. Showered &amp; had breakfast with Austin. 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11" table:formula="of:=[.A189]+1" office:value-type="date" office:date-value="2021-08-11" calcext:value-type="date">
            <text:p>11-Aug</text:p>
          </table:table-cell>
          <table:table-cell table:style-name="ce23"/>
          <table:table-cell table:style-name="ce26"/>
          <table:table-cell table:number-columns-repeated="3"/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11" table:formula="of:=[.A190]+1" office:value-type="date" office:date-value="2021-08-12" calcext:value-type="date">
            <text:p>12-Aug</text:p>
          </table:table-cell>
          <table:table-cell table:style-name="ce23"/>
          <table:table-cell table:style-name="ce26"/>
          <table:table-cell table:number-columns-repeated="3"/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11" table:formula="of:=[.A191]+1" office:value-type="date" office:date-value="2021-08-13" calcext:value-type="date">
            <text:p>13-Aug</text:p>
          </table:table-cell>
          <table:table-cell table:style-name="ce23"/>
          <table:table-cell table:style-name="ce26"/>
          <table:table-cell table:number-columns-repeated="3"/>
          <table:table-cell table:style-name="ce32" table:number-columns-repeated="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awthorn Berry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Bottom</text:p>
          </table:table-cell>
          <table:table-cell table:style-name="ce11" table:formula="of:=[.A45]" office:value-type="date" office:date-value="2021-03-22" calcext:value-type="date">
            <text:p>22-Mar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</text:p>
          </table:table-cell>
          <table:table-cell table:style-name="ce11" table:formula="of:=[.B195]" office:value-type="date" office:date-value="2021-03-22" calcext:value-type="date">
            <text:p>22-Mar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 table:number-rows-repeated="104837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Data.C18:Data.C96 Data.C98:Data.C192 Data.K99:Data.K99">
            <calcext:condition calcext:apply-style-name="ConditionalStyle_4" calcext:value="formula-is(&quot;&gt;=$B$11&quot;)" calcext:base-cell-address="Data.C18"/>
            <calcext:condition calcext:apply-style-name="ConditionalStyle_3" calcext:value="formula-is(&quot;&lt;=$C$10&quot;)" calcext:base-cell-address="Data.C18"/>
          </calcext:conditional-format>
          <calcext:conditional-format calcext:target-range-address="Data.C97:Data.C97">
            <calcext:condition calcext:apply-style-name="ConditionalStyle_2" calcext:value="formula-is(&quot;&gt;=$B$11&quot;)" calcext:base-cell-address="Data.C97"/>
            <calcext:condition calcext:apply-style-name="ConditionalStyle_1" calcext:value="formula-is(&quot;&lt;=$C$10&quot;)" calcext:base-cell-address="Data.C97"/>
          </calcext:conditional-format>
        </calcext:conditional-formats>
      </table:table>
      <table:table table:name="Charts" table:style-name="ta2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ort" table:style-name="ta3">
        <office:forms form:automatic-focus="false" form:apply-design-mode="false"/>
        <table:table-column table:style-name="co7" table:default-cell-style-name="Default"/>
        <table:table-row table:style-name="ro1">
          <table:table-cell table:style-name="ce66" office:value-type="string" calcext:value-type="string">
            <text:p>Export</text:p>
          </table:table-cell>
        </table:table-row>
        <table:table-row table:style-name="ro7">
          <table:table-cell/>
        </table:table-row>
        <table:table-row table:style-name="ro2">
          <table:table-cell table:style-name="ce67" office:value-type="string" calcext:value-type="string">
            <text:p>DateTime</text:p>
          </table:table-cell>
        </table:table-row>
        <table:table-row table:style-name="ro2">
          <table:table-cell table:formula="of:=COM.MICROSOFT.CONCAT(TEXT([$Data.$A18];&quot;yyyy-mm-dd&quot;);&quot; &quot;;TEXT([$Data.$B18];&quot;hh:mm:ss&quot;))" office:value-type="string" office:string-value="2021-02-23 00:00:00" calcext:value-type="string">
            <text:p>2021-02-23 00:00:00</text:p>
          </table:table-cell>
        </table:table-row>
        <table:table-row table:style-name="ro2">
          <table:table-cell table:formula="of:=COM.MICROSOFT.CONCAT(TEXT([$Data.$A19];&quot;yyyy-mm-dd&quot;);&quot; &quot;;TEXT([$Data.$B19];&quot;hh:mm:ss&quot;))" office:value-type="string" office:string-value="2021-02-24 07:50:00" calcext:value-type="string">
            <text:p>2021-02-24 07:50:00</text:p>
          </table:table-cell>
        </table:table-row>
      </table:table>
      <table:named-expressions>
        <table:named-range table:name="AM" table:base-cell-address="$Data.$A$1" table:cell-range-address="$Data.$A$16:.$F$80"/>
        <table:named-range table:name="Elevated_Diastolic_High" table:base-cell-address="$Data.$A$1" table:cell-range-address="$Data.$E$11"/>
        <table:named-range table:name="Elevated_Systolic_High" table:base-cell-address="$Data.$A$1" table:cell-range-address="$Data.$C$11"/>
        <table:named-range table:name="Elevated_Systolic_Low" table:base-cell-address="$Data.$A$1" table:cell-range-address="$Data.$B$11"/>
        <table:named-range table:name="Hypertension_II_Diastolic_High" table:base-cell-address="$Data.$A$1" table:cell-range-address="$Data.$E$13"/>
        <table:named-range table:name="Hypertension_II_Diastolic_Low" table:base-cell-address="$Data.$A$1" table:cell-range-address="$Data.$D$13"/>
        <table:named-range table:name="Hypertension_II_Systolic_High" table:base-cell-address="$Data.$A$1" table:cell-range-address="$Data.$C$13"/>
        <table:named-range table:name="Hypertension_II_Systolic_Low" table:base-cell-address="$Data.$A$1" table:cell-range-address="$Data.$B$13"/>
        <table:named-range table:name="Hypertension_I_Diastolic_High" table:base-cell-address="$Data.$A$1" table:cell-range-address="$Data.$E$12"/>
        <table:named-range table:name="Hypertension_I_Diastolic_Low" table:base-cell-address="$Data.$A$1" table:cell-range-address="$Data.$D$12"/>
        <table:named-range table:name="Hypertension_I_Systolic_High" table:base-cell-address="$Data.$A$1" table:cell-range-address="$Data.$C$12"/>
        <table:named-range table:name="Hypertension_I_Systolic_Low" table:base-cell-address="$Data.$A$1" table:cell-range-address="$Data.$B$12"/>
        <table:named-range table:name="Hypertensive_crisis_Diastolic_Low" table:base-cell-address="$Data.$A$1" table:cell-range-address="$Data.$D$14"/>
        <table:named-range table:name="Hypertensive_crisis_Systolic_Low" table:base-cell-address="$Data.$A$1" table:cell-range-address="$Data.$B$14"/>
        <table:named-range table:name="Normal_Diastolic_High" table:base-cell-address="$Data.$A$1" table:cell-range-address="$Data.$E$10"/>
        <table:named-range table:name="Normal_Systolic_High" table:base-cell-address="$Data.$A$1" table:cell-range-address="$Data.$C$1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0P0" style:volatile="true">
      <number:hours/>
      <number:text>:</number:text>
      <number:minutes number:style="long"/>
    </number:time-style>
    <number:text-style style:name="N160">
      <number:text-content/>
      <style:map style:condition="value()&lt;=1.7976931348623157E+308" style:apply-style-name="N160P0"/>
    </number:text-style>
    <number:date-style style:name="N10122P0" style:volatile="true" number:language="en" number:country="US">
      <number:day/>
      <number:text>-</number:text>
      <number:month number:textual="true"/>
    </number:date-style>
    <number:text-style style:name="N10122" number:language="en" number:country="US">
      <number:text-content/>
      <style:map style:condition="value()&lt;=1.7976931348623157E+308" style:apply-style-name="N1012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onditionalStyle_5f_4" style:display-name="ConditionalStyle_4" style:family="table-cell" style:parent-style-name="Default">
      <style:table-cell-properties fo:background-color="#ffff00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2" style:display-name="ConditionalStyle_2" style:family="table-cell" style:parent-style-name="Default">
      <style:table-cell-properties fo:background-color="#ffff00"/>
    </style:style>
    <style:style style:name="ConditionalStyle_5f_1" style:display-name="ConditionalStyle_1" style:family="table-cell" style:parent-style-name="Default">
      <style:table-cell-properties fo:background-color="#92d050"/>
    </style:style>
    <draw:stroke-dash draw:name="Dashed_20__28_var_29__20_2" draw:display-name="Dashed (var) 2" draw:style="rect" draw:dots1="1" draw:dots1-length="800%" draw:distance="300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09:55:05.794534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arts" style:display-name="PageStyle_Cha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arshall Feldman</meta:initial-creator>
    <dc:creator>Marshall Feldman</dc:creator>
    <meta:creation-date>2021-04-20T19:19:35</meta:creation-date>
    <dc:date>2021-08-11T01:14:33.334502636</dc:date>
    <meta:generator>LibreOffice/7.1.5.2$MacOSX_X86_64 LibreOffice_project/85f04e9f809797b8199d13c421bd8a2b025d52b5</meta:generator>
    <meta:editing-duration>PT3H16M46S</meta:editing-duration>
    <meta:editing-cycles>6</meta:editing-cycles>
    <meta:document-statistic meta:table-count="3" meta:cell-count="1233" meta:object-count="3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date-style style:name="N10122P0" style:volatile="true" number:language="en" number:country="US">
      <number:day/>
      <number:text>-</number:text>
      <number:month number:textual="true"/>
    </number:date-style>
    <number:text-style style:name="N10122" number:language="en" number:country="US">
      <number:text-content/>
      <style:map style:condition="value()&lt;=1.7976931348623157E+308" style:apply-style-name="N1012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0122">
      <style:chart-properties chart:display-label="true" chart:logarithmic="false" chart:reverse-direction="false" text:line-break="false" loext:try-staggering-first="fals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loext:major-origin="0.5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inor-inner="true" chart:tick-marks-minor-outer="false" chart:logarithmic="false" chart:interval-major="10" chart:interval-minor-divisor="2" chart:reverse-direction="false" text:line-break="false" loext:try-staggering-first="false" chart:link-data-style-to-source="false" chart:axis-position="0" chart:tick-mark-position="at-axis"/>
      <style:graphic-properties svg:stroke-width="0.018cm" svg:stroke-color="#ff0000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display-label="true" chart:logarithmic="false" chart:maximum="180" chart:interval-minor-divisor="5" chart:reverse-direction="false" text:line-break="false" loext:try-staggering-first="false" chart:link-data-style-to-source="false" chart:axis-position="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svg:stroke-linecap="round" draw:fill-color="#a5a5a5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  <style:style style:name="gr1" style:family="graphic">
      <style:graphic-properties draw:stroke="dash" draw:stroke-dash="Dashed_20__28_var_29__20_2" svg:stroke-width="0.018cm" svg:stroke-color="#ff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chart>
      <chart:chart svg:width="39.22cm" svg:height="20.884cm" xlink:href=".." xlink:type="simple" chart:class="chart:line" chart:style-name="ch1">
        <chart:title svg:x="17.991cm" svg:y="0.552cm" chart:style-name="ch2">
          <text:p>Blood Pressure</text:p>
        </chart:title>
        <chart:legend chart:legend-position="bottom" svg:x="16.564cm" svg:y="20.302cm" style:legend-expansion="wide" chart:style-name="ch3"/>
        <chart:plot-area chart:style-name="ch4" table:cell-range-address="Data.A18:Data.A177 Data.C17:Data.E177" chart:data-source-has-labels="both" svg:x="-0.731cm" svg:y="2.518cm" svg:width="34.871cm" svg:height="18.993cm">
          <chart:coordinate-region svg:x="0cm" svg:y="2.709cm" svg:width="33.408cm" svg:height="18.172cm"/>
          <chart:axis chart:dimension="x" chart:name="primary-x" chart:style-name="ch5" chartooo:axis-type="auto">
            <chartooo:date-scale chart:base-time-unit="days"/>
            <chart:categories table:cell-range-address="Data.A18:Data.A177"/>
          </chart:axis>
          <chart:axis chart:dimension="x" chart:name="secondary-x" chart:style-name="ch6"/>
          <chart:axis chart:dimension="y" chart:name="primary-y" chart:style-name="ch7">
            <chart:title svg:x="0cm" svg:y="13.308cm" chart:style-name="ch8">
              <text:p>Pressure (mmHg)</text:p>
            </chart:title>
            <chart:grid chart:style-name="ch9" chart:class="major"/>
          </chart:axis>
          <chart:axis chart:dimension="y" chart:name="secondary-y" chart:style-name="ch10">
            <chart:title svg:x="34.924cm" svg:y="13.398cm" chart:style-name="ch8">
              <text:p>Pulse (Beats/min.)</text:p>
            </chart:title>
          </chart:axis>
          <chart:series chart:attached-axis="primary-y" chart:style-name="ch11" chart:values-cell-range-address="Data.C18:Data.C177" chart:label-cell-address="Data.C17:Data.C17" chart:class="chart:line">
            <chart:data-point chart:repeated="160"/>
          </chart:series>
          <chart:series chart:attached-axis="primary-y" chart:style-name="ch12" chart:values-cell-range-address="Data.D18:Data.D177" chart:label-cell-address="Data.D17:Data.D17" chart:class="chart:line">
            <chart:data-point chart:repeated="160"/>
          </chart:series>
          <chart:series chart:attached-axis="secondary-y" chart:style-name="ch13" chart:values-cell-range-address="Data.E18:Data.E177" chart:label-cell-address="Data.E17:Data.E17" chart:class="chart:line">
            <chart:data-point chart:repeated="160"/>
          </chart:series>
          <chart:wall chart:style-name="ch14"/>
          <chart:floor chart:style-name="ch15"/>
        </chart:plot-area>
        <draw:line draw:name="Straight Connector 2" draw:style-name="gr1" draw:text-style-name="P1" svg:x1="17.254cm" svg:y1="19.577cm" svg:x2="17.106cm" svg:y2="0.07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olic</text:p>
                <draw:g>
                  <svg:desc>Data.C17:Data.C17</svg:desc>
                </draw:g>
              </table:table-cell>
              <table:table-cell office:value-type="string">
                <text:p>Diastolic</text:p>
                <draw:g>
                  <svg:desc>Data.D17:Data.D17</svg:desc>
                </draw:g>
              </table:table-cell>
              <table:table-cell office:value-type="string">
                <text:p>Pulse</text:p>
                <draw:g>
                  <svg:desc>Data.E17:Data.E17</svg:desc>
                </draw:g>
              </table:table-cell>
            </table:table-row>
          </table:table-header-rows>
          <table:table-rows>
            <table:table-row>
              <table:table-cell office:value-type="float" office:value="44250">
                <text:p>44250</text:p>
                <draw:g>
                  <svg:desc>Data.A18:Data.A177</svg:desc>
                </draw:g>
              </table:table-cell>
              <table:table-cell office:value-type="float" office:value="150">
                <text:p>150</text:p>
                <draw:g>
                  <svg:desc>Data.C18:Data.C177</svg:desc>
                </draw:g>
              </table:table-cell>
              <table:table-cell office:value-type="float" office:value="93">
                <text:p>93</text:p>
                <draw:g>
                  <svg:desc>Data.D18:Data.D177</svg:desc>
                </draw:g>
              </table:table-cell>
              <table:table-cell office:value-type="float" office:value="53">
                <text:p>53</text:p>
                <draw:g>
                  <svg:desc>Data.E18:Data.E177</svg:desc>
                </draw:g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135">
                <text:p>135</text:p>
              </table:table-cell>
              <table:table-cell office:value-type="float" office:value="95">
                <text:p>9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129">
                <text:p>129</text:p>
              </table:table-cell>
              <table:table-cell office:value-type="float" office:value="91">
                <text:p>9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146">
                <text:p>146</text:p>
              </table:table-cell>
              <table:table-cell office:value-type="float" office:value="95">
                <text:p>9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134">
                <text:p>134</text:p>
              </table:table-cell>
              <table:table-cell office:value-type="float" office:value="81">
                <text:p>8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139">
                <text:p>139</text:p>
              </table:table-cell>
              <table:table-cell office:value-type="float" office:value="94">
                <text:p>9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138">
                <text:p>138</text:p>
              </table:table-cell>
              <table:table-cell office:value-type="float" office:value="86">
                <text:p>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142">
                <text:p>142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131">
                <text:p>131</text:p>
              </table:table-cell>
              <table:table-cell office:value-type="float" office:value="93">
                <text:p>9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51">
                <text:p>151</text:p>
              </table:table-cell>
              <table:table-cell office:value-type="float" office:value="103">
                <text:p>1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36">
                <text:p>136</text:p>
              </table:table-cell>
              <table:table-cell office:value-type="float" office:value="89">
                <text:p>8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37">
                <text:p>137</text:p>
              </table:table-cell>
              <table:table-cell office:value-type="float" office:value="90">
                <text:p>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135">
                <text:p>135</text:p>
              </table:table-cell>
              <table:table-cell office:value-type="float" office:value="95">
                <text:p>9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130">
                <text:p>130</text:p>
              </table:table-cell>
              <table:table-cell office:value-type="float" office:value="90">
                <text:p>9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136">
                <text:p>136</text:p>
              </table:table-cell>
              <table:table-cell office:value-type="float" office:value="94">
                <text:p>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145">
                <text:p>145</text:p>
              </table:table-cell>
              <table:table-cell office:value-type="float" office:value="98">
                <text:p>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29">
                <text:p>129</text:p>
              </table:table-cell>
              <table:table-cell office:value-type="float" office:value="82">
                <text:p>8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134">
                <text:p>134</text:p>
              </table:table-cell>
              <table:table-cell office:value-type="float" office:value="78">
                <text:p>7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48">
                <text:p>148</text:p>
              </table:table-cell>
              <table:table-cell office:value-type="float" office:value="95">
                <text:p>9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68">
                <text:p>168</text:p>
              </table:table-cell>
              <table:table-cell office:value-type="float" office:value="101">
                <text:p>1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150">
                <text:p>150</text:p>
              </table:table-cell>
              <table:table-cell office:value-type="float" office:value="90">
                <text:p>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47">
                <text:p>147</text:p>
              </table:table-cell>
              <table:table-cell office:value-type="float" office:value="98">
                <text:p>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46">
                <text:p>146</text:p>
              </table:table-cell>
              <table:table-cell office:value-type="float" office:value="100">
                <text:p>1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133">
                <text:p>133</text:p>
              </table:table-cell>
              <table:table-cell office:value-type="float" office:value="84">
                <text:p>8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42">
                <text:p>142</text:p>
              </table:table-cell>
              <table:table-cell office:value-type="float" office:value="98">
                <text:p>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142">
                <text:p>142</text:p>
              </table:table-cell>
              <table:table-cell office:value-type="float" office:value="95">
                <text:p>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38">
                <text:p>138</text:p>
              </table:table-cell>
              <table:table-cell office:value-type="float" office:value="90">
                <text:p>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134">
                <text:p>134</text:p>
              </table:table-cell>
              <table:table-cell office:value-type="float" office:value="85">
                <text:p>8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45">
                <text:p>145</text:p>
              </table:table-cell>
              <table:table-cell office:value-type="float" office:value="91">
                <text:p>9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131">
                <text:p>131</text:p>
              </table:table-cell>
              <table:table-cell office:value-type="float" office:value="85">
                <text:p>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136">
                <text:p>136</text:p>
              </table:table-cell>
              <table:table-cell office:value-type="float" office:value="86">
                <text:p>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39">
                <text:p>139</text:p>
              </table:table-cell>
              <table:table-cell office:value-type="float" office:value="93">
                <text:p>9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138">
                <text:p>138</text:p>
              </table:table-cell>
              <table:table-cell office:value-type="float" office:value="95">
                <text:p>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29">
                <text:p>129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29">
                <text:p>129</text:p>
              </table:table-cell>
              <table:table-cell office:value-type="float" office:value="81">
                <text:p>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40">
                <text:p>140</text:p>
              </table:table-cell>
              <table:table-cell office:value-type="float" office:value="88">
                <text:p>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44">
                <text:p>144</text:p>
              </table:table-cell>
              <table:table-cell office:value-type="float" office:value="83">
                <text:p>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24">
                <text:p>124</text:p>
              </table:table-cell>
              <table:table-cell office:value-type="float" office:value="79">
                <text:p>7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26">
                <text:p>126</text:p>
              </table:table-cell>
              <table:table-cell office:value-type="float" office:value="88">
                <text:p>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29">
                <text:p>129</text:p>
              </table:table-cell>
              <table:table-cell office:value-type="float" office:value="84">
                <text:p>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37">
                <text:p>137</text:p>
              </table:table-cell>
              <table:table-cell office:value-type="float" office:value="83">
                <text:p>8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40">
                <text:p>140</text:p>
              </table:table-cell>
              <table:table-cell office:value-type="float" office:value="87">
                <text:p>8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33">
                <text:p>133</text:p>
              </table:table-cell>
              <table:table-cell office:value-type="float" office:value="85">
                <text:p>8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39">
                <text:p>139</text:p>
              </table:table-cell>
              <table:table-cell office:value-type="float" office:value="83">
                <text:p>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54">
                <text:p>154</text:p>
              </table:table-cell>
              <table:table-cell office:value-type="float" office:value="103">
                <text:p>10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43">
                <text:p>143</text:p>
              </table:table-cell>
              <table:table-cell office:value-type="float" office:value="84">
                <text:p>8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51">
                <text:p>15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46">
                <text:p>146</text:p>
              </table:table-cell>
              <table:table-cell office:value-type="float" office:value="87">
                <text:p>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40">
                <text:p>140</text:p>
              </table:table-cell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40">
                <text:p>140</text:p>
              </table:table-cell>
              <table:table-cell office:value-type="float" office:value="91">
                <text:p>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36">
                <text:p>136</text:p>
              </table:table-cell>
              <table:table-cell office:value-type="float" office:value="88">
                <text:p>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44">
                <text:p>144</text:p>
              </table:table-cell>
              <table:table-cell office:value-type="float" office:value="95">
                <text:p>9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28">
                <text:p>128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37">
                <text:p>137</text:p>
              </table:table-cell>
              <table:table-cell office:value-type="float" office:value="93">
                <text:p>9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36">
                <text:p>136</text:p>
              </table:table-cell>
              <table:table-cell office:value-type="float" office:value="93">
                <text:p>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48">
                <text:p>148</text:p>
              </table:table-cell>
              <table:table-cell office:value-type="float" office:value="85">
                <text:p>8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40">
                <text:p>140</text:p>
              </table:table-cell>
              <table:table-cell office:value-type="float" office:value="93">
                <text:p>9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57">
                <text:p>157</text:p>
              </table:table-cell>
              <table:table-cell office:value-type="float" office:value="104">
                <text:p>1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25">
                <text:p>125</text:p>
              </table:table-cell>
              <table:table-cell office:value-type="float" office:value="76">
                <text:p>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43">
                <text:p>143</text:p>
              </table:table-cell>
              <table:table-cell office:value-type="float" office:value="87">
                <text:p>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37">
                <text:p>137</text:p>
              </table:table-cell>
              <table:table-cell office:value-type="float" office:value="90">
                <text:p>9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45">
                <text:p>145</text:p>
              </table:table-cell>
              <table:table-cell office:value-type="float" office:value="96">
                <text:p>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145">
                <text:p>145</text:p>
              </table:table-cell>
              <table:table-cell office:value-type="float" office:value="93">
                <text:p>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127">
                <text:p>127</text:p>
              </table:table-cell>
              <table:table-cell office:value-type="float" office:value="87">
                <text:p>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144">
                <text:p>144</text:p>
              </table:table-cell>
              <table:table-cell office:value-type="float" office:value="94">
                <text:p>9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160">
                <text:p>160</text:p>
              </table:table-cell>
              <table:table-cell office:value-type="float" office:value="104">
                <text:p>1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137">
                <text:p>137</text:p>
              </table:table-cell>
              <table:table-cell office:value-type="float" office:value="89">
                <text:p>8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139">
                <text:p>139</text:p>
              </table:table-cell>
              <table:table-cell office:value-type="float" office:value="87">
                <text:p>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145">
                <text:p>145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131">
                <text:p>131</text:p>
              </table:table-cell>
              <table:table-cell office:value-type="float" office:value="85">
                <text:p>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134">
                <text:p>134</text:p>
              </table:table-cell>
              <table:table-cell office:value-type="float" office:value="90">
                <text:p>9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150">
                <text:p>150</text:p>
              </table:table-cell>
              <table:table-cell office:value-type="float" office:value="92">
                <text:p>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138">
                <text:p>138</text:p>
              </table:table-cell>
              <table:table-cell office:value-type="float" office:value="84">
                <text:p>8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139">
                <text:p>139</text:p>
              </table:table-cell>
              <table:table-cell office:value-type="float" office:value="94">
                <text:p>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144">
                <text:p>144</text:p>
              </table:table-cell>
              <table:table-cell office:value-type="float" office:value="98">
                <text:p>9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151">
                <text:p>151</text:p>
              </table:table-cell>
              <table:table-cell office:value-type="float" office:value="92">
                <text:p>9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152">
                <text:p>152</text:p>
              </table:table-cell>
              <table:table-cell office:value-type="float" office:value="95">
                <text:p>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129">
                <text:p>129</text:p>
              </table:table-cell>
              <table:table-cell office:value-type="float" office:value="78">
                <text:p>7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155">
                <text:p>155</text:p>
              </table:table-cell>
              <table:table-cell office:value-type="float" office:value="93">
                <text:p>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138">
                <text:p>138</text:p>
              </table:table-cell>
              <table:table-cell office:value-type="float" office:value="96">
                <text:p>9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136">
                <text:p>136</text:p>
              </table:table-cell>
              <table:table-cell office:value-type="float" office:value="90">
                <text:p>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136">
                <text:p>136</text:p>
              </table:table-cell>
              <table:table-cell office:value-type="float" office:value="87">
                <text:p>8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139">
                <text:p>139</text:p>
              </table:table-cell>
              <table:table-cell office:value-type="float" office:value="89">
                <text:p>8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138">
                <text:p>138</text:p>
              </table:table-cell>
              <table:table-cell office:value-type="float" office:value="86">
                <text:p>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160">
                <text:p>160</text:p>
              </table:table-cell>
              <table:table-cell office:value-type="float" office:value="99">
                <text:p>9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144">
                <text:p>144</text:p>
              </table:table-cell>
              <table:table-cell office:value-type="float" office:value="85">
                <text:p>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133">
                <text:p>133</text:p>
              </table:table-cell>
              <table:table-cell office:value-type="float" office:value="91">
                <text:p>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141">
                <text:p>141</text:p>
              </table:table-cell>
              <table:table-cell office:value-type="float" office:value="90">
                <text:p>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158">
                <text:p>158</text:p>
              </table:table-cell>
              <table:table-cell office:value-type="float" office:value="98">
                <text:p>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149">
                <text:p>149</text:p>
              </table:table-cell>
              <table:table-cell office:value-type="float" office:value="90">
                <text:p>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161">
                <text:p>161</text:p>
              </table:table-cell>
              <table:table-cell office:value-type="float" office:value="101">
                <text:p>1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142">
                <text:p>142</text:p>
              </table:table-cell>
              <table:table-cell office:value-type="float" office:value="92">
                <text:p>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148">
                <text:p>148</text:p>
              </table:table-cell>
              <table:table-cell office:value-type="float" office:value="97">
                <text:p>9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149">
                <text:p>149</text:p>
              </table:table-cell>
              <table:table-cell office:value-type="float" office:value="96">
                <text:p>9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135">
                <text:p>135</text:p>
              </table:table-cell>
              <table:table-cell office:value-type="float" office:value="88">
                <text:p>8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148">
                <text:p>148</text:p>
              </table:table-cell>
              <table:table-cell office:value-type="float" office:value="95">
                <text:p>9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142">
                <text:p>142</text:p>
              </table:table-cell>
              <table:table-cell office:value-type="float" office:value="89">
                <text:p>8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133">
                <text:p>133</text:p>
              </table:table-cell>
              <table:table-cell office:value-type="float" office:value="90">
                <text:p>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124">
                <text:p>124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39">
                <text:p>139</text:p>
              </table:table-cell>
              <table:table-cell office:value-type="float" office:value="87">
                <text:p>8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147">
                <text:p>147</text:p>
              </table:table-cell>
              <table:table-cell office:value-type="float" office:value="91">
                <text:p>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144">
                <text:p>144</text:p>
              </table:table-cell>
              <table:table-cell office:value-type="float" office:value="93">
                <text:p>9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144">
                <text:p>144</text:p>
              </table:table-cell>
              <table:table-cell office:value-type="float" office:value="93">
                <text:p>93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stroke-dash draw:name="Dashed_20__28_var_29__20_2" draw:display-name="Dashed (var) 2" draw:style="rect" draw:dots1="1" draw:dots1-length="400%" draw:distance="300%"/>
  </office:styles>
</office:document-styles>
</file>